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_32_3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_32_3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3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_32_3" style:data-style-name="N0">
      <style:table-cell-properties style:vertical-align="automatic" fo:wrap-option="wrap" fo:background-color="transparent"/>
    </style:style>
    <style:style style:name="ce6" style:family="table-cell" style:parent-style-name="Normal_32_4_32_3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_32_3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Normal_32_3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_32_3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_32_3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Normal_32_3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Normal_32_3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_32_3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_32_3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_32_4" style:data-style-name="N0">
      <style:table-cell-properties style:vertical-align="automatic" fo:background-color="transparent"/>
    </style:style>
    <style:style style:name="ce30" style:family="table-cell" style:parent-style-name="Normal_32_4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_32_4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5" style:family="table-cell" style:parent-style-name="Normal_32_4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7" style:family="table-cell" style:parent-style-name="Porcentaje_32_4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" style:family="table-cell" style:parent-style-name="Normal_32_4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9" style:family="table-cell" style:parent-style-name="Normal_32_4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40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4" style:family="table-cell" style:parent-style-name="Normal_32_4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5" style:family="table-cell" style:parent-style-name="Normal_32_4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_32_4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_32_4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Normal_32_4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Porcentaje_32_4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4" style:family="table-cell" style:parent-style-name="Normal_32_4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5" style:family="table-cell" style:parent-style-name="Normal_32_4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Normal_32_4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Porcentaje_32_4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Porcentaje_32_4" style:data-style-name="N36"/>
    <style:style style:name="ce59" style:family="table-cell" style:parent-style-name="Normal_32_4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0" style:family="table-cell" style:parent-style-name="Normal_32_5" style:data-style-name="N0">
      <style:table-cell-properties style:vertical-align="automatic" fo:background-color="transparent"/>
    </style:style>
    <style:style style:name="ce61" style:family="table-cell" style:parent-style-name="Normal_32_5" style:data-style-name="N0">
      <style:table-cell-properties fo:border-top="thin solid #000000" fo:border-bottom="2pt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2" style:family="table-cell" style:parent-style-name="Normal_32_5" style:data-style-name="N0">
      <style:table-cell-properties fo:border-top="none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3" style:family="table-cell" style:parent-style-name="Normal_32_4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Porcentaje_32_4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5" style:family="table-cell" style:parent-style-name="Normal_32_5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6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7" style:family="table-cell" style:parent-style-name="Normal_32_5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8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9" style:family="table-cell" style:parent-style-name="Normal_32_5" style:data-style-name="N3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0" style:family="table-cell" style:parent-style-name="Normal_32_5" style:data-style-name="N14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72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Normal_32_5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Normal_32_5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5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6" style:family="table-cell" style:parent-style-name="Normal_32_5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7" style:family="table-cell" style:parent-style-name="Normal_32_5" style:data-style-name="N0">
      <style:table-cell-properties style:vertical-align="top" fo:background-color="transparent" style:repeat-content="false"/>
      <style:paragraph-properties fo:text-align="start" fo:margin-left="0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8" style:family="table-cell" style:parent-style-name="Normal_32_5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9" style:family="table-cell" style:parent-style-name="Normal_32_5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Normal_32_5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Normal_32_5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83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Normal_32_5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6" style:family="table-cell" style:parent-style-name="Normal_32_5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7" style:family="table-cell" style:parent-style-name="Porcentaje_32_4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4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41.25pt" style:use-optimal-row-height="true" fo:break-before="auto"/>
    </style:style>
    <style:style style:name="ro11" style:family="table-row">
      <style:table-row-properties style:row-height="15pt" style:use-optimal-row-height="false" fo:break-before="auto"/>
    </style:style>
    <style:style style:name="ro12" style:family="table-row">
      <style:table-row-properties style:row-height="48.75pt" style:use-optimal-row-height="true" fo:break-before="auto"/>
    </style:style>
    <style:style style:name="ro13" style:family="table-row">
      <style:table-row-properties style:row-height="24pt" style:use-optimal-row-height="true" fo:break-before="auto"/>
    </style:style>
    <style:style style:name="ro14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966000" table:style-name="ce7">
            <text:p>966.000</text:p>
          </table:table-cell>
          <table:table-cell office:value-type="float" office:value="2716140" table:style-name="ce7">
            <text:p>2.716.1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6974470" table:style-name="ce9">
            <text:p>16.974.470</text:p>
          </table:table-cell>
          <table:table-cell office:value-type="float" office:value="17345965.5" table:style-name="ce9">
            <text:p>17.345.966</text:p>
          </table:table-cell>
          <table:table-cell office:value-type="percentage" office:value="1" table:style-name="ce10">
            <text:p>100,0%</text:p>
          </table:table-cell>
          <table:table-cell office:value-type="float" office:value="7489790" table:style-name="ce8">
            <text:p>7.489.790</text:p>
          </table:table-cell>
          <table:table-cell office:value-type="float" office:value="7354043" table:style-name="ce8">
            <text:p>7.354.043</text:p>
          </table:table-cell>
          <table:table-cell office:value-type="float" office:value="4230763" table:style-name="ce8">
            <text:p>4.230.763</text:p>
          </table:table-cell>
          <table:table-cell office:value-type="date" office:date-value="2022-09-28T00:00:00" table:style-name="ce11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60819" table:style-name="ce7">
            <text:p>1.860.819</text:p>
          </table:table-cell>
          <table:table-cell office:value-type="float" office:value="148930" table:style-name="ce7">
            <text:p>148.930</text:p>
          </table:table-cell>
          <table:table-cell office:value-type="float" office:value="423230" table:style-name="ce7">
            <text:p>423.230</text:p>
          </table:table-cell>
          <table:table-cell office:value-type="float" office:value="252500" table:style-name="ce7">
            <text:p>252.500</text:p>
          </table:table-cell>
          <table:table-cell office:value-type="float" office:value="58035" table:style-name="ce13">
            <text:p>58.035</text:p>
          </table:table-cell>
          <table:table-cell office:value-type="float" office:value="2743514" table:style-name="ce14">
            <text:p>2.743.514</text:p>
          </table:table-cell>
          <table:table-cell office:value-type="float" office:value="2688866.5" table:style-name="ce14">
            <text:p>2.688.867</text:p>
          </table:table-cell>
          <table:table-cell office:value-type="percentage" office:value="0.98008120242871" table:style-name="ce15">
            <text:p>98,0%</text:p>
          </table:table-cell>
          <table:table-cell office:value-type="float" office:value="1152357" table:style-name="ce13">
            <text:p>1.152.357</text:p>
          </table:table-cell>
          <table:table-cell office:value-type="float" office:value="1132336" table:style-name="ce13">
            <text:p>1.132.336</text:p>
          </table:table-cell>
          <table:table-cell office:value-type="float" office:value="733164" table:style-name="ce13">
            <text:p>733.16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69227" table:style-name="ce7">
            <text:p>1.569.227</text:p>
          </table:table-cell>
          <table:table-cell office:value-type="float" office:value="114000" table:style-name="ce7">
            <text:p>114.000</text:p>
          </table:table-cell>
          <table:table-cell office:value-type="float" office:value="507370" table:style-name="ce7">
            <text:p>507.370</text:p>
          </table:table-cell>
          <table:table-cell office:value-type="float" office:value="219760" table:style-name="ce7">
            <text:p>219.760</text:p>
          </table:table-cell>
          <table:table-cell office:value-type="float" office:value="42940" table:style-name="ce13">
            <text:p>42.940</text:p>
          </table:table-cell>
          <table:table-cell office:value-type="float" office:value="2453297" table:style-name="ce14">
            <text:p>2.453.297</text:p>
          </table:table-cell>
          <table:table-cell office:value-type="float" office:value="2303602.5" table:style-name="ce14">
            <text:p>2.303.603</text:p>
          </table:table-cell>
          <table:table-cell office:value-type="percentage" office:value="0.93898231645006702" table:style-name="ce15">
            <text:p>93,9%</text:p>
          </table:table-cell>
          <table:table-cell office:value-type="float" office:value="929877" table:style-name="ce13">
            <text:p>929.877</text:p>
          </table:table-cell>
          <table:table-cell office:value-type="float" office:value="920754" table:style-name="ce13">
            <text:p>920.754</text:p>
          </table:table-cell>
          <table:table-cell office:value-type="float" office:value="730328" table:style-name="ce13">
            <text:p>730.328</text:p>
          </table:table-cell>
          <table:table-cell office:value-type="date" office:date-value="2022-09-27T00:00:00" table:style-name="ce16">
            <text:p>27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284972" table:style-name="ce7">
            <text:p>1.284.972</text:p>
          </table:table-cell>
          <table:table-cell office:value-type="float" office:value="125540" table:style-name="ce7">
            <text:p>125.540</text:p>
          </table:table-cell>
          <table:table-cell office:value-type="float" office:value="433690" table:style-name="ce7">
            <text:p>433.690</text:p>
          </table:table-cell>
          <table:table-cell office:value-type="float" office:value="225400" table:style-name="ce7">
            <text:p>225.400</text:p>
          </table:table-cell>
          <table:table-cell office:value-type="float" office:value="50040" table:style-name="ce13">
            <text:p>50.040</text:p>
          </table:table-cell>
          <table:table-cell office:value-type="float" office:value="2119642" table:style-name="ce14">
            <text:p>2.119.642</text:p>
          </table:table-cell>
          <table:table-cell office:value-type="float" office:value="2061099.5" table:style-name="ce14">
            <text:p>2.061.100</text:p>
          </table:table-cell>
          <table:table-cell office:value-type="percentage" office:value="0.97238094923576712" table:style-name="ce15">
            <text:p>97,2%</text:p>
          </table:table-cell>
          <table:table-cell office:value-type="float" office:value="929415" table:style-name="ce13">
            <text:p>929.415</text:p>
          </table:table-cell>
          <table:table-cell office:value-type="float" office:value="914426" table:style-name="ce13">
            <text:p>914.426</text:p>
          </table:table-cell>
          <table:table-cell office:value-type="float" office:value="495504" table:style-name="ce13">
            <text:p>495.50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34748" table:style-name="ce7">
            <text:p>2.834.748</text:p>
          </table:table-cell>
          <table:table-cell office:value-type="float" office:value="230540" table:style-name="ce7">
            <text:p>230.540</text:p>
          </table:table-cell>
          <table:table-cell office:value-type="float" office:value="796470" table:style-name="ce7">
            <text:p>796.47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50128" table:style-name="ce14">
            <text:p>4.450.128</text:p>
          </table:table-cell>
          <table:table-cell office:value-type="float" office:value="4199799" table:style-name="ce14">
            <text:p>4.199.799</text:p>
          </table:table-cell>
          <table:table-cell office:value-type="percentage" office:value="0.94374791017247139" table:style-name="ce15">
            <text:p>94,4%</text:p>
          </table:table-cell>
          <table:table-cell office:value-type="float" office:value="1824946" table:style-name="ce13">
            <text:p>1.824.946</text:p>
          </table:table-cell>
          <table:table-cell office:value-type="float" office:value="1769849" table:style-name="ce13">
            <text:p>1.769.849</text:p>
          </table:table-cell>
          <table:table-cell office:value-type="float" office:value="1026047" table:style-name="ce13">
            <text:p>1.026.04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19185" table:style-name="ce7">
            <text:p>919.18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7220" table:style-name="ce14">
            <text:p>1.297.220</text:p>
          </table:table-cell>
          <table:table-cell office:value-type="float" office:value="1270078" table:style-name="ce14">
            <text:p>1.270.078</text:p>
          </table:table-cell>
          <table:table-cell office:value-type="percentage" office:value="0.97907679499236833" table:style-name="ce15">
            <text:p>97,9%</text:p>
          </table:table-cell>
          <table:table-cell office:value-type="float" office:value="520251" table:style-name="ce13">
            <text:p>520.251</text:p>
          </table:table-cell>
          <table:table-cell office:value-type="float" office:value="517331" table:style-name="ce13">
            <text:p>517.331</text:p>
          </table:table-cell>
          <table:table-cell office:value-type="float" office:value="355898" table:style-name="ce13">
            <text:p>355.898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4695" table:style-name="ce7">
            <text:p>4.084.695</text:p>
          </table:table-cell>
          <table:table-cell office:value-type="float" office:value="280480" table:style-name="ce7">
            <text:p>280.480</text:p>
          </table:table-cell>
          <table:table-cell office:value-type="float" office:value="691850" table:style-name="ce7">
            <text:p>691.850</text:p>
          </table:table-cell>
          <table:table-cell office:value-type="float" office:value="472170" table:style-name="ce7">
            <text:p>472.170</text:p>
          </table:table-cell>
          <table:table-cell office:value-type="float" office:value="94635" table:style-name="ce13">
            <text:p>94.635</text:p>
          </table:table-cell>
          <table:table-cell office:value-type="float" office:value="5623830" table:style-name="ce14">
            <text:p>5.623.830</text:p>
          </table:table-cell>
          <table:table-cell office:value-type="float" office:value="5358041" table:style-name="ce14">
            <text:p>5.358.041</text:p>
          </table:table-cell>
          <table:table-cell office:value-type="percentage" office:value="0.95273879189093558" table:style-name="ce15">
            <text:p>95,3%</text:p>
          </table:table-cell>
          <table:table-cell office:value-type="float" office:value="2152901" table:style-name="ce13">
            <text:p>2.152.901</text:p>
          </table:table-cell>
          <table:table-cell office:value-type="float" office:value="2127808" table:style-name="ce13">
            <text:p>2.127.808</text:p>
          </table:table-cell>
          <table:table-cell office:value-type="float" office:value="1541575" table:style-name="ce13">
            <text:p>1.541.575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2769" table:style-name="ce7">
            <text:p>2.762.769</text:p>
          </table:table-cell>
          <table:table-cell office:value-type="float" office:value="258000" table:style-name="ce7">
            <text:p>258.000</text:p>
          </table:table-cell>
          <table:table-cell office:value-type="float" office:value="712830" table:style-name="ce7">
            <text:p>712.830</text:p>
          </table:table-cell>
          <table:table-cell office:value-type="float" office:value="381270" table:style-name="ce7">
            <text:p>381.270</text:p>
          </table:table-cell>
          <table:table-cell office:value-type="float" office:value="93045" table:style-name="ce13">
            <text:p>93.045</text:p>
          </table:table-cell>
          <table:table-cell office:value-type="float" office:value="4207914" table:style-name="ce14">
            <text:p>4.207.914</text:p>
          </table:table-cell>
          <table:table-cell office:value-type="float" office:value="4044428.5" table:style-name="ce14">
            <text:p>4.044.429</text:p>
          </table:table-cell>
          <table:table-cell office:value-type="percentage" office:value="0.96114808905315086" table:style-name="ce15">
            <text:p>96,1%</text:p>
          </table:table-cell>
          <table:table-cell office:value-type="float" office:value="1769298" table:style-name="ce13">
            <text:p>1.769.298</text:p>
          </table:table-cell>
          <table:table-cell office:value-type="float" office:value="1718991" table:style-name="ce13">
            <text:p>1.718.991</text:p>
          </table:table-cell>
          <table:table-cell office:value-type="float" office:value="1112154" table:style-name="ce13">
            <text:p>1.112.15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911334" table:style-name="ce7">
            <text:p>8.911.334</text:p>
          </table:table-cell>
          <table:table-cell office:value-type="float" office:value="507070" table:style-name="ce7">
            <text:p>507.070</text:p>
          </table:table-cell>
          <table:table-cell office:value-type="float" office:value="3139230" table:style-name="ce7">
            <text:p>3.139.230</text:p>
          </table:table-cell>
          <table:table-cell office:value-type="float" office:value="1484370" table:style-name="ce7">
            <text:p>1.484.370</text:p>
          </table:table-cell>
          <table:table-cell office:value-type="float" office:value="352320" table:style-name="ce13">
            <text:p>352.320</text:p>
          </table:table-cell>
          <table:table-cell office:value-type="float" office:value="14394324" table:style-name="ce14">
            <text:p>14.394.324</text:p>
          </table:table-cell>
          <table:table-cell office:value-type="float" office:value="14410872.5" table:style-name="ce14">
            <text:p>14.410.873</text:p>
          </table:table-cell>
          <table:table-cell office:value-type="percentage" office:value="1" table:style-name="ce15">
            <text:p>100,0%</text:p>
          </table:table-cell>
          <table:table-cell office:value-type="float" office:value="6502940" table:style-name="ce13">
            <text:p>6.502.940</text:p>
          </table:table-cell>
          <table:table-cell office:value-type="float" office:value="6369201" table:style-name="ce13">
            <text:p>6.369.201</text:p>
          </table:table-cell>
          <table:table-cell office:value-type="float" office:value="3916209" table:style-name="ce13">
            <text:p>3.916.209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08172" table:style-name="ce7">
            <text:p>6.708.172</text:p>
          </table:table-cell>
          <table:table-cell office:value-type="float" office:value="543670" table:style-name="ce7">
            <text:p>543.670</text:p>
          </table:table-cell>
          <table:table-cell office:value-type="float" office:value="2120240" table:style-name="ce7">
            <text:p>2.120.240</text:p>
          </table:table-cell>
          <table:table-cell office:value-type="float" office:value="857060" table:style-name="ce7">
            <text:p>857.060</text:p>
          </table:table-cell>
          <table:table-cell office:value-type="float" office:value="208530" table:style-name="ce13">
            <text:p>208.530</text:p>
          </table:table-cell>
          <table:table-cell office:value-type="float" office:value="10437672" table:style-name="ce14">
            <text:p>10.437.672</text:p>
          </table:table-cell>
          <table:table-cell office:value-type="float" office:value="10223978" table:style-name="ce14">
            <text:p>10.223.978</text:p>
          </table:table-cell>
          <table:table-cell office:value-type="percentage" office:value="0.97952666073430938" table:style-name="ce15">
            <text:p>98,0%</text:p>
          </table:table-cell>
          <table:table-cell office:value-type="float" office:value="4454726" table:style-name="ce13">
            <text:p>4.454.726</text:p>
          </table:table-cell>
          <table:table-cell office:value-type="float" office:value="4394597" table:style-name="ce13">
            <text:p>4.394.597</text:p>
          </table:table-cell>
          <table:table-cell office:value-type="float" office:value="3008334" table:style-name="ce13">
            <text:p>3.008.33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39481" table:style-name="ce7">
            <text:p>1.639.481</text:p>
          </table:table-cell>
          <table:table-cell office:value-type="float" office:value="155680" table:style-name="ce7">
            <text:p>155.680</text:p>
          </table:table-cell>
          <table:table-cell office:value-type="float" office:value="303980" table:style-name="ce7">
            <text:p>303.980</text:p>
          </table:table-cell>
          <table:table-cell office:value-type="float" office:value="182380" table:style-name="ce7">
            <text:p>182.380</text:p>
          </table:table-cell>
          <table:table-cell office:value-type="float" office:value="37450" table:style-name="ce13">
            <text:p>37.450</text:p>
          </table:table-cell>
          <table:table-cell office:value-type="float" office:value="2318971" table:style-name="ce14">
            <text:p>2.318.971</text:p>
          </table:table-cell>
          <table:table-cell office:value-type="float" office:value="2356949" table:style-name="ce14">
            <text:p>2.356.949</text:p>
          </table:table-cell>
          <table:table-cell office:value-type="percentage" office:value="1" table:style-name="ce15">
            <text:p>100,0%</text:p>
          </table:table-cell>
          <table:table-cell office:value-type="float" office:value="970673" table:style-name="ce13">
            <text:p>970.673</text:p>
          </table:table-cell>
          <table:table-cell office:value-type="float" office:value="953469" table:style-name="ce13">
            <text:p>953.469</text:p>
          </table:table-cell>
          <table:table-cell office:value-type="float" office:value="658800" table:style-name="ce13">
            <text:p>658.800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53800" table:style-name="ce7">
            <text:p>253.8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57174" table:style-name="ce14">
            <text:p>6.057.174</text:p>
          </table:table-cell>
          <table:table-cell office:value-type="float" office:value="6180832" table:style-name="ce14">
            <text:p>6.180.832</text:p>
          </table:table-cell>
          <table:table-cell office:value-type="percentage" office:value="1" table:style-name="ce15">
            <text:p>100,0%</text:p>
          </table:table-cell>
          <table:table-cell office:value-type="float" office:value="2483258" table:style-name="ce13">
            <text:p>2.483.258</text:p>
          </table:table-cell>
          <table:table-cell office:value-type="float" office:value="2459083" table:style-name="ce13">
            <text:p>2.459.083</text:p>
          </table:table-cell>
          <table:table-cell office:value-type="float" office:value="2003827" table:style-name="ce13">
            <text:p>2.003.82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63727" table:style-name="ce7">
            <text:p>463.727</text:p>
          </table:table-cell>
          <table:table-cell office:value-type="float" office:value="47140" table:style-name="ce7">
            <text:p>47.140</text:p>
          </table:table-cell>
          <table:table-cell office:value-type="float" office:value="108710" table:style-name="ce7">
            <text:p>108.71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688047" table:style-name="ce14">
            <text:p>688.047</text:p>
          </table:table-cell>
          <table:table-cell office:value-type="float" office:value="659498" table:style-name="ce14">
            <text:p>659.498</text:p>
          </table:table-cell>
          <table:table-cell office:value-type="percentage" office:value="0.95850719500266701" table:style-name="ce15">
            <text:p>95,9%</text:p>
          </table:table-cell>
          <table:table-cell office:value-type="float" office:value="284790" table:style-name="ce13">
            <text:p>284.790</text:p>
          </table:table-cell>
          <table:table-cell office:value-type="float" office:value="287017" table:style-name="ce13">
            <text:p>287.017</text:p>
          </table:table-cell>
          <table:table-cell office:value-type="float" office:value="188315" table:style-name="ce13">
            <text:p>188.315</text:p>
          </table:table-cell>
          <table:table-cell office:value-type="date" office:date-value="2022-09-21T00:00:00" table:style-name="ce16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9317025" table:style-name="ce7">
            <text:p>9.317.025</text:p>
          </table:table-cell>
          <table:table-cell office:value-type="float" office:value="756000" table:style-name="ce7">
            <text:p>756.000</text:p>
          </table:table-cell>
          <table:table-cell office:value-type="float" office:value="2168580" table:style-name="ce7">
            <text:p>2.168.580</text:p>
          </table:table-cell>
          <table:table-cell office:value-type="float" office:value="1182300" table:style-name="ce7">
            <text:p>1.182.300</text:p>
          </table:table-cell>
          <table:table-cell office:value-type="float" office:value="253150" table:style-name="ce13">
            <text:p>253.150</text:p>
          </table:table-cell>
          <table:table-cell office:value-type="float" office:value="13677055" table:style-name="ce14">
            <text:p>13.677.055</text:p>
          </table:table-cell>
          <table:table-cell office:value-type="float" office:value="13493663" table:style-name="ce14">
            <text:p>13.493.663</text:p>
          </table:table-cell>
          <table:table-cell office:value-type="percentage" office:value="0.98659126544420561" table:style-name="ce15">
            <text:p>98,7%</text:p>
          </table:table-cell>
          <table:table-cell office:value-type="float" office:value="5779341" table:style-name="ce13">
            <text:p>5.779.341</text:p>
          </table:table-cell>
          <table:table-cell office:value-type="float" office:value="5736895" table:style-name="ce13">
            <text:p>5.736.895</text:p>
          </table:table-cell>
          <table:table-cell office:value-type="float" office:value="3524967" table:style-name="ce13">
            <text:p>3.524.96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84465" table:style-name="ce7">
            <text:p>1.784.46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35275" table:style-name="ce14">
            <text:p>2.935.275</text:p>
          </table:table-cell>
          <table:table-cell office:value-type="float" office:value="2852721" table:style-name="ce14">
            <text:p>2.852.721</text:p>
          </table:table-cell>
          <table:table-cell office:value-type="percentage" office:value="0.97187520760405754" table:style-name="ce15">
            <text:p>97,2%</text:p>
          </table:table-cell>
          <table:table-cell office:value-type="float" office:value="1301883" table:style-name="ce13">
            <text:p>1.301.883</text:p>
          </table:table-cell>
          <table:table-cell office:value-type="float" office:value="1283075" table:style-name="ce13">
            <text:p>1.283.075</text:p>
          </table:table-cell>
          <table:table-cell office:value-type="float" office:value="716214" table:style-name="ce13">
            <text:p>716.21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95749" table:style-name="ce7">
            <text:p>895.749</text:p>
          </table:table-cell>
          <table:table-cell office:value-type="float" office:value="77800" table:style-name="ce7">
            <text:p>77.800</text:p>
          </table:table-cell>
          <table:table-cell office:value-type="float" office:value="273760" table:style-name="ce7">
            <text:p>273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406169" table:style-name="ce14">
            <text:p>1.406.169</text:p>
          </table:table-cell>
          <table:table-cell office:value-type="float" office:value="1337155" table:style-name="ce14">
            <text:p>1.337.155</text:p>
          </table:table-cell>
          <table:table-cell office:value-type="percentage" office:value="0.95092055080150395" table:style-name="ce15">
            <text:p>95,1%</text:p>
          </table:table-cell>
          <table:table-cell office:value-type="float" office:value="568981" table:style-name="ce13">
            <text:p>568.981</text:p>
          </table:table-cell>
          <table:table-cell office:value-type="float" office:value="563709" table:style-name="ce13">
            <text:p>563.709</text:p>
          </table:table-cell>
          <table:table-cell office:value-type="float" office:value="371490" table:style-name="ce13">
            <text:p>371.490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76528" table:style-name="ce7">
            <text:p>2.976.528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519933" table:style-name="ce14">
            <text:p>4.519.933</text:p>
          </table:table-cell>
          <table:table-cell office:value-type="float" office:value="4462662" table:style-name="ce14">
            <text:p>4.462.662</text:p>
          </table:table-cell>
          <table:table-cell office:value-type="percentage" office:value="0.98732923695992836" table:style-name="ce15">
            <text:p>98,7%</text:p>
          </table:table-cell>
          <table:table-cell office:value-type="float" office:value="1953544" table:style-name="ce13">
            <text:p>1.953.544</text:p>
          </table:table-cell>
          <table:table-cell office:value-type="float" office:value="1918126" table:style-name="ce13">
            <text:p>1.918.126</text:p>
          </table:table-cell>
          <table:table-cell office:value-type="float" office:value="1234422" table:style-name="ce13">
            <text:p>1.234.422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16496" table:style-name="ce7">
            <text:p>116.496</text:p>
          </table:table-cell>
          <table:table-cell office:value-type="float" office:value="12000" table:style-name="ce7">
            <text:p>12.000</text:p>
          </table:table-cell>
          <table:table-cell office:value-type="float" office:value="24620" table:style-name="ce7">
            <text:p>24.62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74591" table:style-name="ce14">
            <text:p>174.591</text:p>
          </table:table-cell>
          <table:table-cell office:value-type="float" office:value="160367.5" table:style-name="ce14">
            <text:p>160.368</text:p>
          </table:table-cell>
          <table:table-cell office:value-type="percentage" office:value="0.91853245585396726" table:style-name="ce15">
            <text:p>91,9%</text:p>
          </table:table-cell>
          <table:table-cell office:value-type="float" office:value="68574" table:style-name="ce13">
            <text:p>68.574</text:p>
          </table:table-cell>
          <table:table-cell office:value-type="float" office:value="65735" table:style-name="ce13">
            <text:p>65.735</text:p>
          </table:table-cell>
          <table:table-cell office:value-type="float" office:value="43939" table:style-name="ce13">
            <text:p>43.939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8450" table:style-name="ce7">
            <text:p>108.45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8440" table:style-name="ce14">
            <text:p>158.440</text:p>
          </table:table-cell>
          <table:table-cell office:value-type="float" office:value="151336.5" table:style-name="ce14">
            <text:p>151.337</text:p>
          </table:table-cell>
          <table:table-cell office:value-type="percentage" office:value="0.95516599343600106" table:style-name="ce15">
            <text:p>95,5%</text:p>
          </table:table-cell>
          <table:table-cell office:value-type="float" office:value="66602" table:style-name="ce13">
            <text:p>66.602</text:p>
          </table:table-cell>
          <table:table-cell office:value-type="float" office:value="63364" table:style-name="ce13">
            <text:p>63.364</text:p>
          </table:table-cell>
          <table:table-cell office:value-type="float" office:value="37033" table:style-name="ce13">
            <text:p>37.033</text:p>
          </table:table-cell>
          <table:table-cell office:value-type="date" office:date-value="2022-09-28T00:00:00" table:style-name="ce17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58986" table:style-name="ce7">
            <text:p>58.986</text:p>
          </table:table-cell>
          <table:table-cell office:value-type="float" office:value="0" table:style-name="ce7">
            <text:p>0</text:p>
          </table:table-cell>
          <table:table-cell office:value-type="float" office:value="58510" table:style-name="ce7">
            <text:p>58.5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23296" table:style-name="ce14">
            <text:p>223.296</text:p>
          </table:table-cell>
          <table:table-cell office:value-type="float" office:value="207742" table:style-name="ce14">
            <text:p>207.742</text:p>
          </table:table-cell>
          <table:table-cell office:value-type="percentage" office:value="0.93034357982229865" table:style-name="ce15">
            <text:p>93,0%</text:p>
          </table:table-cell>
          <table:table-cell office:value-type="float" office:value="95153" table:style-name="ce13">
            <text:p>95.153</text:p>
          </table:table-cell>
          <table:table-cell office:value-type="float" office:value="94785" table:style-name="ce13">
            <text:p>94.785</text:p>
          </table:table-cell>
          <table:table-cell office:value-type="float" office:value="51251" table:style-name="ce13">
            <text:p>51.251</text:p>
          </table:table-cell>
          <table:table-cell office:value-type="date" office:date-value="2022-08-01T00:00:00" table:style-name="ce17">
            <text:p>01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400" table:style-name="ce7">
            <text:p>8.40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3105" table:style-name="ce14">
            <text:p>13.105</text:p>
          </table:table-cell>
          <table:table-cell office:value-type="float" office:value="13468.5" table:style-name="ce14">
            <text:p>13.469</text:p>
          </table:table-cell>
          <table:table-cell office:value-type="percentage" office:value="1" table:style-name="ce15">
            <text:p>100,0%</text:p>
          </table:table-cell>
          <table:table-cell office:value-type="float" office:value="8128" table:style-name="ce13">
            <text:p>8.128</text:p>
          </table:table-cell>
          <table:table-cell office:value-type="float" office:value="8140" table:style-name="ce13">
            <text:p>8.140</text:p>
          </table:table-cell>
          <table:table-cell office:value-type="float" office:value="4121" table:style-name="ce13">
            <text:p>4.121</text:p>
          </table:table-cell>
          <table:table-cell office:value-type="date" office:date-value="2022-09-21T00:00:00" table:style-name="ce17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857457" table:style-name="ce19">
            <text:p>63.857.457</text:p>
          </table:table-cell>
          <table:table-cell office:value-type="float" office:value="4932650" table:style-name="ce19">
            <text:p>4.932.650</text:p>
          </table:table-cell>
          <table:table-cell office:value-type="float" office:value="17097890" table:style-name="ce20">
            <text:p>17.097.890</text:p>
          </table:table-cell>
          <table:table-cell office:value-type="float" office:value="8962110" table:style-name="ce21">
            <text:p>8.962.110</text:p>
          </table:table-cell>
          <table:table-cell office:value-type="float" office:value="2023960" table:style-name="ce22">
            <text:p>2.023.960</text:p>
          </table:table-cell>
          <table:table-cell office:value-type="float" office:value="96874067" table:style-name="ce23">
            <text:p>96.874.067</text:p>
          </table:table-cell>
          <table:table-cell office:value-type="float" office:value="95783125.5" table:style-name="ce23">
            <text:p>95.783.126</text:p>
          </table:table-cell>
          <table:table-cell office:value-type="percentage" office:value="0.98873855992853077" table:style-name="ce24">
            <text:p>98,9%</text:p>
          </table:table-cell>
          <table:table-cell office:value-type="float" office:value="41307428" table:style-name="ce23">
            <text:p>41.307.428</text:p>
          </table:table-cell>
          <table:table-cell office:value-type="float" office:value="40652734" table:style-name="ce23">
            <text:p>40.652.734</text:p>
          </table:table-cell>
          <table:table-cell office:value-type="float" office:value="25984355" table:style-name="ce23">
            <text:p>25.984.355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508005" table:style-name="ce31">
            <text:p>7.508.005</text:p>
          </table:table-cell>
          <table:table-cell office:value-type="float" office:value="7047284" table:style-name="ce31">
            <text:p>7.047.284</text:p>
          </table:table-cell>
          <table:table-cell office:value-type="percentage" office:value="0.93863602914489264" table:style-name="ce32">
            <text:p>93,9%</text:p>
          </table:table-cell>
          <table:table-cell office:value-type="float" office:value="7037936" table:style-name="ce31">
            <text:p>7.037.936</text:p>
          </table:table-cell>
          <table:table-cell office:value-type="percentage" office:value="0.93739095805077377" table:style-name="ce32">
            <text:p>93,7%</text:p>
          </table:table-cell>
          <table:table-cell office:value-type="date" office:date-value="2022-09-28T00:00:00" table:style-name="ce33">
            <text:p>28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Aragón</text:p>
          </table:table-cell>
          <table:table-cell office:value-type="float" office:value="1189408" table:style-name="ce31">
            <text:p>1.189.408</text:p>
          </table:table-cell>
          <table:table-cell office:value-type="float" office:value="1098516" table:style-name="ce31">
            <text:p>1.098.516</text:p>
          </table:table-cell>
          <table:table-cell office:value-type="percentage" office:value="0.92358215179316094" table:style-name="ce32">
            <text:p>92,4%</text:p>
          </table:table-cell>
          <table:table-cell office:value-type="float" office:value="1092521" table:style-name="ce31">
            <text:p>1.092.521</text:p>
          </table:table-cell>
          <table:table-cell office:value-type="percentage" office:value="0.91854182921251581" table:style-name="ce32">
            <text:p>91,9%</text:p>
          </table:table-cell>
          <table:table-cell office:value-type="date" office:date-value="2022-09-28T00:00:00" table:style-name="ce33">
            <text:p>28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Asturias<text:s/></text:p>
          </table:table-cell>
          <table:table-cell office:value-type="float" office:value="930447" table:style-name="ce31">
            <text:p>930.447</text:p>
          </table:table-cell>
          <table:table-cell office:value-type="float" office:value="886181" table:style-name="ce31">
            <text:p>886.181</text:p>
          </table:table-cell>
          <table:table-cell office:value-type="percentage" office:value="0.95242501722290474" table:style-name="ce32">
            <text:p>95,2%</text:p>
          </table:table-cell>
          <table:table-cell office:value-type="float" office:value="886980" table:style-name="ce31">
            <text:p>886.980</text:p>
          </table:table-cell>
          <table:table-cell office:value-type="percentage" office:value="0.95328374426485329" table:style-name="ce32">
            <text:p>95,3%</text:p>
          </table:table-cell>
          <table:table-cell office:value-type="date" office:date-value="2022-09-27T00:00:00" table:style-name="ce33">
            <text:p>27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Baleares</text:p>
          </table:table-cell>
          <table:table-cell office:value-type="float" office:value="1083187" table:style-name="ce31">
            <text:p>1.083.187</text:p>
          </table:table-cell>
          <table:table-cell office:value-type="float" office:value="897806" table:style-name="ce31">
            <text:p>897.806</text:p>
          </table:table-cell>
          <table:table-cell office:value-type="percentage" office:value="0.82885595931265788" table:style-name="ce32">
            <text:p>82,9%</text:p>
          </table:table-cell>
          <table:table-cell office:value-type="float" office:value="892273" table:style-name="ce31">
            <text:p>892.273</text:p>
          </table:table-cell>
          <table:table-cell office:value-type="percentage" office:value="0.82374788471427374" table:style-name="ce32">
            <text:p>82,4%</text:p>
          </table:table-cell>
          <table:table-cell office:value-type="date" office:date-value="2022-09-28T00:00:00" table:style-name="ce33">
            <text:p>28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anarias</text:p>
          </table:table-cell>
          <table:table-cell office:value-type="float" office:value="2033513" table:style-name="ce31">
            <text:p>2.033.513</text:p>
          </table:table-cell>
          <table:table-cell office:value-type="float" office:value="1748681" table:style-name="ce31">
            <text:p>1.748.681</text:p>
          </table:table-cell>
          <table:table-cell office:value-type="percentage" office:value="0.85993106510752571" table:style-name="ce32">
            <text:p>86,0%</text:p>
          </table:table-cell>
          <table:table-cell office:value-type="float" office:value="1716062" table:style-name="ce31">
            <text:p>1.716.062</text:p>
          </table:table-cell>
          <table:table-cell office:value-type="percentage" office:value="0.84389035132797285" table:style-name="ce32">
            <text:p>84,4%</text:p>
          </table:table-cell>
          <table:table-cell office:value-type="date" office:date-value="2022-09-28T00:00:00" table:style-name="ce33">
            <text:p>28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antabria</text:p>
          </table:table-cell>
          <table:table-cell office:value-type="float" office:value="527062" table:style-name="ce31">
            <text:p>527.062</text:p>
          </table:table-cell>
          <table:table-cell office:value-type="float" office:value="495119" table:style-name="ce31">
            <text:p>495.119</text:p>
          </table:table-cell>
          <table:table-cell office:value-type="percentage" office:value="0.93939422686515062" table:style-name="ce32">
            <text:p>93,9%</text:p>
          </table:table-cell>
          <table:table-cell office:value-type="float" office:value="497169" table:style-name="ce31">
            <text:p>497.169</text:p>
          </table:table-cell>
          <table:table-cell office:value-type="percentage" office:value="0.94328371235262642" table:style-name="ce32">
            <text:p>94,3%</text:p>
          </table:table-cell>
          <table:table-cell office:value-type="date" office:date-value="2022-09-28T00:00:00" table:style-name="ce33">
            <text:p>28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astilla y Leon<text:s/></text:p>
          </table:table-cell>
          <table:table-cell office:value-type="float" office:value="2172149" table:style-name="ce31">
            <text:p>2.172.149</text:p>
          </table:table-cell>
          <table:table-cell office:value-type="float" office:value="2049604" table:style-name="ce31">
            <text:p>2.049.604</text:p>
          </table:table-cell>
          <table:table-cell office:value-type="percentage" office:value="0.94358352028336911" table:style-name="ce32">
            <text:p>94,4%</text:p>
          </table:table-cell>
          <table:table-cell office:value-type="float" office:value="2041940" table:style-name="ce31">
            <text:p>2.041.940</text:p>
          </table:table-cell>
          <table:table-cell office:value-type="percentage" office:value="0.94005521720655438" table:style-name="ce32">
            <text:p>94,0%</text:p>
          </table:table-cell>
          <table:table-cell office:value-type="date" office:date-value="2022-09-28T00:00:00" table:style-name="ce33">
            <text:p>28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astilla - La Mancha</text:p>
          </table:table-cell>
          <table:table-cell office:value-type="float" office:value="1816082" table:style-name="ce31">
            <text:p>1.816.082</text:p>
          </table:table-cell>
          <table:table-cell office:value-type="float" office:value="1664732" table:style-name="ce31">
            <text:p>1.664.732</text:p>
          </table:table-cell>
          <table:table-cell office:value-type="percentage" office:value="0.91666125208002724" table:style-name="ce32">
            <text:p>91,7%</text:p>
          </table:table-cell>
          <table:table-cell office:value-type="float" office:value="1642788" table:style-name="ce31">
            <text:p>1.642.788</text:p>
          </table:table-cell>
          <table:table-cell office:value-type="percentage" office:value="0.90457809724450766" table:style-name="ce32">
            <text:p>90,5%</text:p>
          </table:table-cell>
          <table:table-cell office:value-type="date" office:date-value="2022-09-28T00:00:00" table:style-name="ce33">
            <text:p>28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ataluña</text:p>
          </table:table-cell>
          <table:table-cell office:value-type="float" office:value="6782414" table:style-name="ce31">
            <text:p>6.782.414</text:p>
          </table:table-cell>
          <table:table-cell office:value-type="float" office:value="6259661" table:style-name="ce31">
            <text:p>6.259.661</text:p>
          </table:table-cell>
          <table:table-cell office:value-type="percentage" office:value="0.92292522986653425" table:style-name="ce32">
            <text:p>92,3%</text:p>
          </table:table-cell>
          <table:table-cell office:value-type="float" office:value="6193038" table:style-name="ce31">
            <text:p>6.193.038</text:p>
          </table:table-cell>
          <table:table-cell office:value-type="percentage" office:value="0.91310232610395059" table:style-name="ce32">
            <text:p>91,3%</text:p>
          </table:table-cell>
          <table:table-cell office:value-type="date" office:date-value="2022-09-28T00:00:00" table:style-name="ce33">
            <text:p>28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. Valenciana</text:p>
          </table:table-cell>
          <table:table-cell office:value-type="float" office:value="4492026" table:style-name="ce31">
            <text:p>4.492.026</text:p>
          </table:table-cell>
          <table:table-cell office:value-type="float" office:value="4198409" table:style-name="ce31">
            <text:p>4.198.409</text:p>
          </table:table-cell>
          <table:table-cell office:value-type="percentage" office:value="0.93463595268593724" table:style-name="ce32">
            <text:p>93,5%</text:p>
          </table:table-cell>
          <table:table-cell office:value-type="float" office:value="4222388" table:style-name="ce31">
            <text:p>4.222.388</text:p>
          </table:table-cell>
          <table:table-cell office:value-type="percentage" office:value="0.93997407851156689" table:style-name="ce32">
            <text:p>94,0%</text:p>
          </table:table-cell>
          <table:table-cell office:value-type="date" office:date-value="2022-09-28T00:00:00" table:style-name="ce33">
            <text:p>28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Extremadura</text:p>
          </table:table-cell>
          <table:table-cell office:value-type="float" office:value="949890" table:style-name="ce31">
            <text:p>949.890</text:p>
          </table:table-cell>
          <table:table-cell office:value-type="float" office:value="910350" table:style-name="ce31">
            <text:p>910.350</text:p>
          </table:table-cell>
          <table:table-cell office:value-type="percentage" office:value="0.95837412753055617" table:style-name="ce32">
            <text:p>95,8%</text:p>
          </table:table-cell>
          <table:table-cell office:value-type="float" office:value="907866" table:style-name="ce31">
            <text:p>907.866</text:p>
          </table:table-cell>
          <table:table-cell office:value-type="percentage" office:value="0.95575908789438779" table:style-name="ce32">
            <text:p>95,6%</text:p>
          </table:table-cell>
          <table:table-cell office:value-type="date" office:date-value="2022-09-28T00:00:00" table:style-name="ce33">
            <text:p>28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Galicia</text:p>
          </table:table-cell>
          <table:table-cell office:value-type="float" office:value="2456127" table:style-name="ce31">
            <text:p>2.456.127</text:p>
          </table:table-cell>
          <table:table-cell office:value-type="float" office:value="2342761" table:style-name="ce31">
            <text:p>2.342.761</text:p>
          </table:table-cell>
          <table:table-cell office:value-type="percentage" office:value="0.95384359196409629" table:style-name="ce32">
            <text:p>95,4%</text:p>
          </table:table-cell>
          <table:table-cell office:value-type="float" office:value="2349561" table:style-name="ce31">
            <text:p>2.349.561</text:p>
          </table:table-cell>
          <table:table-cell office:value-type="percentage" office:value="0.95661217844191282" table:style-name="ce32">
            <text:p>95,7%</text:p>
          </table:table-cell>
          <table:table-cell office:value-type="date" office:date-value="2022-09-28T00:00:00" table:style-name="ce33">
            <text:p>28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La Rioja</text:p>
          </table:table-cell>
          <table:table-cell office:value-type="float" office:value="281479" table:style-name="ce31">
            <text:p>281.479</text:p>
          </table:table-cell>
          <table:table-cell office:value-type="float" office:value="269471" table:style-name="ce31">
            <text:p>269.471</text:p>
          </table:table-cell>
          <table:table-cell office:value-type="percentage" office:value="0.95733962391510552" table:style-name="ce32">
            <text:p>95,7%</text:p>
          </table:table-cell>
          <table:table-cell office:value-type="float" office:value="274251" table:style-name="ce31">
            <text:p>274.251</text:p>
          </table:table-cell>
          <table:table-cell office:value-type="percentage" office:value="0.97432135256981867" table:style-name="ce32">
            <text:p>97,4%</text:p>
          </table:table-cell>
          <table:table-cell office:value-type="date" office:date-value="2022-09-21T00:00:00" table:style-name="ce33">
            <text:p>21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Madrid</text:p>
          </table:table-cell>
          <table:table-cell office:value-type="float" office:value="5970908" table:style-name="ce31">
            <text:p>5.970.908</text:p>
          </table:table-cell>
          <table:table-cell office:value-type="float" office:value="5524061" table:style-name="ce31">
            <text:p>5.524.061</text:p>
          </table:table-cell>
          <table:table-cell office:value-type="percentage" office:value="0.92516263858026282" table:style-name="ce32">
            <text:p>92,5%</text:p>
          </table:table-cell>
          <table:table-cell office:value-type="float" office:value="5534504" table:style-name="ce31">
            <text:p>5.534.504</text:p>
          </table:table-cell>
          <table:table-cell office:value-type="percentage" office:value="0.92691161880236639" table:style-name="ce32">
            <text:p>92,7%</text:p>
          </table:table-cell>
          <table:table-cell office:value-type="date" office:date-value="2022-09-28T00:00:00" table:style-name="ce33">
            <text:p>28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Murcia<text:s/></text:p>
          </table:table-cell>
          <table:table-cell office:value-type="float" office:value="1317614" table:style-name="ce31">
            <text:p>1.317.614</text:p>
          </table:table-cell>
          <table:table-cell office:value-type="float" office:value="1232970" table:style-name="ce31">
            <text:p>1.232.970</text:p>
          </table:table-cell>
          <table:table-cell office:value-type="percentage" office:value="0.9357596382552098" table:style-name="ce32">
            <text:p>93,6%</text:p>
          </table:table-cell>
          <table:table-cell office:value-type="float" office:value="1238483" table:style-name="ce31">
            <text:p>1.238.483</text:p>
          </table:table-cell>
          <table:table-cell office:value-type="percentage" office:value="0.93994371644502872" table:style-name="ce32">
            <text:p>94,0%</text:p>
          </table:table-cell>
          <table:table-cell office:value-type="date" office:date-value="2022-09-28T00:00:00" table:style-name="ce33">
            <text:p>28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Navarra</text:p>
          </table:table-cell>
          <table:table-cell office:value-type="float" office:value="580174" table:style-name="ce31">
            <text:p>580.174</text:p>
          </table:table-cell>
          <table:table-cell office:value-type="float" office:value="540326" table:style-name="ce31">
            <text:p>540.326</text:p>
          </table:table-cell>
          <table:table-cell office:value-type="percentage" office:value="0.93131715657716474" table:style-name="ce32">
            <text:p>93,1%</text:p>
          </table:table-cell>
          <table:table-cell office:value-type="float" office:value="541300" table:style-name="ce31">
            <text:p>541.300</text:p>
          </table:table-cell>
          <table:table-cell office:value-type="percentage" office:value="0.93299596327998158" table:style-name="ce32">
            <text:p>93,3%</text:p>
          </table:table-cell>
          <table:table-cell office:value-type="date" office:date-value="2022-09-28T00:00:00" table:style-name="ce33">
            <text:p>28/09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4">
            <text:p>País Vasco</text:p>
          </table:table-cell>
          <table:table-cell office:value-type="float" office:value="1955253" table:style-name="ce31">
            <text:p>1.955.253</text:p>
          </table:table-cell>
          <table:table-cell office:value-type="float" office:value="1869271" table:style-name="ce31">
            <text:p>1.869.271</text:p>
          </table:table-cell>
          <table:table-cell office:value-type="percentage" office:value="0.95602512820591501" table:style-name="ce32">
            <text:p>95,6%</text:p>
          </table:table-cell>
          <table:table-cell office:value-type="float" office:value="1858277" table:style-name="ce31">
            <text:p>1.858.277</text:p>
          </table:table-cell>
          <table:table-cell office:value-type="percentage" office:value="0.9504023264508481" table:style-name="ce32">
            <text:p>95,0%</text:p>
          </table:table-cell>
          <table:table-cell office:value-type="date" office:date-value="2022-09-28T00:00:00" table:style-name="ce33">
            <text:p>28/09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4">
            <text:p>Ceuta</text:p>
          </table:table-cell>
          <table:table-cell office:value-type="float" office:value="71029" table:style-name="ce31">
            <text:p>71.029</text:p>
          </table:table-cell>
          <table:table-cell office:value-type="float" office:value="65556" table:style-name="ce31">
            <text:p>65.556</text:p>
          </table:table-cell>
          <table:table-cell office:value-type="percentage" office:value="0.92294696532402254" table:style-name="ce32">
            <text:p>92,3%</text:p>
          </table:table-cell>
          <table:table-cell office:value-type="float" office:value="63829" table:style-name="ce31">
            <text:p>63.829</text:p>
          </table:table-cell>
          <table:table-cell office:value-type="percentage" office:value="0.89863295273761423" table:style-name="ce32">
            <text:p>89,9%</text:p>
          </table:table-cell>
          <table:table-cell office:value-type="date" office:date-value="2022-09-28T00:00:00" table:style-name="ce33">
            <text:p>28/09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4">
            <text:p>Melilla</text:p>
          </table:table-cell>
          <table:table-cell office:value-type="float" office:value="68266" table:style-name="ce31">
            <text:p>68.266</text:p>
          </table:table-cell>
          <table:table-cell office:value-type="float" office:value="63114" table:style-name="ce31">
            <text:p>63.114</text:p>
          </table:table-cell>
          <table:table-cell office:value-type="percentage" office:value="0.92453051299329092" table:style-name="ce32">
            <text:p>92,5%</text:p>
          </table:table-cell>
          <table:table-cell office:value-type="float" office:value="61517" table:style-name="ce31">
            <text:p>61.517</text:p>
          </table:table-cell>
          <table:table-cell office:value-type="percentage" office:value="0.90113672985087745" table:style-name="ce32">
            <text:p>90,1%</text:p>
          </table:table-cell>
          <table:table-cell office:value-type="date" office:date-value="2022-09-28T00:00:00" table:style-name="ce33">
            <text:p>28/09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4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153" table:style-name="ce31">
            <text:p>95.153</text:p>
          </table:table-cell>
          <table:table-cell office:value-type="string" table:style-name="ce32">
            <text:p>-</text:p>
          </table:table-cell>
          <table:table-cell office:value-type="float" office:value="94785" table:style-name="ce31">
            <text:p>94.785</text:p>
          </table:table-cell>
          <table:table-cell office:value-type="string" table:style-name="ce32">
            <text:p>-</text:p>
          </table:table-cell>
          <table:table-cell office:value-type="date" office:date-value="2022-08-01T00:00:00" table:style-name="ce33">
            <text:p>01/08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4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8128" table:style-name="ce31">
            <text:p>8.128</text:p>
          </table:table-cell>
          <table:table-cell office:value-type="string" table:style-name="ce32">
            <text:p>-</text:p>
          </table:table-cell>
          <table:table-cell office:value-type="float" office:value="8140" table:style-name="ce31">
            <text:p>8.140</text:p>
          </table:table-cell>
          <table:table-cell office:value-type="string" table:style-name="ce32">
            <text:p>-</text:p>
          </table:table-cell>
          <table:table-cell office:value-type="date" office:date-value="2022-09-21T00:00:00" table:style-name="ce33">
            <text:p>21/09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5">
            <text:p>Totales</text:p>
          </table:table-cell>
          <table:table-cell office:value-type="float" office:value="42185033" table:style-name="ce36">
            <text:p>42.185.033</text:p>
          </table:table-cell>
          <table:table-cell office:value-type="float" office:value="39267154" table:style-name="ce36">
            <text:p>39.267.154</text:p>
          </table:table-cell>
          <table:table-cell office:value-type="percentage" office:value="0.93083141596689045" table:style-name="ce37">
            <text:p>93,1%</text:p>
          </table:table-cell>
          <table:table-cell office:value-type="float" office:value="39155608" table:style-name="ce36">
            <text:p>39.155.608</text:p>
          </table:table-cell>
          <table:table-cell office:value-type="percentage" office:value="0.92818720800811039" table:style-name="ce37">
            <text:p>92,8%</text:p>
          </table:table-cell>
          <table:table-cell table:style-name="ce38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54"/>
        <table:table-column table:style-name="co4" table:default-cell-style-name="ce58"/>
        <table:table-column table:style-name="co4" table:default-cell-style-name="ce29"/>
        <table:table-column table:style-name="co4" table:default-cell-style-name="ce58"/>
        <table:table-column table:style-name="co4" table:number-columns-repeated="2" table:default-cell-style-name="ce29"/>
        <table:table-column table:style-name="co4" table:default-cell-style-name="ce58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9"/>
          <table:table-cell office:value-type="string" table:style-name="ce40">
            <text:p>Personas con al menos 1 dosis ≥80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70-7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60-6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50-5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40-4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30-3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20-2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12-19 años</text:p>
          </table:table-cell>
          <table:table-cell office:value-type="string" table:style-name="ce41">
            <text:p>%</text:p>
          </table:table-cell>
          <table:table-cell office:value-type="string" table:style-name="ce42">
            <text:p>Total Personas con al menos 1 dosis</text:p>
          </table:table-cell>
          <table:table-cell office:value-type="string" table:style-name="ce42">
            <text:p>Total Población INE Población a Vacunar (1)</text:p>
          </table:table-cell>
          <table:table-cell office:value-type="string" table:style-name="ce43">
            <text:p>% Con al menos 1 dosis sobre Población a Vacunar INE</text:p>
          </table:table-cell>
          <table:table-cell office:value-type="string" table:style-name="ce43">
            <text:p>% Con al menos 1 dosis sobre Total Población INE</text:p>
          </table:table-cell>
          <table:table-cell table:number-columns-repeated="16363" table:style-name="ce44"/>
        </table:table-row>
        <table:table-row table:style-name="ro5">
          <table:table-cell office:value-type="string" table:style-name="ce45">
            <text:p>Andalucía</text:p>
          </table:table-cell>
          <table:table-cell office:value-type="float" office:value="435665" table:style-name="ce46">
            <text:p>435.665</text:p>
          </table:table-cell>
          <table:table-cell office:value-type="percentage" office:value="1" table:style-name="ce47">
            <text:p>100,0%</text:p>
          </table:table-cell>
          <table:table-cell office:value-type="float" office:value="656759" table:style-name="ce46">
            <text:p>656.759</text:p>
          </table:table-cell>
          <table:table-cell office:value-type="percentage" office:value="1" table:style-name="ce47">
            <text:p>100,0%</text:p>
          </table:table-cell>
          <table:table-cell office:value-type="float" office:value="937945" table:style-name="ce46">
            <text:p>937.945</text:p>
          </table:table-cell>
          <table:table-cell office:value-type="percentage" office:value="0.97883178238187318" table:style-name="ce47">
            <text:p>97,9%</text:p>
          </table:table-cell>
          <table:table-cell office:value-type="float" office:value="1230226" table:style-name="ce46">
            <text:p>1.230.226</text:p>
          </table:table-cell>
          <table:table-cell office:value-type="percentage" office:value="0.95544780912572391" table:style-name="ce47">
            <text:p>95,5%</text:p>
          </table:table-cell>
          <table:table-cell office:value-type="float" office:value="1278416" table:style-name="ce46">
            <text:p>1.278.416</text:p>
          </table:table-cell>
          <table:table-cell office:value-type="percentage" office:value="0.92348678355543745" table:style-name="ce47">
            <text:p>92,3%</text:p>
          </table:table-cell>
          <table:table-cell office:value-type="float" office:value="969985" table:style-name="ce46">
            <text:p>969.985</text:p>
          </table:table-cell>
          <table:table-cell office:value-type="percentage" office:value="0.88038552405985626" table:style-name="ce47">
            <text:p>88,0%</text:p>
          </table:table-cell>
          <table:table-cell office:value-type="float" office:value="814213" table:style-name="ce46">
            <text:p>814.213</text:p>
          </table:table-cell>
          <table:table-cell office:value-type="percentage" office:value="0.87917336132130885" table:style-name="ce47">
            <text:p>87,9%</text:p>
          </table:table-cell>
          <table:table-cell office:value-type="float" office:value="724075" table:style-name="ce46">
            <text:p>724.075</text:p>
          </table:table-cell>
          <table:table-cell office:value-type="percentage" office:value="0.9368942842429151" table:style-name="ce47">
            <text:p>93,7%</text:p>
          </table:table-cell>
          <table:table-cell office:value-type="float" office:value="7047284" table:style-name="ce46">
            <text:p>7.047.284</text:p>
          </table:table-cell>
          <table:table-cell office:value-type="float" office:value="7508005" table:style-name="ce46">
            <text:p>7.508.005</text:p>
          </table:table-cell>
          <table:table-cell office:value-type="percentage" office:value="0.93863602914489264" table:style-name="ce47">
            <text:p>93,9%</text:p>
          </table:table-cell>
          <table:table-cell office:value-type="percentage" office:value="0.82887604491863709" table:style-name="ce47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Aragón</text:p>
          </table:table-cell>
          <table:table-cell office:value-type="float" office:value="101754" table:style-name="ce49">
            <text:p>101.754</text:p>
          </table:table-cell>
          <table:table-cell office:value-type="percentage" office:value="1" table:style-name="ce50">
            <text:p>100,0%</text:p>
          </table:table-cell>
          <table:table-cell office:value-type="float" office:value="119922" table:style-name="ce49">
            <text:p>119.922</text:p>
          </table:table-cell>
          <table:table-cell office:value-type="percentage" office:value="1" table:style-name="ce50">
            <text:p>100,0%</text:p>
          </table:table-cell>
          <table:table-cell office:value-type="float" office:value="156134" table:style-name="ce49">
            <text:p>156.134</text:p>
          </table:table-cell>
          <table:table-cell office:value-type="percentage" office:value="0.9679127146488129" table:style-name="ce50">
            <text:p>96,8%</text:p>
          </table:table-cell>
          <table:table-cell office:value-type="float" office:value="188708" table:style-name="ce49">
            <text:p>188.708</text:p>
          </table:table-cell>
          <table:table-cell office:value-type="percentage" office:value="0.9389859182962631" table:style-name="ce50">
            <text:p>93,9%</text:p>
          </table:table-cell>
          <table:table-cell office:value-type="float" office:value="192622" table:style-name="ce49">
            <text:p>192.622</text:p>
          </table:table-cell>
          <table:table-cell office:value-type="percentage" office:value="0.90163220790406151" table:style-name="ce50">
            <text:p>90,2%</text:p>
          </table:table-cell>
          <table:table-cell office:value-type="float" office:value="132353" table:style-name="ce49">
            <text:p>132.353</text:p>
          </table:table-cell>
          <table:table-cell office:value-type="percentage" office:value="0.83620591617280982" table:style-name="ce50">
            <text:p>83,6%</text:p>
          </table:table-cell>
          <table:table-cell office:value-type="float" office:value="111169" table:style-name="ce49">
            <text:p>111.169</text:p>
          </table:table-cell>
          <table:table-cell office:value-type="percentage" office:value="0.84992889799538218" table:style-name="ce50">
            <text:p>85,0%</text:p>
          </table:table-cell>
          <table:table-cell office:value-type="float" office:value="95854" table:style-name="ce49">
            <text:p>95.854</text:p>
          </table:table-cell>
          <table:table-cell office:value-type="percentage" office:value="0.89552210917720043" table:style-name="ce50">
            <text:p>89,6%</text:p>
          </table:table-cell>
          <table:table-cell office:value-type="float" office:value="1098516" table:style-name="ce49">
            <text:p>1.098.516</text:p>
          </table:table-cell>
          <table:table-cell office:value-type="float" office:value="1189408" table:style-name="ce49">
            <text:p>1.189.408</text:p>
          </table:table-cell>
          <table:table-cell office:value-type="percentage" office:value="0.92358215179316094" table:style-name="ce50">
            <text:p>92,4%</text:p>
          </table:table-cell>
          <table:table-cell office:value-type="percentage" office:value="0.82524886694267219" table:style-name="ce50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Asturias<text:s/></text:p>
          </table:table-cell>
          <table:table-cell office:value-type="float" office:value="89319" table:style-name="ce49">
            <text:p>89.319</text:p>
          </table:table-cell>
          <table:table-cell office:value-type="percentage" office:value="1" table:style-name="ce50">
            <text:p>100,0%</text:p>
          </table:table-cell>
          <table:table-cell office:value-type="float" office:value="114861" table:style-name="ce49">
            <text:p>114.861</text:p>
          </table:table-cell>
          <table:table-cell office:value-type="percentage" office:value="1" table:style-name="ce50">
            <text:p>100,0%</text:p>
          </table:table-cell>
          <table:table-cell office:value-type="float" office:value="149267" table:style-name="ce49">
            <text:p>149.267</text:p>
          </table:table-cell>
          <table:table-cell office:value-type="percentage" office:value="0.98208434765445096" table:style-name="ce50">
            <text:p>98,2%</text:p>
          </table:table-cell>
          <table:table-cell office:value-type="float" office:value="154551" table:style-name="ce49">
            <text:p>154.551</text:p>
          </table:table-cell>
          <table:table-cell office:value-type="percentage" office:value="0.95352998155266133" table:style-name="ce50">
            <text:p>95,4%</text:p>
          </table:table-cell>
          <table:table-cell office:value-type="float" office:value="152699" table:style-name="ce49">
            <text:p>152.699</text:p>
          </table:table-cell>
          <table:table-cell office:value-type="percentage" office:value="0.92031702025072326" table:style-name="ce50">
            <text:p>92,0%</text:p>
          </table:table-cell>
          <table:table-cell office:value-type="float" office:value="93266" table:style-name="ce49">
            <text:p>93.266</text:p>
          </table:table-cell>
          <table:table-cell office:value-type="percentage" office:value="0.85887412400659358" table:style-name="ce50">
            <text:p>85,9%</text:p>
          </table:table-cell>
          <table:table-cell office:value-type="float" office:value="69035" table:style-name="ce49">
            <text:p>69.035</text:p>
          </table:table-cell>
          <table:table-cell office:value-type="percentage" office:value="0.87119204462280109" table:style-name="ce50">
            <text:p>87,1%</text:p>
          </table:table-cell>
          <table:table-cell office:value-type="float" office:value="63183" table:style-name="ce49">
            <text:p>63.183</text:p>
          </table:table-cell>
          <table:table-cell office:value-type="percentage" office:value="0.96823280617874219" table:style-name="ce50">
            <text:p>96,8%</text:p>
          </table:table-cell>
          <table:table-cell office:value-type="float" office:value="886181" table:style-name="ce49">
            <text:p>886.181</text:p>
          </table:table-cell>
          <table:table-cell office:value-type="float" office:value="930447" table:style-name="ce49">
            <text:p>930.447</text:p>
          </table:table-cell>
          <table:table-cell office:value-type="percentage" office:value="0.95242501722290474" table:style-name="ce50">
            <text:p>95,2%</text:p>
          </table:table-cell>
          <table:table-cell office:value-type="percentage" office:value="0.8749043577331771" table:style-name="ce50">
            <text:p>87,5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Baleares</text:p>
          </table:table-cell>
          <table:table-cell office:value-type="float" office:value="51874" table:style-name="ce49">
            <text:p>51.874</text:p>
          </table:table-cell>
          <table:table-cell office:value-type="percentage" office:value="0.96720302798650082" table:style-name="ce50">
            <text:p>96,7%</text:p>
          </table:table-cell>
          <table:table-cell office:value-type="float" office:value="79972" table:style-name="ce49">
            <text:p>79.972</text:p>
          </table:table-cell>
          <table:table-cell office:value-type="percentage" office:value="0.91675264231836207" table:style-name="ce50">
            <text:p>91,7%</text:p>
          </table:table-cell>
          <table:table-cell office:value-type="float" office:value="112257" table:style-name="ce49">
            <text:p>112.257</text:p>
          </table:table-cell>
          <table:table-cell office:value-type="percentage" office:value="0.88118656441091736" table:style-name="ce50">
            <text:p>88,1%</text:p>
          </table:table-cell>
          <table:table-cell office:value-type="float" office:value="153819" table:style-name="ce49">
            <text:p>153.819</text:p>
          </table:table-cell>
          <table:table-cell office:value-type="percentage" office:value="0.86654685985983726" table:style-name="ce50">
            <text:p>86,7%</text:p>
          </table:table-cell>
          <table:table-cell office:value-type="float" office:value="174090" table:style-name="ce49">
            <text:p>174.090</text:p>
          </table:table-cell>
          <table:table-cell office:value-type="percentage" office:value="0.80365427493848762" table:style-name="ce50">
            <text:p>80,4%</text:p>
          </table:table-cell>
          <table:table-cell office:value-type="float" office:value="135735" table:style-name="ce49">
            <text:p>135.735</text:p>
          </table:table-cell>
          <table:table-cell office:value-type="percentage" office:value="0.73750183377072165" table:style-name="ce50">
            <text:p>73,8%</text:p>
          </table:table-cell>
          <table:table-cell office:value-type="float" office:value="105152" table:style-name="ce49">
            <text:p>105.152</text:p>
          </table:table-cell>
          <table:table-cell office:value-type="percentage" office:value="0.76634138164751153" table:style-name="ce50">
            <text:p>76,6%</text:p>
          </table:table-cell>
          <table:table-cell office:value-type="float" office:value="84907" table:style-name="ce49">
            <text:p>84.907</text:p>
          </table:table-cell>
          <table:table-cell office:value-type="percentage" office:value="0.85302805015270855" table:style-name="ce50">
            <text:p>85,3%</text:p>
          </table:table-cell>
          <table:table-cell office:value-type="float" office:value="897806" table:style-name="ce49">
            <text:p>897.806</text:p>
          </table:table-cell>
          <table:table-cell office:value-type="float" office:value="1083187" table:style-name="ce49">
            <text:p>1.083.187</text:p>
          </table:table-cell>
          <table:table-cell office:value-type="percentage" office:value="0.82885595931265788" table:style-name="ce50">
            <text:p>82,9%</text:p>
          </table:table-cell>
          <table:table-cell office:value-type="percentage" office:value="0.73604230288372852" table:style-name="ce50">
            <text:p>73,6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narias</text:p>
          </table:table-cell>
          <table:table-cell office:value-type="float" office:value="94921" table:style-name="ce49">
            <text:p>94.921</text:p>
          </table:table-cell>
          <table:table-cell office:value-type="percentage" office:value="0.94578625376138381" table:style-name="ce50">
            <text:p>94,6%</text:p>
          </table:table-cell>
          <table:table-cell office:value-type="float" office:value="156310" table:style-name="ce49">
            <text:p>156.310</text:p>
          </table:table-cell>
          <table:table-cell office:value-type="percentage" office:value="0.93349497748527888" table:style-name="ce50">
            <text:p>93,3%</text:p>
          </table:table-cell>
          <table:table-cell office:value-type="float" office:value="229667" table:style-name="ce49">
            <text:p>229.667</text:p>
          </table:table-cell>
          <table:table-cell office:value-type="percentage" office:value="0.91298920713164122" table:style-name="ce50">
            <text:p>91,3%</text:p>
          </table:table-cell>
          <table:table-cell office:value-type="float" office:value="326292" table:style-name="ce49">
            <text:p>326.292</text:p>
          </table:table-cell>
          <table:table-cell office:value-type="percentage" office:value="0.88606831827550525" table:style-name="ce50">
            <text:p>88,6%</text:p>
          </table:table-cell>
          <table:table-cell office:value-type="float" office:value="325544" table:style-name="ce49">
            <text:p>325.544</text:p>
          </table:table-cell>
          <table:table-cell office:value-type="percentage" office:value="0.82603367122974847" table:style-name="ce50">
            <text:p>82,6%</text:p>
          </table:table-cell>
          <table:table-cell office:value-type="float" office:value="240267" table:style-name="ce49">
            <text:p>240.267</text:p>
          </table:table-cell>
          <table:table-cell office:value-type="percentage" office:value="0.76796478958774161" table:style-name="ce50">
            <text:p>76,8%</text:p>
          </table:table-cell>
          <table:table-cell office:value-type="float" office:value="202339" table:style-name="ce49">
            <text:p>202.339</text:p>
          </table:table-cell>
          <table:table-cell office:value-type="percentage" office:value="0.79451134993776285" table:style-name="ce50">
            <text:p>79,5%</text:p>
          </table:table-cell>
          <table:table-cell office:value-type="float" office:value="173341" table:style-name="ce49">
            <text:p>173.341</text:p>
          </table:table-cell>
          <table:table-cell office:value-type="percentage" office:value="0.94071581689414696" table:style-name="ce50">
            <text:p>94,1%</text:p>
          </table:table-cell>
          <table:table-cell office:value-type="float" office:value="1748681" table:style-name="ce49">
            <text:p>1.748.681</text:p>
          </table:table-cell>
          <table:table-cell office:value-type="float" office:value="2033513" table:style-name="ce49">
            <text:p>2.033.513</text:p>
          </table:table-cell>
          <table:table-cell office:value-type="percentage" office:value="0.85993106510752571" table:style-name="ce50">
            <text:p>86,0%</text:p>
          </table:table-cell>
          <table:table-cell office:value-type="percentage" office:value="0.7791414869836466" table:style-name="ce50">
            <text:p>77,9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ntabria</text:p>
          </table:table-cell>
          <table:table-cell office:value-type="float" office:value="42607" table:style-name="ce49">
            <text:p>42.607</text:p>
          </table:table-cell>
          <table:table-cell office:value-type="percentage" office:value="1" table:style-name="ce50">
            <text:p>100,0%</text:p>
          </table:table-cell>
          <table:table-cell office:value-type="float" office:value="56238" table:style-name="ce49">
            <text:p>56.238</text:p>
          </table:table-cell>
          <table:table-cell office:value-type="percentage" office:value="1" table:style-name="ce50">
            <text:p>100,0%</text:p>
          </table:table-cell>
          <table:table-cell office:value-type="float" office:value="77324" table:style-name="ce49">
            <text:p>77.324</text:p>
          </table:table-cell>
          <table:table-cell office:value-type="percentage" office:value="0.97561098704215399" table:style-name="ce50">
            <text:p>97,6%</text:p>
          </table:table-cell>
          <table:table-cell office:value-type="float" office:value="85268" table:style-name="ce49">
            <text:p>85.268</text:p>
          </table:table-cell>
          <table:table-cell office:value-type="percentage" office:value="0.93731999560294599" table:style-name="ce50">
            <text:p>93,7%</text:p>
          </table:table-cell>
          <table:table-cell office:value-type="float" office:value="89585" table:style-name="ce49">
            <text:p>89.585</text:p>
          </table:table-cell>
          <table:table-cell office:value-type="percentage" office:value="0.91989608362598319" table:style-name="ce50">
            <text:p>92,0%</text:p>
          </table:table-cell>
          <table:table-cell office:value-type="float" office:value="57046" table:style-name="ce49">
            <text:p>57.046</text:p>
          </table:table-cell>
          <table:table-cell office:value-type="percentage" office:value="0.84942970308823962" table:style-name="ce50">
            <text:p>84,9%</text:p>
          </table:table-cell>
          <table:table-cell office:value-type="float" office:value="43642" table:style-name="ce49">
            <text:p>43.642</text:p>
          </table:table-cell>
          <table:table-cell office:value-type="percentage" office:value="0.85786173412222588" table:style-name="ce50">
            <text:p>85,8%</text:p>
          </table:table-cell>
          <table:table-cell office:value-type="float" office:value="43409" table:style-name="ce49">
            <text:p>43.409</text:p>
          </table:table-cell>
          <table:table-cell office:value-type="percentage" office:value="0.95861581608992341" table:style-name="ce50">
            <text:p>95,9%</text:p>
          </table:table-cell>
          <table:table-cell office:value-type="float" office:value="495119" table:style-name="ce49">
            <text:p>495.119</text:p>
          </table:table-cell>
          <table:table-cell office:value-type="float" office:value="527062" table:style-name="ce49">
            <text:p>527.062</text:p>
          </table:table-cell>
          <table:table-cell office:value-type="percentage" office:value="0.93939422686515062" table:style-name="ce50">
            <text:p>93,9%</text:p>
          </table:table-cell>
          <table:table-cell office:value-type="percentage" office:value="0.84830764749723719" table:style-name="ce50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stilla y Leon</text:p>
          </table:table-cell>
          <table:table-cell office:value-type="float" office:value="230104" table:style-name="ce49">
            <text:p>230.104</text:p>
          </table:table-cell>
          <table:table-cell office:value-type="percentage" office:value="1" table:style-name="ce50">
            <text:p>100,0%</text:p>
          </table:table-cell>
          <table:table-cell office:value-type="float" office:value="252393" table:style-name="ce49">
            <text:p>252.393</text:p>
          </table:table-cell>
          <table:table-cell office:value-type="percentage" office:value="1" table:style-name="ce50">
            <text:p>100,0%</text:p>
          </table:table-cell>
          <table:table-cell office:value-type="float" office:value="324753" table:style-name="ce49">
            <text:p>324.753</text:p>
          </table:table-cell>
          <table:table-cell office:value-type="percentage" office:value="0.99239097551360911" table:style-name="ce50">
            <text:p>99,2%</text:p>
          </table:table-cell>
          <table:table-cell office:value-type="float" office:value="358073" table:style-name="ce49">
            <text:p>358.073</text:p>
          </table:table-cell>
          <table:table-cell office:value-type="percentage" office:value="0.93932366744228146" table:style-name="ce50">
            <text:p>93,9%</text:p>
          </table:table-cell>
          <table:table-cell office:value-type="float" office:value="326521" table:style-name="ce49">
            <text:p>326.521</text:p>
          </table:table-cell>
          <table:table-cell office:value-type="percentage" office:value="0.90649413384711908" table:style-name="ce50">
            <text:p>90,6%</text:p>
          </table:table-cell>
          <table:table-cell office:value-type="float" office:value="219403" table:style-name="ce49">
            <text:p>219.403</text:p>
          </table:table-cell>
          <table:table-cell office:value-type="percentage" office:value="0.84743648175757624" table:style-name="ce50">
            <text:p>84,7%</text:p>
          </table:table-cell>
          <table:table-cell office:value-type="float" office:value="181639" table:style-name="ce49">
            <text:p>181.639</text:p>
          </table:table-cell>
          <table:table-cell office:value-type="percentage" office:value="0.85768182869878506" table:style-name="ce50">
            <text:p>85,8%</text:p>
          </table:table-cell>
          <table:table-cell office:value-type="float" office:value="156718" table:style-name="ce49">
            <text:p>156.718</text:p>
          </table:table-cell>
          <table:table-cell office:value-type="percentage" office:value="0.93174710757559542" table:style-name="ce50">
            <text:p>93,2%</text:p>
          </table:table-cell>
          <table:table-cell office:value-type="float" office:value="2049604" table:style-name="ce49">
            <text:p>2.049.604</text:p>
          </table:table-cell>
          <table:table-cell office:value-type="float" office:value="2172149" table:style-name="ce49">
            <text:p>2.172.149</text:p>
          </table:table-cell>
          <table:table-cell office:value-type="percentage" office:value="0.94358352028336911" table:style-name="ce50">
            <text:p>94,4%</text:p>
          </table:table-cell>
          <table:table-cell office:value-type="percentage" office:value="0.85877898258185426" table:style-name="ce50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stilla - La Mancha</text:p>
          </table:table-cell>
          <table:table-cell office:value-type="float" office:value="139219" table:style-name="ce49">
            <text:p>139.219</text:p>
          </table:table-cell>
          <table:table-cell office:value-type="percentage" office:value="1" table:style-name="ce50">
            <text:p>100,0%</text:p>
          </table:table-cell>
          <table:table-cell office:value-type="float" office:value="159791" table:style-name="ce49">
            <text:p>159.791</text:p>
          </table:table-cell>
          <table:table-cell office:value-type="percentage" office:value="1" table:style-name="ce50">
            <text:p>100,0%</text:p>
          </table:table-cell>
          <table:table-cell office:value-type="float" office:value="225930" table:style-name="ce49">
            <text:p>225.930</text:p>
          </table:table-cell>
          <table:table-cell office:value-type="percentage" office:value="0.99079937551528763" table:style-name="ce50">
            <text:p>99,1%</text:p>
          </table:table-cell>
          <table:table-cell office:value-type="float" office:value="290787" table:style-name="ce49">
            <text:p>290.787</text:p>
          </table:table-cell>
          <table:table-cell office:value-type="percentage" office:value="0.93378440433259369" table:style-name="ce50">
            <text:p>93,4%</text:p>
          </table:table-cell>
          <table:table-cell office:value-type="float" office:value="292910" table:style-name="ce49">
            <text:p>292.910</text:p>
          </table:table-cell>
          <table:table-cell office:value-type="percentage" office:value="0.88577813663319027" table:style-name="ce50">
            <text:p>88,6%</text:p>
          </table:table-cell>
          <table:table-cell office:value-type="float" office:value="213258" table:style-name="ce49">
            <text:p>213.258</text:p>
          </table:table-cell>
          <table:table-cell office:value-type="percentage" office:value="0.82737991317201487" table:style-name="ce50">
            <text:p>82,7%</text:p>
          </table:table-cell>
          <table:table-cell office:value-type="float" office:value="181822" table:style-name="ce49">
            <text:p>181.822</text:p>
          </table:table-cell>
          <table:table-cell office:value-type="percentage" office:value="0.83026777233871552" table:style-name="ce50">
            <text:p>83,0%</text:p>
          </table:table-cell>
          <table:table-cell office:value-type="float" office:value="161015" table:style-name="ce49">
            <text:p>161.015</text:p>
          </table:table-cell>
          <table:table-cell office:value-type="percentage" office:value="0.90551468934179147" table:style-name="ce50">
            <text:p>90,6%</text:p>
          </table:table-cell>
          <table:table-cell office:value-type="float" office:value="1664732" table:style-name="ce49">
            <text:p>1.664.732</text:p>
          </table:table-cell>
          <table:table-cell office:value-type="float" office:value="1816082" table:style-name="ce49">
            <text:p>1.816.082</text:p>
          </table:table-cell>
          <table:table-cell office:value-type="percentage" office:value="0.91666125208002724" table:style-name="ce50">
            <text:p>91,7%</text:p>
          </table:table-cell>
          <table:table-cell office:value-type="percentage" office:value="0.81259713685460122" table:style-name="ce50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taluña</text:p>
          </table:table-cell>
          <table:table-cell office:value-type="float" office:value="461402" table:style-name="ce49">
            <text:p>461.402</text:p>
          </table:table-cell>
          <table:table-cell office:value-type="percentage" office:value="1" table:style-name="ce50">
            <text:p>100,0%</text:p>
          </table:table-cell>
          <table:table-cell office:value-type="float" office:value="622405" table:style-name="ce49">
            <text:p>622.405</text:p>
          </table:table-cell>
          <table:table-cell office:value-type="percentage" office:value="0.97903060389847363" table:style-name="ce50">
            <text:p>97,9%</text:p>
          </table:table-cell>
          <table:table-cell office:value-type="float" office:value="810606" table:style-name="ce49">
            <text:p>810.606</text:p>
          </table:table-cell>
          <table:table-cell office:value-type="percentage" office:value="0.95087532434626343" table:style-name="ce50">
            <text:p>95,1%</text:p>
          </table:table-cell>
          <table:table-cell office:value-type="float" office:value="1045850" table:style-name="ce49">
            <text:p>1.045.850</text:p>
          </table:table-cell>
          <table:table-cell office:value-type="percentage" office:value="0.95302446416578812" table:style-name="ce50">
            <text:p>95,3%</text:p>
          </table:table-cell>
          <table:table-cell office:value-type="float" office:value="1168340" table:style-name="ce49">
            <text:p>1.168.340</text:p>
          </table:table-cell>
          <table:table-cell office:value-type="percentage" office:value="0.91596434423337747" table:style-name="ce50">
            <text:p>91,6%</text:p>
          </table:table-cell>
          <table:table-cell office:value-type="float" office:value="836180" table:style-name="ce49">
            <text:p>836.180</text:p>
          </table:table-cell>
          <table:table-cell office:value-type="percentage" office:value="0.8650483950392498" table:style-name="ce50">
            <text:p>86,5%</text:p>
          </table:table-cell>
          <table:table-cell office:value-type="float" office:value="703205" table:style-name="ce49">
            <text:p>703.205</text:p>
          </table:table-cell>
          <table:table-cell office:value-type="percentage" office:value="0.848206800804295" table:style-name="ce50">
            <text:p>84,8%</text:p>
          </table:table-cell>
          <table:table-cell office:value-type="float" office:value="611673" table:style-name="ce49">
            <text:p>611.673</text:p>
          </table:table-cell>
          <table:table-cell office:value-type="percentage" office:value="0.91109131721587278" table:style-name="ce50">
            <text:p>91,1%</text:p>
          </table:table-cell>
          <table:table-cell office:value-type="float" office:value="6259661" table:style-name="ce49">
            <text:p>6.259.661</text:p>
          </table:table-cell>
          <table:table-cell office:value-type="float" office:value="6782414" table:style-name="ce49">
            <text:p>6.782.414</text:p>
          </table:table-cell>
          <table:table-cell office:value-type="percentage" office:value="0.92292522986653425" table:style-name="ce50">
            <text:p>92,3%</text:p>
          </table:table-cell>
          <table:table-cell office:value-type="percentage" office:value="0.81598938269928001" table:style-name="ce50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. Valenciana</text:p>
          </table:table-cell>
          <table:table-cell office:value-type="float" office:value="299223" table:style-name="ce49">
            <text:p>299.223</text:p>
          </table:table-cell>
          <table:table-cell office:value-type="percentage" office:value="1" table:style-name="ce50">
            <text:p>100,0%</text:p>
          </table:table-cell>
          <table:table-cell office:value-type="float" office:value="437990" table:style-name="ce49">
            <text:p>437.990</text:p>
          </table:table-cell>
          <table:table-cell office:value-type="percentage" office:value="0.99593884159208323" table:style-name="ce50">
            <text:p>99,6%</text:p>
          </table:table-cell>
          <table:table-cell office:value-type="float" office:value="577036" table:style-name="ce49">
            <text:p>577.036</text:p>
          </table:table-cell>
          <table:table-cell office:value-type="percentage" office:value="0.9663328532672405" table:style-name="ce50">
            <text:p>96,6%</text:p>
          </table:table-cell>
          <table:table-cell office:value-type="float" office:value="724382" table:style-name="ce49">
            <text:p>724.382</text:p>
          </table:table-cell>
          <table:table-cell office:value-type="percentage" office:value="0.95026341473653275" table:style-name="ce50">
            <text:p>95,0%</text:p>
          </table:table-cell>
          <table:table-cell office:value-type="float" office:value="768720" table:style-name="ce49">
            <text:p>768.720</text:p>
          </table:table-cell>
          <table:table-cell office:value-type="percentage" office:value="0.91435585799365549" table:style-name="ce50">
            <text:p>91,4%</text:p>
          </table:table-cell>
          <table:table-cell office:value-type="float" office:value="532050" table:style-name="ce49">
            <text:p>532.050</text:p>
          </table:table-cell>
          <table:table-cell office:value-type="percentage" office:value="0.86664245073877588" table:style-name="ce50">
            <text:p>86,7%</text:p>
          </table:table-cell>
          <table:table-cell office:value-type="float" office:value="450271" table:style-name="ce49">
            <text:p>450.271</text:p>
          </table:table-cell>
          <table:table-cell office:value-type="percentage" office:value="0.87810980687360685" table:style-name="ce50">
            <text:p>87,8%</text:p>
          </table:table-cell>
          <table:table-cell office:value-type="float" office:value="408737" table:style-name="ce49">
            <text:p>408.737</text:p>
          </table:table-cell>
          <table:table-cell office:value-type="percentage" office:value="0.94446922029997527" table:style-name="ce50">
            <text:p>94,4%</text:p>
          </table:table-cell>
          <table:table-cell office:value-type="float" office:value="4198409" table:style-name="ce49">
            <text:p>4.198.409</text:p>
          </table:table-cell>
          <table:table-cell office:value-type="float" office:value="4492026" table:style-name="ce49">
            <text:p>4.492.026</text:p>
          </table:table-cell>
          <table:table-cell office:value-type="percentage" office:value="0.93463595268593724" table:style-name="ce50">
            <text:p>93,5%</text:p>
          </table:table-cell>
          <table:table-cell office:value-type="percentage" office:value="0.83185487745799769" table:style-name="ce50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Extremadura</text:p>
          </table:table-cell>
          <table:table-cell office:value-type="float" office:value="78453" table:style-name="ce49">
            <text:p>78.453</text:p>
          </table:table-cell>
          <table:table-cell office:value-type="percentage" office:value="1" table:style-name="ce50">
            <text:p>100,0%</text:p>
          </table:table-cell>
          <table:table-cell office:value-type="float" office:value="96178" table:style-name="ce49">
            <text:p>96.178</text:p>
          </table:table-cell>
          <table:table-cell office:value-type="percentage" office:value="1" table:style-name="ce50">
            <text:p>100,0%</text:p>
          </table:table-cell>
          <table:table-cell office:value-type="float" office:value="133512" table:style-name="ce49">
            <text:p>133.512</text:p>
          </table:table-cell>
          <table:table-cell office:value-type="percentage" office:value="1" table:style-name="ce50">
            <text:p>100,0%</text:p>
          </table:table-cell>
          <table:table-cell office:value-type="float" office:value="162406" table:style-name="ce49">
            <text:p>162.406</text:p>
          </table:table-cell>
          <table:table-cell office:value-type="percentage" office:value="0.96697290313361473" table:style-name="ce50">
            <text:p>96,7%</text:p>
          </table:table-cell>
          <table:table-cell office:value-type="float" office:value="147461" table:style-name="ce49">
            <text:p>147.461</text:p>
          </table:table-cell>
          <table:table-cell office:value-type="percentage" office:value="0.93604636400568764" table:style-name="ce50">
            <text:p>93,6%</text:p>
          </table:table-cell>
          <table:table-cell office:value-type="float" office:value="114999" table:style-name="ce49">
            <text:p>114.999</text:p>
          </table:table-cell>
          <table:table-cell office:value-type="percentage" office:value="0.88568413918454736" table:style-name="ce50">
            <text:p>88,6%</text:p>
          </table:table-cell>
          <table:table-cell office:value-type="float" office:value="95834" table:style-name="ce49">
            <text:p>95.834</text:p>
          </table:table-cell>
          <table:table-cell office:value-type="percentage" office:value="0.85181234778589587" table:style-name="ce50">
            <text:p>85,2%</text:p>
          </table:table-cell>
          <table:table-cell office:value-type="float" office:value="81507" table:style-name="ce49">
            <text:p>81.507</text:p>
          </table:table-cell>
          <table:table-cell office:value-type="percentage" office:value="0.95097364337467483" table:style-name="ce50">
            <text:p>95,1%</text:p>
          </table:table-cell>
          <table:table-cell office:value-type="float" office:value="910350" table:style-name="ce49">
            <text:p>910.350</text:p>
          </table:table-cell>
          <table:table-cell office:value-type="float" office:value="949890" table:style-name="ce49">
            <text:p>949.890</text:p>
          </table:table-cell>
          <table:table-cell office:value-type="percentage" office:value="0.95837412753055617" table:style-name="ce50">
            <text:p>95,8%</text:p>
          </table:table-cell>
          <table:table-cell office:value-type="percentage" office:value="0.86044504767962915" table:style-name="ce50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Galicia</text:p>
          </table:table-cell>
          <table:table-cell office:value-type="float" office:value="243151" table:style-name="ce49">
            <text:p>243.151</text:p>
          </table:table-cell>
          <table:table-cell office:value-type="percentage" office:value="1" table:style-name="ce50">
            <text:p>100,0%</text:p>
          </table:table-cell>
          <table:table-cell office:value-type="float" office:value="292435" table:style-name="ce49">
            <text:p>292.435</text:p>
          </table:table-cell>
          <table:table-cell office:value-type="percentage" office:value="1" table:style-name="ce50">
            <text:p>100,0%</text:p>
          </table:table-cell>
          <table:table-cell office:value-type="float" office:value="348375" table:style-name="ce49">
            <text:p>348.375</text:p>
          </table:table-cell>
          <table:table-cell office:value-type="percentage" office:value="0.98531815842021009" table:style-name="ce50">
            <text:p>98,5%</text:p>
          </table:table-cell>
          <table:table-cell office:value-type="float" office:value="394034" table:style-name="ce49">
            <text:p>394.034</text:p>
          </table:table-cell>
          <table:table-cell office:value-type="percentage" office:value="0.9629374389051808" table:style-name="ce50">
            <text:p>96,3%</text:p>
          </table:table-cell>
          <table:table-cell office:value-type="float" office:value="412843" table:style-name="ce49">
            <text:p>412.843</text:p>
          </table:table-cell>
          <table:table-cell office:value-type="percentage" office:value="0.93226853221388462" table:style-name="ce50">
            <text:p>93,2%</text:p>
          </table:table-cell>
          <table:table-cell office:value-type="float" office:value="269356" table:style-name="ce49">
            <text:p>269.356</text:p>
          </table:table-cell>
          <table:table-cell office:value-type="percentage" office:value="0.87283780193001903" table:style-name="ce50">
            <text:p>87,3%</text:p>
          </table:table-cell>
          <table:table-cell office:value-type="float" office:value="205188" table:style-name="ce49">
            <text:p>205.188</text:p>
          </table:table-cell>
          <table:table-cell office:value-type="percentage" office:value="0.8907198235820144" table:style-name="ce50">
            <text:p>89,1%</text:p>
          </table:table-cell>
          <table:table-cell office:value-type="float" office:value="177379" table:style-name="ce49">
            <text:p>177.379</text:p>
          </table:table-cell>
          <table:table-cell office:value-type="percentage" office:value="0.96746552927829654" table:style-name="ce50">
            <text:p>96,7%</text:p>
          </table:table-cell>
          <table:table-cell office:value-type="float" office:value="2342761" table:style-name="ce49">
            <text:p>2.342.761</text:p>
          </table:table-cell>
          <table:table-cell office:value-type="float" office:value="2456127" table:style-name="ce49">
            <text:p>2.456.127</text:p>
          </table:table-cell>
          <table:table-cell office:value-type="percentage" office:value="0.95384359196409629" table:style-name="ce50">
            <text:p>95,4%</text:p>
          </table:table-cell>
          <table:table-cell office:value-type="percentage" office:value="0.86869437082016376" table:style-name="ce50">
            <text:p>86,9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La Rioja</text:p>
          </table:table-cell>
          <table:table-cell office:value-type="float" office:value="23492" table:style-name="ce49">
            <text:p>23.492</text:p>
          </table:table-cell>
          <table:table-cell office:value-type="percentage" office:value="1" table:style-name="ce50">
            <text:p>100,0%</text:p>
          </table:table-cell>
          <table:table-cell office:value-type="float" office:value="28791" table:style-name="ce49">
            <text:p>28.791</text:p>
          </table:table-cell>
          <table:table-cell office:value-type="percentage" office:value="1" table:style-name="ce50">
            <text:p>100,0%</text:p>
          </table:table-cell>
          <table:table-cell office:value-type="float" office:value="38547" table:style-name="ce49">
            <text:p>38.547</text:p>
          </table:table-cell>
          <table:table-cell office:value-type="percentage" office:value="0.99826487802351482" table:style-name="ce50">
            <text:p>99,8%</text:p>
          </table:table-cell>
          <table:table-cell office:value-type="float" office:value="45985" table:style-name="ce49">
            <text:p>45.985</text:p>
          </table:table-cell>
          <table:table-cell office:value-type="percentage" office:value="0.96810526315789469" table:style-name="ce50">
            <text:p>96,8%</text:p>
          </table:table-cell>
          <table:table-cell office:value-type="float" office:value="48560" table:style-name="ce49">
            <text:p>48.560</text:p>
          </table:table-cell>
          <table:table-cell office:value-type="percentage" office:value="0.93882917021112056" table:style-name="ce50">
            <text:p>93,9%</text:p>
          </table:table-cell>
          <table:table-cell office:value-type="float" office:value="32622" table:style-name="ce49">
            <text:p>32.622</text:p>
          </table:table-cell>
          <table:table-cell office:value-type="percentage" office:value="0.88081866292256183" table:style-name="ce50">
            <text:p>88,1%</text:p>
          </table:table-cell>
          <table:table-cell office:value-type="float" office:value="25904" table:style-name="ce49">
            <text:p>25.904</text:p>
          </table:table-cell>
          <table:table-cell office:value-type="percentage" office:value="0.85871510972618181" table:style-name="ce50">
            <text:p>85,9%</text:p>
          </table:table-cell>
          <table:table-cell office:value-type="float" office:value="25570" table:style-name="ce49">
            <text:p>25.570</text:p>
          </table:table-cell>
          <table:table-cell office:value-type="percentage" office:value="0.98402924764287092" table:style-name="ce50">
            <text:p>98,4%</text:p>
          </table:table-cell>
          <table:table-cell office:value-type="float" office:value="269471" table:style-name="ce49">
            <text:p>269.471</text:p>
          </table:table-cell>
          <table:table-cell office:value-type="float" office:value="281479" table:style-name="ce49">
            <text:p>281.479</text:p>
          </table:table-cell>
          <table:table-cell office:value-type="percentage" office:value="0.95733962391510552" table:style-name="ce50">
            <text:p>95,7%</text:p>
          </table:table-cell>
          <table:table-cell office:value-type="percentage" office:value="0.85228164060523248" table:style-name="ce50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Madrid</text:p>
          </table:table-cell>
          <table:table-cell office:value-type="float" office:value="375177" table:style-name="ce49">
            <text:p>375.177</text:p>
          </table:table-cell>
          <table:table-cell office:value-type="percentage" office:value="1" table:style-name="ce50">
            <text:p>100,0%</text:p>
          </table:table-cell>
          <table:table-cell office:value-type="float" office:value="512969" table:style-name="ce49">
            <text:p>512.969</text:p>
          </table:table-cell>
          <table:table-cell office:value-type="percentage" office:value="0.97328336969926954" table:style-name="ce50">
            <text:p>97,3%</text:p>
          </table:table-cell>
          <table:table-cell office:value-type="float" office:value="694753" table:style-name="ce49">
            <text:p>694.753</text:p>
          </table:table-cell>
          <table:table-cell office:value-type="percentage" office:value="0.96432130672433369" table:style-name="ce50">
            <text:p>96,4%</text:p>
          </table:table-cell>
          <table:table-cell office:value-type="float" office:value="951563" table:style-name="ce49">
            <text:p>951.563</text:p>
          </table:table-cell>
          <table:table-cell office:value-type="percentage" office:value="0.96140878739167812" table:style-name="ce50">
            <text:p>96,1%</text:p>
          </table:table-cell>
          <table:table-cell office:value-type="float" office:value="1055273" table:style-name="ce49">
            <text:p>1.055.273</text:p>
          </table:table-cell>
          <table:table-cell office:value-type="percentage" office:value="0.91283985837774528" table:style-name="ce50">
            <text:p>91,3%</text:p>
          </table:table-cell>
          <table:table-cell office:value-type="float" office:value="783846" table:style-name="ce49">
            <text:p>783.846</text:p>
          </table:table-cell>
          <table:table-cell office:value-type="percentage" office:value="0.87012401703291575" table:style-name="ce50">
            <text:p>87,0%</text:p>
          </table:table-cell>
          <table:table-cell office:value-type="float" office:value="641272" table:style-name="ce49">
            <text:p>641.272</text:p>
          </table:table-cell>
          <table:table-cell office:value-type="percentage" office:value="0.87181822754728733" table:style-name="ce50">
            <text:p>87,2%</text:p>
          </table:table-cell>
          <table:table-cell office:value-type="float" office:value="509208" table:style-name="ce49">
            <text:p>509.208</text:p>
          </table:table-cell>
          <table:table-cell office:value-type="percentage" office:value="0.89218908785086026" table:style-name="ce50">
            <text:p>89,2%</text:p>
          </table:table-cell>
          <table:table-cell office:value-type="float" office:value="5524061" table:style-name="ce49">
            <text:p>5.524.061</text:p>
          </table:table-cell>
          <table:table-cell office:value-type="float" office:value="5970908" table:style-name="ce49">
            <text:p>5.970.908</text:p>
          </table:table-cell>
          <table:table-cell office:value-type="percentage" office:value="0.92516263858026282" table:style-name="ce50">
            <text:p>92,5%</text:p>
          </table:table-cell>
          <table:table-cell office:value-type="percentage" office:value="0.81767342211791061" table:style-name="ce50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Murcia</text:p>
          </table:table-cell>
          <table:table-cell office:value-type="float" office:value="72913" table:style-name="ce49">
            <text:p>72.913</text:p>
          </table:table-cell>
          <table:table-cell office:value-type="percentage" office:value="1" table:style-name="ce50">
            <text:p>100,0%</text:p>
          </table:table-cell>
          <table:table-cell office:value-type="float" office:value="103957" table:style-name="ce49">
            <text:p>103.957</text:p>
          </table:table-cell>
          <table:table-cell office:value-type="percentage" office:value="1" table:style-name="ce50">
            <text:p>100,0%</text:p>
          </table:table-cell>
          <table:table-cell office:value-type="float" office:value="149954" table:style-name="ce49">
            <text:p>149.954</text:p>
          </table:table-cell>
          <table:table-cell office:value-type="percentage" office:value="0.97663816179391827" table:style-name="ce50">
            <text:p>97,7%</text:p>
          </table:table-cell>
          <table:table-cell office:value-type="float" office:value="210157" table:style-name="ce49">
            <text:p>210.157</text:p>
          </table:table-cell>
          <table:table-cell office:value-type="percentage" office:value="0.96356767215489925" table:style-name="ce50">
            <text:p>96,4%</text:p>
          </table:table-cell>
          <table:table-cell office:value-type="float" office:value="237187" table:style-name="ce49">
            <text:p>237.187</text:p>
          </table:table-cell>
          <table:table-cell office:value-type="percentage" office:value="0.93947351743587304" table:style-name="ce50">
            <text:p>93,9%</text:p>
          </table:table-cell>
          <table:table-cell office:value-type="float" office:value="175323" table:style-name="ce49">
            <text:p>175.323</text:p>
          </table:table-cell>
          <table:table-cell office:value-type="percentage" office:value="0.88069260676934202" table:style-name="ce50">
            <text:p>88,1%</text:p>
          </table:table-cell>
          <table:table-cell office:value-type="float" office:value="150730" table:style-name="ce49">
            <text:p>150.730</text:p>
          </table:table-cell>
          <table:table-cell office:value-type="percentage" office:value="0.86656816470141829" table:style-name="ce50">
            <text:p>86,7%</text:p>
          </table:table-cell>
          <table:table-cell office:value-type="float" office:value="132749" table:style-name="ce49">
            <text:p>132.749</text:p>
          </table:table-cell>
          <table:table-cell office:value-type="percentage" office:value="0.91794130663273776" table:style-name="ce50">
            <text:p>91,8%</text:p>
          </table:table-cell>
          <table:table-cell office:value-type="float" office:value="1232970" table:style-name="ce49">
            <text:p>1.232.970</text:p>
          </table:table-cell>
          <table:table-cell office:value-type="float" office:value="1317614" table:style-name="ce49">
            <text:p>1.317.614</text:p>
          </table:table-cell>
          <table:table-cell office:value-type="percentage" office:value="0.9357596382552098" table:style-name="ce50">
            <text:p>93,6%</text:p>
          </table:table-cell>
          <table:table-cell office:value-type="percentage" office:value="0.81487645035675671" table:style-name="ce50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Navarra</text:p>
          </table:table-cell>
          <table:table-cell office:value-type="float" office:value="42591" table:style-name="ce49">
            <text:p>42.591</text:p>
          </table:table-cell>
          <table:table-cell office:value-type="percentage" office:value="1" table:style-name="ce50">
            <text:p>100,0%</text:p>
          </table:table-cell>
          <table:table-cell office:value-type="float" office:value="56017" table:style-name="ce49">
            <text:p>56.017</text:p>
          </table:table-cell>
          <table:table-cell office:value-type="percentage" office:value="0.98900070621468927" table:style-name="ce50">
            <text:p>98,9%</text:p>
          </table:table-cell>
          <table:table-cell office:value-type="float" office:value="72669" table:style-name="ce49">
            <text:p>72.669</text:p>
          </table:table-cell>
          <table:table-cell office:value-type="percentage" office:value="0.96034095414298926" table:style-name="ce50">
            <text:p>96,0%</text:p>
          </table:table-cell>
          <table:table-cell office:value-type="float" office:value="92598" table:style-name="ce49">
            <text:p>92.598</text:p>
          </table:table-cell>
          <table:table-cell office:value-type="percentage" office:value="0.94779831726340358" table:style-name="ce50">
            <text:p>94,8%</text:p>
          </table:table-cell>
          <table:table-cell office:value-type="float" office:value="96698" table:style-name="ce49">
            <text:p>96.698</text:p>
          </table:table-cell>
          <table:table-cell office:value-type="percentage" office:value="0.91463541518874791" table:style-name="ce50">
            <text:p>91,5%</text:p>
          </table:table-cell>
          <table:table-cell office:value-type="float" office:value="66172" table:style-name="ce49">
            <text:p>66.172</text:p>
          </table:table-cell>
          <table:table-cell office:value-type="percentage" office:value="0.86241186513573742" table:style-name="ce50">
            <text:p>86,2%</text:p>
          </table:table-cell>
          <table:table-cell office:value-type="float" office:value="60176" table:style-name="ce49">
            <text:p>60.176</text:p>
          </table:table-cell>
          <table:table-cell office:value-type="percentage" office:value="0.87462573762390627" table:style-name="ce50">
            <text:p>87,5%</text:p>
          </table:table-cell>
          <table:table-cell office:value-type="float" office:value="53405" table:style-name="ce49">
            <text:p>53.405</text:p>
          </table:table-cell>
          <table:table-cell office:value-type="percentage" office:value="0.92844352497348792" table:style-name="ce50">
            <text:p>92,8%</text:p>
          </table:table-cell>
          <table:table-cell office:value-type="float" office:value="540326" table:style-name="ce49">
            <text:p>540.326</text:p>
          </table:table-cell>
          <table:table-cell office:value-type="float" office:value="580174" table:style-name="ce49">
            <text:p>580.174</text:p>
          </table:table-cell>
          <table:table-cell office:value-type="percentage" office:value="0.93131715657716474" table:style-name="ce50">
            <text:p>93,1%</text:p>
          </table:table-cell>
          <table:table-cell office:value-type="percentage" office:value="0.82159615846630596" table:style-name="ce50">
            <text:p>82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País Vasco</text:p>
          </table:table-cell>
          <table:table-cell office:value-type="float" office:value="165341" table:style-name="ce49">
            <text:p>165.341</text:p>
          </table:table-cell>
          <table:table-cell office:value-type="percentage" office:value="1" table:style-name="ce50">
            <text:p>100,0%</text:p>
          </table:table-cell>
          <table:table-cell office:value-type="float" office:value="215113" table:style-name="ce49">
            <text:p>215.113</text:p>
          </table:table-cell>
          <table:table-cell office:value-type="percentage" office:value="0.9942088867936737" table:style-name="ce50">
            <text:p>99,4%</text:p>
          </table:table-cell>
          <table:table-cell office:value-type="float" office:value="281578" table:style-name="ce49">
            <text:p>281.578</text:p>
          </table:table-cell>
          <table:table-cell office:value-type="percentage" office:value="0.99090310842720553" table:style-name="ce50">
            <text:p>99,1%</text:p>
          </table:table-cell>
          <table:table-cell office:value-type="float" office:value="328358" table:style-name="ce49">
            <text:p>328.358</text:p>
          </table:table-cell>
          <table:table-cell office:value-type="percentage" office:value="0.97300773112630268" table:style-name="ce50">
            <text:p>97,3%</text:p>
          </table:table-cell>
          <table:table-cell office:value-type="float" office:value="327595" table:style-name="ce49">
            <text:p>327.595</text:p>
          </table:table-cell>
          <table:table-cell office:value-type="percentage" office:value="0.94119184977475412" table:style-name="ce50">
            <text:p>94,1%</text:p>
          </table:table-cell>
          <table:table-cell office:value-type="float" office:value="213236" table:style-name="ce49">
            <text:p>213.236</text:p>
          </table:table-cell>
          <table:table-cell office:value-type="percentage" office:value="0.89732573063732191" table:style-name="ce50">
            <text:p>89,7%</text:p>
          </table:table-cell>
          <table:table-cell office:value-type="float" office:value="176815" table:style-name="ce49">
            <text:p>176.815</text:p>
          </table:table-cell>
          <table:table-cell office:value-type="percentage" office:value="0.88755866777100123" table:style-name="ce50">
            <text:p>88,8%</text:p>
          </table:table-cell>
          <table:table-cell office:value-type="float" office:value="161235" table:style-name="ce49">
            <text:p>161.235</text:p>
          </table:table-cell>
          <table:table-cell office:value-type="percentage" office:value="0.93298113032861352" table:style-name="ce50">
            <text:p>93,3%</text:p>
          </table:table-cell>
          <table:table-cell office:value-type="float" office:value="1869271" table:style-name="ce49">
            <text:p>1.869.271</text:p>
          </table:table-cell>
          <table:table-cell office:value-type="float" office:value="1955253" table:style-name="ce49">
            <text:p>1.955.253</text:p>
          </table:table-cell>
          <table:table-cell office:value-type="percentage" office:value="0.95602512820591501" table:style-name="ce50">
            <text:p>95,6%</text:p>
          </table:table-cell>
          <table:table-cell office:value-type="percentage" office:value="0.85514623671261558" table:style-name="ce50">
            <text:p>85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Ceuta</text:p>
          </table:table-cell>
          <table:table-cell office:value-type="float" office:value="2411" table:style-name="ce49">
            <text:p>2.411</text:p>
          </table:table-cell>
          <table:table-cell office:value-type="percentage" office:value="0.84984138174127599" table:style-name="ce50">
            <text:p>85,0%</text:p>
          </table:table-cell>
          <table:table-cell office:value-type="float" office:value="3937" table:style-name="ce49">
            <text:p>3.937</text:p>
          </table:table-cell>
          <table:table-cell office:value-type="percentage" office:value="0.8939600363306085" table:style-name="ce50">
            <text:p>89,4%</text:p>
          </table:table-cell>
          <table:table-cell office:value-type="float" office:value="7729" table:style-name="ce49">
            <text:p>7.729</text:p>
          </table:table-cell>
          <table:table-cell office:value-type="percentage" office:value="0.92796254052107097" table:style-name="ce50">
            <text:p>92,8%</text:p>
          </table:table-cell>
          <table:table-cell office:value-type="float" office:value="10710" table:style-name="ce49">
            <text:p>10.710</text:p>
          </table:table-cell>
          <table:table-cell office:value-type="percentage" office:value="0.92671108419139914" table:style-name="ce50">
            <text:p>92,7%</text:p>
          </table:table-cell>
          <table:table-cell office:value-type="float" office:value="11355" table:style-name="ce49">
            <text:p>11.355</text:p>
          </table:table-cell>
          <table:table-cell office:value-type="percentage" office:value="0.91891235736829324" table:style-name="ce50">
            <text:p>91,9%</text:p>
          </table:table-cell>
          <table:table-cell office:value-type="float" office:value="9672" table:style-name="ce49">
            <text:p>9.672</text:p>
          </table:table-cell>
          <table:table-cell office:value-type="percentage" office:value="0.84849548205982983" table:style-name="ce50">
            <text:p>84,8%</text:p>
          </table:table-cell>
          <table:table-cell office:value-type="float" office:value="9941" table:style-name="ce49">
            <text:p>9.941</text:p>
          </table:table-cell>
          <table:table-cell office:value-type="percentage" office:value="0.91495628163828813" table:style-name="ce50">
            <text:p>91,5%</text:p>
          </table:table-cell>
          <table:table-cell office:value-type="float" office:value="9801" table:style-name="ce49">
            <text:p>9.801</text:p>
          </table:table-cell>
          <table:table-cell office:value-type="percentage" office:value="1.0560284452106454" table:style-name="ce50">
            <text:p>105,6%</text:p>
          </table:table-cell>
          <table:table-cell office:value-type="float" office:value="65556" table:style-name="ce49">
            <text:p>65.556</text:p>
          </table:table-cell>
          <table:table-cell office:value-type="float" office:value="71029" table:style-name="ce49">
            <text:p>71.029</text:p>
          </table:table-cell>
          <table:table-cell office:value-type="percentage" office:value="0.92294696532402254" table:style-name="ce50">
            <text:p>92,3%</text:p>
          </table:table-cell>
          <table:table-cell office:value-type="percentage" office:value="0.78494198785875935" table:style-name="ce50">
            <text:p>78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Melilla</text:p>
          </table:table-cell>
          <table:table-cell office:value-type="float" office:value="2102" table:style-name="ce49">
            <text:p>2.102</text:p>
          </table:table-cell>
          <table:table-cell office:value-type="percentage" office:value="0.83711668657905214" table:style-name="ce50">
            <text:p>83,7%</text:p>
          </table:table-cell>
          <table:table-cell office:value-type="float" office:value="3432" table:style-name="ce49">
            <text:p>3.432</text:p>
          </table:table-cell>
          <table:table-cell office:value-type="percentage" office:value="0.9024454378122535" table:style-name="ce50">
            <text:p>90,2%</text:p>
          </table:table-cell>
          <table:table-cell office:value-type="float" office:value="7520" table:style-name="ce49">
            <text:p>7.520</text:p>
          </table:table-cell>
          <table:table-cell office:value-type="percentage" office:value="0.93941286695815118" table:style-name="ce50">
            <text:p>93,9%</text:p>
          </table:table-cell>
          <table:table-cell office:value-type="float" office:value="10179" table:style-name="ce49">
            <text:p>10.179</text:p>
          </table:table-cell>
          <table:table-cell office:value-type="percentage" office:value="0.94241273956115179" table:style-name="ce50">
            <text:p>94,2%</text:p>
          </table:table-cell>
          <table:table-cell office:value-type="float" office:value="10724" table:style-name="ce49">
            <text:p>10.724</text:p>
          </table:table-cell>
          <table:table-cell office:value-type="percentage" office:value="0.98178156184198484" table:style-name="ce50">
            <text:p>98,2%</text:p>
          </table:table-cell>
          <table:table-cell office:value-type="float" office:value="9431" table:style-name="ce49">
            <text:p>9.431</text:p>
          </table:table-cell>
          <table:table-cell office:value-type="percentage" office:value="0.8611212563915267" table:style-name="ce50">
            <text:p>86,1%</text:p>
          </table:table-cell>
          <table:table-cell office:value-type="float" office:value="10452" table:style-name="ce49">
            <text:p>10.452</text:p>
          </table:table-cell>
          <table:table-cell office:value-type="percentage" office:value="0.89402104182704645" table:style-name="ce50">
            <text:p>89,4%</text:p>
          </table:table-cell>
          <table:table-cell office:value-type="float" office:value="9274" table:style-name="ce49">
            <text:p>9.274</text:p>
          </table:table-cell>
          <table:table-cell office:value-type="percentage" office:value="0.96805845511482258" table:style-name="ce50">
            <text:p>96,8%</text:p>
          </table:table-cell>
          <table:table-cell office:value-type="float" office:value="63114" table:style-name="ce49">
            <text:p>63.114</text:p>
          </table:table-cell>
          <table:table-cell office:value-type="float" office:value="68266" table:style-name="ce49">
            <text:p>68.266</text:p>
          </table:table-cell>
          <table:table-cell office:value-type="percentage" office:value="0.92453051299329092" table:style-name="ce50">
            <text:p>92,5%</text:p>
          </table:table-cell>
          <table:table-cell office:value-type="percentage" office:value="0.75116041036871295" table:style-name="ce50">
            <text:p>75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Fuerzas Armadas</text:p>
          </table:table-cell>
          <table:table-cell office:value-type="float" office:value="30" table:style-name="ce49">
            <text:p>30</text:p>
          </table:table-cell>
          <table:table-cell office:value-type="string" table:style-name="ce50">
            <text:p>-</text:p>
          </table:table-cell>
          <table:table-cell office:value-type="float" office:value="20" table:style-name="ce49">
            <text:p>20</text:p>
          </table:table-cell>
          <table:table-cell office:value-type="string" table:style-name="ce50">
            <text:p>-</text:p>
          </table:table-cell>
          <table:table-cell office:value-type="float" office:value="3697" table:style-name="ce49">
            <text:p>3.697</text:p>
          </table:table-cell>
          <table:table-cell office:value-type="string" table:style-name="ce50">
            <text:p>-</text:p>
          </table:table-cell>
          <table:table-cell office:value-type="float" office:value="9664" table:style-name="ce49">
            <text:p>9.664</text:p>
          </table:table-cell>
          <table:table-cell office:value-type="string" table:style-name="ce50">
            <text:p>-</text:p>
          </table:table-cell>
          <table:table-cell office:value-type="float" office:value="22696" table:style-name="ce49">
            <text:p>22.696</text:p>
          </table:table-cell>
          <table:table-cell office:value-type="string" table:style-name="ce50">
            <text:p>-</text:p>
          </table:table-cell>
          <table:table-cell office:value-type="float" office:value="32682" table:style-name="ce49">
            <text:p>32.682</text:p>
          </table:table-cell>
          <table:table-cell office:value-type="string" table:style-name="ce50">
            <text:p>-</text:p>
          </table:table-cell>
          <table:table-cell office:value-type="float" office:value="25128" table:style-name="ce49">
            <text:p>25.128</text:p>
          </table:table-cell>
          <table:table-cell office:value-type="string" table:style-name="ce50">
            <text:p>-</text:p>
          </table:table-cell>
          <table:table-cell office:value-type="float" office:value="1236" table:style-name="ce49">
            <text:p>1.236</text:p>
          </table:table-cell>
          <table:table-cell office:value-type="string" table:style-name="ce50">
            <text:p>-</text:p>
          </table:table-cell>
          <table:table-cell office:value-type="float" office:value="95153" table:style-name="ce49">
            <text:p>95.153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1">
            <text:p>Sanidad Exterior</text:p>
          </table:table-cell>
          <table:table-cell office:value-type="float" office:value="33" table:style-name="ce52">
            <text:p>33</text:p>
          </table:table-cell>
          <table:table-cell office:value-type="string" table:style-name="ce53">
            <text:p>-</text:p>
          </table:table-cell>
          <table:table-cell office:value-type="float" office:value="52" table:style-name="ce52">
            <text:p>52</text:p>
          </table:table-cell>
          <table:table-cell office:value-type="string" table:style-name="ce53">
            <text:p>-</text:p>
          </table:table-cell>
          <table:table-cell office:value-type="float" office:value="319" table:style-name="ce52">
            <text:p>319</text:p>
          </table:table-cell>
          <table:table-cell office:value-type="string" table:style-name="ce53">
            <text:p>-</text:p>
          </table:table-cell>
          <table:table-cell office:value-type="float" office:value="925" table:style-name="ce52">
            <text:p>925</text:p>
          </table:table-cell>
          <table:table-cell office:value-type="string" table:style-name="ce53">
            <text:p>-</text:p>
          </table:table-cell>
          <table:table-cell office:value-type="float" office:value="1971" table:style-name="ce52">
            <text:p>1.971</text:p>
          </table:table-cell>
          <table:table-cell office:value-type="string" table:style-name="ce53">
            <text:p>-</text:p>
          </table:table-cell>
          <table:table-cell office:value-type="float" office:value="2432" table:style-name="ce52">
            <text:p>2.432</text:p>
          </table:table-cell>
          <table:table-cell office:value-type="string" table:style-name="ce53">
            <text:p>-</text:p>
          </table:table-cell>
          <table:table-cell office:value-type="float" office:value="2125" table:style-name="ce52">
            <text:p>2.125</text:p>
          </table:table-cell>
          <table:table-cell office:value-type="string" table:style-name="ce53">
            <text:p>-</text:p>
          </table:table-cell>
          <table:table-cell office:value-type="float" office:value="271" table:style-name="ce52">
            <text:p>271</text:p>
          </table:table-cell>
          <table:table-cell office:value-type="string" table:style-name="ce53">
            <text:p>-</text:p>
          </table:table-cell>
          <table:table-cell office:value-type="float" office:value="8128" table:style-name="ce52">
            <text:p>8.128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table:number-columns-repeated="24" table:style-name="ce29"/>
          <table:table-cell table:number-columns-repeated="16339" table:style-name="ce54"/>
        </table:table-row>
        <table:table-row table:style-name="ro5">
          <table:table-cell office:value-type="string" table:style-name="ce55">
            <text:p>Total España</text:p>
          </table:table-cell>
          <table:table-cell office:value-type="float" office:value="2951782" table:style-name="ce56">
            <text:p>2.951.782</text:p>
          </table:table-cell>
          <table:table-cell office:value-type="percentage" office:value="1" table:style-name="ce57">
            <text:p>100,0%</text:p>
          </table:table-cell>
          <table:table-cell office:value-type="float" office:value="3969542" table:style-name="ce56">
            <text:p>3.969.542</text:p>
          </table:table-cell>
          <table:table-cell office:value-type="percentage" office:value="0.99317283776713994" table:style-name="ce57">
            <text:p>99,3%</text:p>
          </table:table-cell>
          <table:table-cell office:value-type="float" office:value="5339572" table:style-name="ce56">
            <text:p>5.339.572</text:p>
          </table:table-cell>
          <table:table-cell office:value-type="percentage" office:value="0.96948105002850571" table:style-name="ce57">
            <text:p>96,9%</text:p>
          </table:table-cell>
          <table:table-cell office:value-type="float" office:value="6774535" table:style-name="ce56">
            <text:p>6.774.535</text:p>
          </table:table-cell>
          <table:table-cell office:value-type="percentage" office:value="0.95018327523376112" table:style-name="ce57">
            <text:p>95,0%</text:p>
          </table:table-cell>
          <table:table-cell office:value-type="float" office:value="7141810" table:style-name="ce56">
            <text:p>7.141.810</text:p>
          </table:table-cell>
          <table:table-cell office:value-type="percentage" office:value="0.91364787263547986" table:style-name="ce57">
            <text:p>91,4%</text:p>
          </table:table-cell>
          <table:table-cell office:value-type="float" office:value="5139314" table:style-name="ce56">
            <text:p>5.139.314</text:p>
          </table:table-cell>
          <table:table-cell office:value-type="percentage" office:value="0.86491024937647465" table:style-name="ce57">
            <text:p>86,5%</text:p>
          </table:table-cell>
          <table:table-cell office:value-type="float" office:value="4266052" table:style-name="ce56">
            <text:p>4.266.052</text:p>
          </table:table-cell>
          <table:table-cell office:value-type="percentage" office:value="0.86627292950399071" table:style-name="ce57">
            <text:p>86,6%</text:p>
          </table:table-cell>
          <table:table-cell office:value-type="float" office:value="3684547" table:style-name="ce56">
            <text:p>3.684.547</text:p>
          </table:table-cell>
          <table:table-cell office:value-type="percentage" office:value="0.92484491568945693" table:style-name="ce57">
            <text:p>92,5%</text:p>
          </table:table-cell>
          <table:table-cell office:value-type="float" office:value="39267154" table:style-name="ce56">
            <text:p>39.267.154</text:p>
          </table:table-cell>
          <table:table-cell office:value-type="float" office:value="42185033" table:style-name="ce56">
            <text:p>42.185.033</text:p>
          </table:table-cell>
          <table:table-cell office:value-type="percentage" office:value="0.93083141596689045" table:style-name="ce57">
            <text:p>93,1%</text:p>
          </table:table-cell>
          <table:table-cell office:value-type="percentage" office:value="0.82844374392823494" table:style-name="ce57">
            <text:p>82,8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8"/>
          <table:table-cell table:style-name="ce29"/>
          <table:table-cell table:style-name="ce58"/>
          <table:table-cell table:style-name="ce54"/>
          <table:table-cell table:style-name="ce58"/>
          <table:table-cell table:style-name="ce29"/>
          <table:table-cell table:style-name="ce58"/>
          <table:table-cell table:number-columns-repeated="2" table:style-name="ce29"/>
          <table:table-cell table:style-name="ce58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54"/>
        <table:table-column table:style-name="co4" table:default-cell-style-name="ce58"/>
        <table:table-column table:style-name="co4" table:default-cell-style-name="ce29"/>
        <table:table-column table:style-name="co4" table:default-cell-style-name="ce58"/>
        <table:table-column table:style-name="co4" table:number-columns-repeated="2" table:default-cell-style-name="ce29"/>
        <table:table-column table:style-name="co4" table:default-cell-style-name="ce58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10">
          <table:table-cell table:style-name="ce39"/>
          <table:table-cell office:value-type="string" table:style-name="ce40">
            <text:p>Personas pauta completa ≥80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70-7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60-6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50-5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40-4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30-3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20-2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12-19 años</text:p>
          </table:table-cell>
          <table:table-cell office:value-type="string" table:style-name="ce41">
            <text:p>%</text:p>
          </table:table-cell>
          <table:table-cell office:value-type="string" table:style-name="ce42">
            <text:p>Total Personas pauta completa</text:p>
          </table:table-cell>
          <table:table-cell office:value-type="string" table:style-name="ce42">
            <text:p>Total Población INE Población a Vacunar (1)</text:p>
          </table:table-cell>
          <table:table-cell office:value-type="string" table:style-name="ce43">
            <text:p>% pauta completa sobre Población a Vacunar INE</text:p>
          </table:table-cell>
          <table:table-cell office:value-type="string" table:style-name="ce43">
            <text:p>% pauta completa sobre Total Población INE</text:p>
          </table:table-cell>
          <table:table-cell table:number-columns-repeated="16363" table:style-name="ce44"/>
        </table:table-row>
        <table:table-row table:style-name="ro5">
          <table:table-cell office:value-type="string" table:style-name="ce45">
            <text:p>Andalucía</text:p>
          </table:table-cell>
          <table:table-cell office:value-type="float" office:value="430904" table:style-name="ce46">
            <text:p>430.904</text:p>
          </table:table-cell>
          <table:table-cell office:value-type="percentage" office:value="1" table:style-name="ce47">
            <text:p>100,0%</text:p>
          </table:table-cell>
          <table:table-cell office:value-type="float" office:value="653177" table:style-name="ce46">
            <text:p>653.177</text:p>
          </table:table-cell>
          <table:table-cell office:value-type="percentage" office:value="0.99824857142420487" table:style-name="ce47">
            <text:p>99,8%</text:p>
          </table:table-cell>
          <table:table-cell office:value-type="float" office:value="935022" table:style-name="ce46">
            <text:p>935.022</text:p>
          </table:table-cell>
          <table:table-cell office:value-type="percentage" office:value="0.97578136332755527" table:style-name="ce47">
            <text:p>97,6%</text:p>
          </table:table-cell>
          <table:table-cell office:value-type="float" office:value="1225549" table:style-name="ce46">
            <text:p>1.225.549</text:p>
          </table:table-cell>
          <table:table-cell office:value-type="percentage" office:value="0.95181544450062172" table:style-name="ce47">
            <text:p>95,2%</text:p>
          </table:table-cell>
          <table:table-cell office:value-type="float" office:value="1272990" table:style-name="ce46">
            <text:p>1.272.990</text:p>
          </table:table-cell>
          <table:table-cell office:value-type="percentage" office:value="0.91956721489580562" table:style-name="ce47">
            <text:p>92,0%</text:p>
          </table:table-cell>
          <table:table-cell office:value-type="float" office:value="957923" table:style-name="ce46">
            <text:p>957.923</text:p>
          </table:table-cell>
          <table:table-cell office:value-type="percentage" office:value="0.86943771539146453" table:style-name="ce47">
            <text:p>86,9%</text:p>
          </table:table-cell>
          <table:table-cell office:value-type="float" office:value="799486" table:style-name="ce46">
            <text:p>799.486</text:p>
          </table:table-cell>
          <table:table-cell office:value-type="percentage" office:value="0.86327139698006283" table:style-name="ce47">
            <text:p>86,3%</text:p>
          </table:table-cell>
          <table:table-cell office:value-type="float" office:value="762885" table:style-name="ce46">
            <text:p>762.885</text:p>
          </table:table-cell>
          <table:table-cell office:value-type="percentage" office:value="0.98711127443242253" table:style-name="ce47">
            <text:p>98,7%</text:p>
          </table:table-cell>
          <table:table-cell office:value-type="float" office:value="7037936" table:style-name="ce46">
            <text:p>7.037.936</text:p>
          </table:table-cell>
          <table:table-cell office:value-type="float" office:value="7508005" table:style-name="ce46">
            <text:p>7.508.005</text:p>
          </table:table-cell>
          <table:table-cell office:value-type="percentage" office:value="0.93739095805077377" table:style-name="ce47">
            <text:p>93,7%</text:p>
          </table:table-cell>
          <table:table-cell office:value-type="percentage" office:value="0.8277765669824706" table:style-name="ce47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Aragón</text:p>
          </table:table-cell>
          <table:table-cell office:value-type="float" office:value="100534" table:style-name="ce49">
            <text:p>100.534</text:p>
          </table:table-cell>
          <table:table-cell office:value-type="percentage" office:value="1" table:style-name="ce50">
            <text:p>100,0%</text:p>
          </table:table-cell>
          <table:table-cell office:value-type="float" office:value="119281" table:style-name="ce49">
            <text:p>119.281</text:p>
          </table:table-cell>
          <table:table-cell office:value-type="percentage" office:value="0.99712434691745033" table:style-name="ce50">
            <text:p>99,7%</text:p>
          </table:table-cell>
          <table:table-cell office:value-type="float" office:value="155586" table:style-name="ce49">
            <text:p>155.586</text:p>
          </table:table-cell>
          <table:table-cell office:value-type="percentage" office:value="0.96451552910544913" table:style-name="ce50">
            <text:p>96,5%</text:p>
          </table:table-cell>
          <table:table-cell office:value-type="float" office:value="188546" table:style-name="ce49">
            <text:p>188.546</text:p>
          </table:table-cell>
          <table:table-cell office:value-type="percentage" office:value="0.9381798278350002" table:style-name="ce50">
            <text:p>93,8%</text:p>
          </table:table-cell>
          <table:table-cell office:value-type="float" office:value="191283" table:style-name="ce49">
            <text:p>191.283</text:p>
          </table:table-cell>
          <table:table-cell office:value-type="percentage" office:value="0.89536456699916211" table:style-name="ce50">
            <text:p>89,5%</text:p>
          </table:table-cell>
          <table:table-cell office:value-type="float" office:value="130285" table:style-name="ce49">
            <text:p>130.285</text:p>
          </table:table-cell>
          <table:table-cell office:value-type="percentage" office:value="0.82314029745131978" table:style-name="ce50">
            <text:p>82,3%</text:p>
          </table:table-cell>
          <table:table-cell office:value-type="float" office:value="108656" table:style-name="ce49">
            <text:p>108.656</text:p>
          </table:table-cell>
          <table:table-cell office:value-type="percentage" office:value="0.83071606599489289" table:style-name="ce50">
            <text:p>83,1%</text:p>
          </table:table-cell>
          <table:table-cell office:value-type="float" office:value="98350" table:style-name="ce49">
            <text:p>98.350</text:p>
          </table:table-cell>
          <table:table-cell office:value-type="percentage" office:value="0.91884114838794062" table:style-name="ce50">
            <text:p>91,9%</text:p>
          </table:table-cell>
          <table:table-cell office:value-type="float" office:value="1092521" table:style-name="ce49">
            <text:p>1.092.521</text:p>
          </table:table-cell>
          <table:table-cell office:value-type="float" office:value="1189408" table:style-name="ce49">
            <text:p>1.189.408</text:p>
          </table:table-cell>
          <table:table-cell office:value-type="percentage" office:value="0.91854182921251581" table:style-name="ce50">
            <text:p>91,9%</text:p>
          </table:table-cell>
          <table:table-cell office:value-type="percentage" office:value="0.82074518474111902" table:style-name="ce50">
            <text:p>82,1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Asturias<text:s/></text:p>
          </table:table-cell>
          <table:table-cell office:value-type="float" office:value="88640" table:style-name="ce49">
            <text:p>88.640</text:p>
          </table:table-cell>
          <table:table-cell office:value-type="percentage" office:value="1" table:style-name="ce50">
            <text:p>100,0%</text:p>
          </table:table-cell>
          <table:table-cell office:value-type="float" office:value="114698" table:style-name="ce49">
            <text:p>114.698</text:p>
          </table:table-cell>
          <table:table-cell office:value-type="percentage" office:value="1" table:style-name="ce50">
            <text:p>100,0%</text:p>
          </table:table-cell>
          <table:table-cell office:value-type="float" office:value="149558" table:style-name="ce49">
            <text:p>149.558</text:p>
          </table:table-cell>
          <table:table-cell office:value-type="percentage" office:value="0.98399894729916437" table:style-name="ce50">
            <text:p>98,4%</text:p>
          </table:table-cell>
          <table:table-cell office:value-type="float" office:value="155013" table:style-name="ce49">
            <text:p>155.013</text:p>
          </table:table-cell>
          <table:table-cell office:value-type="percentage" office:value="0.956380373018762" table:style-name="ce50">
            <text:p>95,6%</text:p>
          </table:table-cell>
          <table:table-cell office:value-type="float" office:value="152424" table:style-name="ce49">
            <text:p>152.424</text:p>
          </table:table-cell>
          <table:table-cell office:value-type="percentage" office:value="0.91865959498553518" table:style-name="ce50">
            <text:p>91,9%</text:p>
          </table:table-cell>
          <table:table-cell office:value-type="float" office:value="91971" table:style-name="ce49">
            <text:p>91.971</text:p>
          </table:table-cell>
          <table:table-cell office:value-type="percentage" office:value="0.84694864215266463" table:style-name="ce50">
            <text:p>84,7%</text:p>
          </table:table-cell>
          <table:table-cell office:value-type="float" office:value="67467" table:style-name="ce49">
            <text:p>67.467</text:p>
          </table:table-cell>
          <table:table-cell office:value-type="percentage" office:value="0.8514045581888392" table:style-name="ce50">
            <text:p>85,1%</text:p>
          </table:table-cell>
          <table:table-cell office:value-type="float" office:value="67209" table:style-name="ce49">
            <text:p>67.209</text:p>
          </table:table-cell>
          <table:table-cell office:value-type="percentage" office:value="1.0299282824567857" table:style-name="ce50">
            <text:p>103,0%</text:p>
          </table:table-cell>
          <table:table-cell office:value-type="float" office:value="886980" table:style-name="ce49">
            <text:p>886.980</text:p>
          </table:table-cell>
          <table:table-cell office:value-type="float" office:value="930447" table:style-name="ce49">
            <text:p>930.447</text:p>
          </table:table-cell>
          <table:table-cell office:value-type="percentage" office:value="0.95328374426485329" table:style-name="ce50">
            <text:p>95,3%</text:p>
          </table:table-cell>
          <table:table-cell office:value-type="percentage" office:value="0.87569319046805716" table:style-name="ce50">
            <text:p>87,6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Baleares</text:p>
          </table:table-cell>
          <table:table-cell office:value-type="float" office:value="51436" table:style-name="ce49">
            <text:p>51.436</text:p>
          </table:table-cell>
          <table:table-cell office:value-type="percentage" office:value="0.95903641414800589" table:style-name="ce50">
            <text:p>95,9%</text:p>
          </table:table-cell>
          <table:table-cell office:value-type="float" office:value="79879" table:style-name="ce49">
            <text:p>79.879</text:p>
          </table:table-cell>
          <table:table-cell office:value-type="percentage" office:value="0.91568654423733864" table:style-name="ce50">
            <text:p>91,6%</text:p>
          </table:table-cell>
          <table:table-cell office:value-type="float" office:value="112200" table:style-name="ce49">
            <text:p>112.200</text:p>
          </table:table-cell>
          <table:table-cell office:value-type="percentage" office:value="0.88073913009349025" table:style-name="ce50">
            <text:p>88,1%</text:p>
          </table:table-cell>
          <table:table-cell office:value-type="float" office:value="153178" table:style-name="ce49">
            <text:p>153.178</text:p>
          </table:table-cell>
          <table:table-cell office:value-type="percentage" office:value="0.86293575500822495" table:style-name="ce50">
            <text:p>86,3%</text:p>
          </table:table-cell>
          <table:table-cell office:value-type="float" office:value="172972" table:style-name="ce49">
            <text:p>172.972</text:p>
          </table:table-cell>
          <table:table-cell office:value-type="percentage" office:value="0.79849323479039624" table:style-name="ce50">
            <text:p>79,8%</text:p>
          </table:table-cell>
          <table:table-cell office:value-type="float" office:value="133698" table:style-name="ce49">
            <text:p>133.698</text:p>
          </table:table-cell>
          <table:table-cell office:value-type="percentage" office:value="0.72643400870429831" table:style-name="ce50">
            <text:p>72,6%</text:p>
          </table:table-cell>
          <table:table-cell office:value-type="float" office:value="103014" table:style-name="ce49">
            <text:p>103.014</text:p>
          </table:table-cell>
          <table:table-cell office:value-type="percentage" office:value="0.75075976766049868" table:style-name="ce50">
            <text:p>75,1%</text:p>
          </table:table-cell>
          <table:table-cell office:value-type="float" office:value="85896" table:style-name="ce49">
            <text:p>85.896</text:p>
          </table:table-cell>
          <table:table-cell office:value-type="percentage" office:value="0.86296415367304291" table:style-name="ce50">
            <text:p>86,3%</text:p>
          </table:table-cell>
          <table:table-cell office:value-type="float" office:value="892273" table:style-name="ce49">
            <text:p>892.273</text:p>
          </table:table-cell>
          <table:table-cell office:value-type="float" office:value="1083187" table:style-name="ce49">
            <text:p>1.083.187</text:p>
          </table:table-cell>
          <table:table-cell office:value-type="percentage" office:value="0.82374788471427374" table:style-name="ce50">
            <text:p>82,4%</text:p>
          </table:table-cell>
          <table:table-cell office:value-type="percentage" office:value="0.73150622040950175" table:style-name="ce50">
            <text:p>73,2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narias</text:p>
          </table:table-cell>
          <table:table-cell office:value-type="float" office:value="92943" table:style-name="ce49">
            <text:p>92.943</text:p>
          </table:table-cell>
          <table:table-cell office:value-type="percentage" office:value="0.92607759909128951" table:style-name="ce50">
            <text:p>92,6%</text:p>
          </table:table-cell>
          <table:table-cell office:value-type="float" office:value="152154" table:style-name="ce49">
            <text:p>152.154</text:p>
          </table:table-cell>
          <table:table-cell office:value-type="percentage" office:value="0.90867503553384377" table:style-name="ce50">
            <text:p>90,9%</text:p>
          </table:table-cell>
          <table:table-cell office:value-type="float" office:value="225739" table:style-name="ce49">
            <text:p>225.739</text:p>
          </table:table-cell>
          <table:table-cell office:value-type="percentage" office:value="0.89737433165709291" table:style-name="ce50">
            <text:p>89,7%</text:p>
          </table:table-cell>
          <table:table-cell office:value-type="float" office:value="324917" table:style-name="ce49">
            <text:p>324.917</text:p>
          </table:table-cell>
          <table:table-cell office:value-type="percentage" office:value="0.88233441141407809" table:style-name="ce50">
            <text:p>88,2%</text:p>
          </table:table-cell>
          <table:table-cell office:value-type="float" office:value="322682" table:style-name="ce49">
            <text:p>322.682</text:p>
          </table:table-cell>
          <table:table-cell office:value-type="percentage" office:value="0.81877164714987127" table:style-name="ce50">
            <text:p>81,9%</text:p>
          </table:table-cell>
          <table:table-cell office:value-type="float" office:value="234264" table:style-name="ce49">
            <text:p>234.264</text:p>
          </table:table-cell>
          <table:table-cell office:value-type="percentage" office:value="0.74877741624102645" table:style-name="ce50">
            <text:p>74,9%</text:p>
          </table:table-cell>
          <table:table-cell office:value-type="float" office:value="192398" table:style-name="ce49">
            <text:p>192.398</text:p>
          </table:table-cell>
          <table:table-cell office:value-type="percentage" office:value="0.75547667382623074" table:style-name="ce50">
            <text:p>75,5%</text:p>
          </table:table-cell>
          <table:table-cell office:value-type="float" office:value="170965" table:style-name="ce49">
            <text:p>170.965</text:p>
          </table:table-cell>
          <table:table-cell office:value-type="percentage" office:value="0.92782134425962604" table:style-name="ce50">
            <text:p>92,8%</text:p>
          </table:table-cell>
          <table:table-cell office:value-type="float" office:value="1716062" table:style-name="ce49">
            <text:p>1.716.062</text:p>
          </table:table-cell>
          <table:table-cell office:value-type="float" office:value="2033513" table:style-name="ce49">
            <text:p>2.033.513</text:p>
          </table:table-cell>
          <table:table-cell office:value-type="percentage" office:value="0.84389035132797285" table:style-name="ce50">
            <text:p>84,4%</text:p>
          </table:table-cell>
          <table:table-cell office:value-type="percentage" office:value="0.7646077806278736" table:style-name="ce50">
            <text:p>76,5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ntabria</text:p>
          </table:table-cell>
          <table:table-cell office:value-type="float" office:value="42304" table:style-name="ce49">
            <text:p>42.304</text:p>
          </table:table-cell>
          <table:table-cell office:value-type="percentage" office:value="1" table:style-name="ce50">
            <text:p>100,0%</text:p>
          </table:table-cell>
          <table:table-cell office:value-type="float" office:value="56121" table:style-name="ce49">
            <text:p>56.121</text:p>
          </table:table-cell>
          <table:table-cell office:value-type="percentage" office:value="1" table:style-name="ce50">
            <text:p>100,0%</text:p>
          </table:table-cell>
          <table:table-cell office:value-type="float" office:value="77221" table:style-name="ce49">
            <text:p>77.221</text:p>
          </table:table-cell>
          <table:table-cell office:value-type="percentage" office:value="0.97431141728806292" table:style-name="ce50">
            <text:p>97,4%</text:p>
          </table:table-cell>
          <table:table-cell office:value-type="float" office:value="85235" table:style-name="ce49">
            <text:p>85.235</text:p>
          </table:table-cell>
          <table:table-cell office:value-type="percentage" office:value="0.93695723865010438" table:style-name="ce50">
            <text:p>93,7%</text:p>
          </table:table-cell>
          <table:table-cell office:value-type="float" office:value="89443" table:style-name="ce49">
            <text:p>89.443</text:p>
          </table:table-cell>
          <table:table-cell office:value-type="percentage" office:value="0.9184379684964985" table:style-name="ce50">
            <text:p>91,8%</text:p>
          </table:table-cell>
          <table:table-cell office:value-type="float" office:value="56902" table:style-name="ce49">
            <text:p>56.902</text:p>
          </table:table-cell>
          <table:table-cell office:value-type="percentage" office:value="0.84728550582209117" table:style-name="ce50">
            <text:p>84,7%</text:p>
          </table:table-cell>
          <table:table-cell office:value-type="float" office:value="43638" table:style-name="ce49">
            <text:p>43.638</text:p>
          </table:table-cell>
          <table:table-cell office:value-type="percentage" office:value="0.85778310695260751" table:style-name="ce50">
            <text:p>85,8%</text:p>
          </table:table-cell>
          <table:table-cell office:value-type="float" office:value="46305" table:style-name="ce49">
            <text:p>46.305</text:p>
          </table:table-cell>
          <table:table-cell office:value-type="percentage" office:value="1.02256917607049" table:style-name="ce50">
            <text:p>102,3%</text:p>
          </table:table-cell>
          <table:table-cell office:value-type="float" office:value="497169" table:style-name="ce49">
            <text:p>497.169</text:p>
          </table:table-cell>
          <table:table-cell office:value-type="float" office:value="527062" table:style-name="ce49">
            <text:p>527.062</text:p>
          </table:table-cell>
          <table:table-cell office:value-type="percentage" office:value="0.94328371235262642" table:style-name="ce50">
            <text:p>94,3%</text:p>
          </table:table-cell>
          <table:table-cell office:value-type="percentage" office:value="0.85181999640198403" table:style-name="ce50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stilla y Leon</text:p>
          </table:table-cell>
          <table:table-cell office:value-type="float" office:value="228263" table:style-name="ce49">
            <text:p>228.263</text:p>
          </table:table-cell>
          <table:table-cell office:value-type="percentage" office:value="1" table:style-name="ce50">
            <text:p>100,0%</text:p>
          </table:table-cell>
          <table:table-cell office:value-type="float" office:value="250765" table:style-name="ce49">
            <text:p>250.765</text:p>
          </table:table-cell>
          <table:table-cell office:value-type="percentage" office:value="1" table:style-name="ce50">
            <text:p>100,0%</text:p>
          </table:table-cell>
          <table:table-cell office:value-type="float" office:value="323982" table:style-name="ce49">
            <text:p>323.982</text:p>
          </table:table-cell>
          <table:table-cell office:value-type="percentage" office:value="0.99003492817264238" table:style-name="ce50">
            <text:p>99,0%</text:p>
          </table:table-cell>
          <table:table-cell office:value-type="float" office:value="355552" table:style-name="ce49">
            <text:p>355.552</text:p>
          </table:table-cell>
          <table:table-cell office:value-type="percentage" office:value="0.9327103931501064" table:style-name="ce50">
            <text:p>93,3%</text:p>
          </table:table-cell>
          <table:table-cell office:value-type="float" office:value="324100" table:style-name="ce49">
            <text:p>324.100</text:p>
          </table:table-cell>
          <table:table-cell office:value-type="percentage" office:value="0.89977290520319153" table:style-name="ce50">
            <text:p>90,0%</text:p>
          </table:table-cell>
          <table:table-cell office:value-type="float" office:value="216486" table:style-name="ce49">
            <text:p>216.486</text:p>
          </table:table-cell>
          <table:table-cell office:value-type="percentage" office:value="0.83616967037720835" table:style-name="ce50">
            <text:p>83,6%</text:p>
          </table:table-cell>
          <table:table-cell office:value-type="float" office:value="178691" table:style-name="ce49">
            <text:p>178.691</text:p>
          </table:table-cell>
          <table:table-cell office:value-type="percentage" office:value="0.84376165719925011" table:style-name="ce50">
            <text:p>84,4%</text:p>
          </table:table-cell>
          <table:table-cell office:value-type="float" office:value="164101" table:style-name="ce49">
            <text:p>164.101</text:p>
          </table:table-cell>
          <table:table-cell office:value-type="percentage" office:value="0.97564180311299775" table:style-name="ce50">
            <text:p>97,6%</text:p>
          </table:table-cell>
          <table:table-cell office:value-type="float" office:value="2041940" table:style-name="ce49">
            <text:p>2.041.940</text:p>
          </table:table-cell>
          <table:table-cell office:value-type="float" office:value="2172149" table:style-name="ce49">
            <text:p>2.172.149</text:p>
          </table:table-cell>
          <table:table-cell office:value-type="percentage" office:value="0.94005521720655438" table:style-name="ce50">
            <text:p>94,0%</text:p>
          </table:table-cell>
          <table:table-cell office:value-type="percentage" office:value="0.8555677856274635" table:style-name="ce50">
            <text:p>85,6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stilla - La Mancha</text:p>
          </table:table-cell>
          <table:table-cell office:value-type="float" office:value="137158" table:style-name="ce49">
            <text:p>137.158</text:p>
          </table:table-cell>
          <table:table-cell office:value-type="percentage" office:value="1" table:style-name="ce50">
            <text:p>100,0%</text:p>
          </table:table-cell>
          <table:table-cell office:value-type="float" office:value="158399" table:style-name="ce49">
            <text:p>158.399</text:p>
          </table:table-cell>
          <table:table-cell office:value-type="percentage" office:value="1" table:style-name="ce50">
            <text:p>100,0%</text:p>
          </table:table-cell>
          <table:table-cell office:value-type="float" office:value="223284" table:style-name="ce49">
            <text:p>223.284</text:p>
          </table:table-cell>
          <table:table-cell office:value-type="percentage" office:value="0.97919553739014509" table:style-name="ce50">
            <text:p>97,9%</text:p>
          </table:table-cell>
          <table:table-cell office:value-type="float" office:value="286840" table:style-name="ce49">
            <text:p>286.840</text:p>
          </table:table-cell>
          <table:table-cell office:value-type="percentage" office:value="0.92110967319295967" table:style-name="ce50">
            <text:p>92,1%</text:p>
          </table:table-cell>
          <table:table-cell office:value-type="float" office:value="287326" table:style-name="ce49">
            <text:p>287.326</text:p>
          </table:table-cell>
          <table:table-cell office:value-type="percentage" office:value="0.86889177182843891" table:style-name="ce50">
            <text:p>86,9%</text:p>
          </table:table-cell>
          <table:table-cell office:value-type="float" office:value="207082" table:style-name="ce49">
            <text:p>207.082</text:p>
          </table:table-cell>
          <table:table-cell office:value-type="percentage" office:value="0.80341880341880345" table:style-name="ce50">
            <text:p>80,3%</text:p>
          </table:table-cell>
          <table:table-cell office:value-type="float" office:value="174850" table:style-name="ce49">
            <text:p>174.850</text:p>
          </table:table-cell>
          <table:table-cell office:value-type="percentage" office:value="0.79843099291298314" table:style-name="ce50">
            <text:p>79,8%</text:p>
          </table:table-cell>
          <table:table-cell office:value-type="float" office:value="167849" table:style-name="ce49">
            <text:p>167.849</text:p>
          </table:table-cell>
          <table:table-cell office:value-type="percentage" office:value="0.94394767624960629" table:style-name="ce50">
            <text:p>94,4%</text:p>
          </table:table-cell>
          <table:table-cell office:value-type="float" office:value="1642788" table:style-name="ce49">
            <text:p>1.642.788</text:p>
          </table:table-cell>
          <table:table-cell office:value-type="float" office:value="1816082" table:style-name="ce49">
            <text:p>1.816.082</text:p>
          </table:table-cell>
          <table:table-cell office:value-type="percentage" office:value="0.90457809724450766" table:style-name="ce50">
            <text:p>90,5%</text:p>
          </table:table-cell>
          <table:table-cell office:value-type="percentage" office:value="0.80188572410399794" table:style-name="ce50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taluña</text:p>
          </table:table-cell>
          <table:table-cell office:value-type="float" office:value="455810" table:style-name="ce49">
            <text:p>455.810</text:p>
          </table:table-cell>
          <table:table-cell office:value-type="percentage" office:value="1" table:style-name="ce50">
            <text:p>100,0%</text:p>
          </table:table-cell>
          <table:table-cell office:value-type="float" office:value="618652" table:style-name="ce49">
            <text:p>618.652</text:p>
          </table:table-cell>
          <table:table-cell office:value-type="percentage" office:value="0.97312721003687064" table:style-name="ce50">
            <text:p>97,3%</text:p>
          </table:table-cell>
          <table:table-cell office:value-type="float" office:value="802547" table:style-name="ce49">
            <text:p>802.547</text:p>
          </table:table-cell>
          <table:table-cell office:value-type="percentage" office:value="0.94142177448491704" table:style-name="ce50">
            <text:p>94,1%</text:p>
          </table:table-cell>
          <table:table-cell office:value-type="float" office:value="1040307" table:style-name="ce49">
            <text:p>1.040.307</text:p>
          </table:table-cell>
          <table:table-cell office:value-type="percentage" office:value="0.9479734390619291" table:style-name="ce50">
            <text:p>94,8%</text:p>
          </table:table-cell>
          <table:table-cell office:value-type="float" office:value="1156872" table:style-name="ce49">
            <text:p>1.156.872</text:p>
          </table:table-cell>
          <table:table-cell office:value-type="percentage" office:value="0.90697357177016613" table:style-name="ce50">
            <text:p>90,7%</text:p>
          </table:table-cell>
          <table:table-cell office:value-type="float" office:value="820350" table:style-name="ce49">
            <text:p>820.350</text:p>
          </table:table-cell>
          <table:table-cell office:value-type="percentage" office:value="0.84867187790959919" table:style-name="ce50">
            <text:p>84,9%</text:p>
          </table:table-cell>
          <table:table-cell office:value-type="float" office:value="685443" table:style-name="ce49">
            <text:p>685.443</text:p>
          </table:table-cell>
          <table:table-cell office:value-type="percentage" office:value="0.82678225291870566" table:style-name="ce50">
            <text:p>82,7%</text:p>
          </table:table-cell>
          <table:table-cell office:value-type="float" office:value="613057" table:style-name="ce49">
            <text:p>613.057</text:p>
          </table:table-cell>
          <table:table-cell office:value-type="percentage" office:value="0.91315279513467384" table:style-name="ce50">
            <text:p>91,3%</text:p>
          </table:table-cell>
          <table:table-cell office:value-type="float" office:value="6193038" table:style-name="ce49">
            <text:p>6.193.038</text:p>
          </table:table-cell>
          <table:table-cell office:value-type="float" office:value="6782414" table:style-name="ce49">
            <text:p>6.782.414</text:p>
          </table:table-cell>
          <table:table-cell office:value-type="percentage" office:value="0.91310232610395059" table:style-name="ce50">
            <text:p>91,3%</text:p>
          </table:table-cell>
          <table:table-cell office:value-type="percentage" office:value="0.80730462155269811" table:style-name="ce50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. Valenciana</text:p>
          </table:table-cell>
          <table:table-cell office:value-type="float" office:value="295548" table:style-name="ce49">
            <text:p>295.548</text:p>
          </table:table-cell>
          <table:table-cell office:value-type="percentage" office:value="1" table:style-name="ce50">
            <text:p>100,0%</text:p>
          </table:table-cell>
          <table:table-cell office:value-type="float" office:value="435712" table:style-name="ce49">
            <text:p>435.712</text:p>
          </table:table-cell>
          <table:table-cell office:value-type="percentage" office:value="0.99075893181983554" table:style-name="ce50">
            <text:p>99,1%</text:p>
          </table:table-cell>
          <table:table-cell office:value-type="float" office:value="579716" table:style-name="ce49">
            <text:p>579.716</text:p>
          </table:table-cell>
          <table:table-cell office:value-type="percentage" office:value="0.97082091301872253" table:style-name="ce50">
            <text:p>97,1%</text:p>
          </table:table-cell>
          <table:table-cell office:value-type="float" office:value="733706" table:style-name="ce49">
            <text:p>733.706</text:p>
          </table:table-cell>
          <table:table-cell office:value-type="percentage" office:value="0.96249488387712911" table:style-name="ce50">
            <text:p>96,2%</text:p>
          </table:table-cell>
          <table:table-cell office:value-type="float" office:value="769943" table:style-name="ce49">
            <text:p>769.943</text:p>
          </table:table-cell>
          <table:table-cell office:value-type="percentage" office:value="0.91581055829327851" table:style-name="ce50">
            <text:p>91,6%</text:p>
          </table:table-cell>
          <table:table-cell office:value-type="float" office:value="530525" table:style-name="ce49">
            <text:p>530.525</text:p>
          </table:table-cell>
          <table:table-cell office:value-type="percentage" office:value="0.86415841777688007" table:style-name="ce50">
            <text:p>86,4%</text:p>
          </table:table-cell>
          <table:table-cell office:value-type="float" office:value="447251" table:style-name="ce49">
            <text:p>447.251</text:p>
          </table:table-cell>
          <table:table-cell office:value-type="percentage" office:value="0.87222026120720086" table:style-name="ce50">
            <text:p>87,2%</text:p>
          </table:table-cell>
          <table:table-cell office:value-type="float" office:value="429987" table:style-name="ce49">
            <text:p>429.987</text:p>
          </table:table-cell>
          <table:table-cell office:value-type="percentage" office:value="0.99357162828206269" table:style-name="ce50">
            <text:p>99,4%</text:p>
          </table:table-cell>
          <table:table-cell office:value-type="float" office:value="4222388" table:style-name="ce49">
            <text:p>4.222.388</text:p>
          </table:table-cell>
          <table:table-cell office:value-type="float" office:value="4492026" table:style-name="ce49">
            <text:p>4.492.026</text:p>
          </table:table-cell>
          <table:table-cell office:value-type="percentage" office:value="0.93997407851156689" table:style-name="ce50">
            <text:p>94,0%</text:p>
          </table:table-cell>
          <table:table-cell office:value-type="percentage" office:value="0.8366059743869928" table:style-name="ce50">
            <text:p>83,7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Extremadura</text:p>
          </table:table-cell>
          <table:table-cell office:value-type="float" office:value="77693" table:style-name="ce49">
            <text:p>77.693</text:p>
          </table:table-cell>
          <table:table-cell office:value-type="percentage" office:value="1" table:style-name="ce50">
            <text:p>100,0%</text:p>
          </table:table-cell>
          <table:table-cell office:value-type="float" office:value="95775" table:style-name="ce49">
            <text:p>95.775</text:p>
          </table:table-cell>
          <table:table-cell office:value-type="percentage" office:value="1" table:style-name="ce50">
            <text:p>100,0%</text:p>
          </table:table-cell>
          <table:table-cell office:value-type="float" office:value="132898" table:style-name="ce49">
            <text:p>132.898</text:p>
          </table:table-cell>
          <table:table-cell office:value-type="percentage" office:value="1.0169338485671653" table:style-name="ce50">
            <text:p>101,7%</text:p>
          </table:table-cell>
          <table:table-cell office:value-type="float" office:value="161611" table:style-name="ce49">
            <text:p>161.611</text:p>
          </table:table-cell>
          <table:table-cell office:value-type="percentage" office:value="0.96223943603269957" table:style-name="ce50">
            <text:p>96,2%</text:p>
          </table:table-cell>
          <table:table-cell office:value-type="float" office:value="146263" table:style-name="ce49">
            <text:p>146.263</text:p>
          </table:table-cell>
          <table:table-cell office:value-type="percentage" office:value="0.92844175299614051" table:style-name="ce50">
            <text:p>92,8%</text:p>
          </table:table-cell>
          <table:table-cell office:value-type="float" office:value="113393" table:style-name="ce49">
            <text:p>113.393</text:p>
          </table:table-cell>
          <table:table-cell office:value-type="percentage" office:value="0.87331526008533444" table:style-name="ce50">
            <text:p>87,3%</text:p>
          </table:table-cell>
          <table:table-cell office:value-type="float" office:value="93630" table:style-name="ce49">
            <text:p>93.630</text:p>
          </table:table-cell>
          <table:table-cell office:value-type="percentage" office:value="0.83222228147832111" table:style-name="ce50">
            <text:p>83,2%</text:p>
          </table:table-cell>
          <table:table-cell office:value-type="float" office:value="86603" table:style-name="ce49">
            <text:p>86.603</text:p>
          </table:table-cell>
          <table:table-cell office:value-type="percentage" office:value="1.0104306432229988" table:style-name="ce50">
            <text:p>101,0%</text:p>
          </table:table-cell>
          <table:table-cell office:value-type="float" office:value="907866" table:style-name="ce49">
            <text:p>907.866</text:p>
          </table:table-cell>
          <table:table-cell office:value-type="float" office:value="949890" table:style-name="ce49">
            <text:p>949.890</text:p>
          </table:table-cell>
          <table:table-cell office:value-type="percentage" office:value="0.95575908789438779" table:style-name="ce50">
            <text:p>95,6%</text:p>
          </table:table-cell>
          <table:table-cell office:value-type="percentage" office:value="0.85809721937355332" table:style-name="ce50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Galicia</text:p>
          </table:table-cell>
          <table:table-cell office:value-type="float" office:value="241789" table:style-name="ce49">
            <text:p>241.789</text:p>
          </table:table-cell>
          <table:table-cell office:value-type="percentage" office:value="1" table:style-name="ce50">
            <text:p>100,0%</text:p>
          </table:table-cell>
          <table:table-cell office:value-type="float" office:value="291560" table:style-name="ce49">
            <text:p>291.560</text:p>
          </table:table-cell>
          <table:table-cell office:value-type="percentage" office:value="0.99853076656997353" table:style-name="ce50">
            <text:p>99,9%</text:p>
          </table:table-cell>
          <table:table-cell office:value-type="float" office:value="348224" table:style-name="ce49">
            <text:p>348.224</text:p>
          </table:table-cell>
          <table:table-cell office:value-type="percentage" office:value="0.98489108115599355" table:style-name="ce50">
            <text:p>98,5%</text:p>
          </table:table-cell>
          <table:table-cell office:value-type="float" office:value="393104" table:style-name="ce49">
            <text:p>393.104</text:p>
          </table:table-cell>
          <table:table-cell office:value-type="percentage" office:value="0.96066471163245359" table:style-name="ce50">
            <text:p>96,1%</text:p>
          </table:table-cell>
          <table:table-cell office:value-type="float" office:value="411496" table:style-name="ce49">
            <text:p>411.496</text:p>
          </table:table-cell>
          <table:table-cell office:value-type="percentage" office:value="0.92922678096003719" table:style-name="ce50">
            <text:p>92,9%</text:p>
          </table:table-cell>
          <table:table-cell office:value-type="float" office:value="267554" table:style-name="ce49">
            <text:p>267.554</text:p>
          </table:table-cell>
          <table:table-cell office:value-type="percentage" office:value="0.86699848994484729" table:style-name="ce50">
            <text:p>86,7%</text:p>
          </table:table-cell>
          <table:table-cell office:value-type="float" office:value="202705" table:style-name="ce49">
            <text:p>202.705</text:p>
          </table:table-cell>
          <table:table-cell office:value-type="percentage" office:value="0.87994113612488167" table:style-name="ce50">
            <text:p>88,0%</text:p>
          </table:table-cell>
          <table:table-cell office:value-type="float" office:value="193129" table:style-name="ce49">
            <text:p>193.129</text:p>
          </table:table-cell>
          <table:table-cell office:value-type="percentage" office:value="1.053369622131076" table:style-name="ce50">
            <text:p>105,3%</text:p>
          </table:table-cell>
          <table:table-cell office:value-type="float" office:value="2349561" table:style-name="ce49">
            <text:p>2.349.561</text:p>
          </table:table-cell>
          <table:table-cell office:value-type="float" office:value="2456127" table:style-name="ce49">
            <text:p>2.456.127</text:p>
          </table:table-cell>
          <table:table-cell office:value-type="percentage" office:value="0.95661217844191282" table:style-name="ce50">
            <text:p>95,7%</text:p>
          </table:table-cell>
          <table:table-cell office:value-type="percentage" office:value="0.87121580673342047" table:style-name="ce50">
            <text:p>87,1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La Rioja</text:p>
          </table:table-cell>
          <table:table-cell office:value-type="float" office:value="25119" table:style-name="ce49">
            <text:p>25.119</text:p>
          </table:table-cell>
          <table:table-cell office:value-type="percentage" office:value="1" table:style-name="ce50">
            <text:p>100,0%</text:p>
          </table:table-cell>
          <table:table-cell office:value-type="float" office:value="30716" table:style-name="ce49">
            <text:p>30.716</text:p>
          </table:table-cell>
          <table:table-cell office:value-type="percentage" office:value="1" table:style-name="ce50">
            <text:p>100,0%</text:p>
          </table:table-cell>
          <table:table-cell office:value-type="float" office:value="39713" table:style-name="ce49">
            <text:p>39.713</text:p>
          </table:table-cell>
          <table:table-cell office:value-type="percentage" office:value="1.0284611798829439" table:style-name="ce50">
            <text:p>102,8%</text:p>
          </table:table-cell>
          <table:table-cell office:value-type="float" office:value="46319" table:style-name="ce49">
            <text:p>46.319</text:p>
          </table:table-cell>
          <table:table-cell office:value-type="percentage" office:value="0.97513684210526319" table:style-name="ce50">
            <text:p>97,5%</text:p>
          </table:table-cell>
          <table:table-cell office:value-type="float" office:value="48662" table:style-name="ce49">
            <text:p>48.662</text:p>
          </table:table-cell>
          <table:table-cell office:value-type="percentage" office:value="0.94080117546980124" table:style-name="ce50">
            <text:p>94,1%</text:p>
          </table:table-cell>
          <table:table-cell office:value-type="float" office:value="32464" table:style-name="ce49">
            <text:p>32.464</text:p>
          </table:table-cell>
          <table:table-cell office:value-type="percentage" office:value="0.87655254347121725" table:style-name="ce50">
            <text:p>87,7%</text:p>
          </table:table-cell>
          <table:table-cell office:value-type="float" office:value="25540" table:style-name="ce49">
            <text:p>25.540</text:p>
          </table:table-cell>
          <table:table-cell office:value-type="percentage" office:value="0.84664854471922035" table:style-name="ce50">
            <text:p>84,7%</text:p>
          </table:table-cell>
          <table:table-cell office:value-type="float" office:value="25718" table:style-name="ce49">
            <text:p>25.718</text:p>
          </table:table-cell>
          <table:table-cell office:value-type="percentage" office:value="0.98972484125456994" table:style-name="ce50">
            <text:p>99,0%</text:p>
          </table:table-cell>
          <table:table-cell office:value-type="float" office:value="274251" table:style-name="ce49">
            <text:p>274.251</text:p>
          </table:table-cell>
          <table:table-cell office:value-type="float" office:value="281479" table:style-name="ce49">
            <text:p>281.479</text:p>
          </table:table-cell>
          <table:table-cell office:value-type="percentage" office:value="0.97432135256981867" table:style-name="ce50">
            <text:p>97,4%</text:p>
          </table:table-cell>
          <table:table-cell office:value-type="percentage" office:value="0.86739980264156669" table:style-name="ce50">
            <text:p>86,7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Madrid</text:p>
          </table:table-cell>
          <table:table-cell office:value-type="float" office:value="372113" table:style-name="ce49">
            <text:p>372.113</text:p>
          </table:table-cell>
          <table:table-cell office:value-type="percentage" office:value="1" table:style-name="ce50">
            <text:p>100,0%</text:p>
          </table:table-cell>
          <table:table-cell office:value-type="float" office:value="511231" table:style-name="ce49">
            <text:p>511.231</text:p>
          </table:table-cell>
          <table:table-cell office:value-type="percentage" office:value="0.96998576985105778" table:style-name="ce50">
            <text:p>97,0%</text:p>
          </table:table-cell>
          <table:table-cell office:value-type="float" office:value="691265" table:style-name="ce49">
            <text:p>691.265</text:p>
          </table:table-cell>
          <table:table-cell office:value-type="percentage" office:value="0.95947994192583053" table:style-name="ce50">
            <text:p>95,9%</text:p>
          </table:table-cell>
          <table:table-cell office:value-type="float" office:value="961998" table:style-name="ce49">
            <text:p>961.998</text:p>
          </table:table-cell>
          <table:table-cell office:value-type="percentage" office:value="0.97195175795319866" table:style-name="ce50">
            <text:p>97,2%</text:p>
          </table:table-cell>
          <table:table-cell office:value-type="float" office:value="1053339" table:style-name="ce49">
            <text:p>1.053.339</text:p>
          </table:table-cell>
          <table:table-cell office:value-type="percentage" office:value="0.911166895754706" table:style-name="ce50">
            <text:p>91,1%</text:p>
          </table:table-cell>
          <table:table-cell office:value-type="float" office:value="774382" table:style-name="ce49">
            <text:p>774.382</text:p>
          </table:table-cell>
          <table:table-cell office:value-type="percentage" office:value="0.85961831349268025" table:style-name="ce50">
            <text:p>86,0%</text:p>
          </table:table-cell>
          <table:table-cell office:value-type="float" office:value="630427" table:style-name="ce49">
            <text:p>630.427</text:p>
          </table:table-cell>
          <table:table-cell office:value-type="percentage" office:value="0.85707429879669417" table:style-name="ce50">
            <text:p>85,7%</text:p>
          </table:table-cell>
          <table:table-cell office:value-type="float" office:value="539749" table:style-name="ce49">
            <text:p>539.749</text:p>
          </table:table-cell>
          <table:table-cell office:value-type="percentage" office:value="0.94570031888425554" table:style-name="ce50">
            <text:p>94,6%</text:p>
          </table:table-cell>
          <table:table-cell office:value-type="float" office:value="5534504" table:style-name="ce49">
            <text:p>5.534.504</text:p>
          </table:table-cell>
          <table:table-cell office:value-type="float" office:value="5970908" table:style-name="ce49">
            <text:p>5.970.908</text:p>
          </table:table-cell>
          <table:table-cell office:value-type="percentage" office:value="0.92691161880236639" table:style-name="ce50">
            <text:p>92,7%</text:p>
          </table:table-cell>
          <table:table-cell office:value-type="percentage" office:value="0.81921919859416192" table:style-name="ce50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Murcia</text:p>
          </table:table-cell>
          <table:table-cell office:value-type="float" office:value="75967" table:style-name="ce49">
            <text:p>75.967</text:p>
          </table:table-cell>
          <table:table-cell office:value-type="percentage" office:value="1" table:style-name="ce50">
            <text:p>100,0%</text:p>
          </table:table-cell>
          <table:table-cell office:value-type="float" office:value="108331" table:style-name="ce49">
            <text:p>108.331</text:p>
          </table:table-cell>
          <table:table-cell office:value-type="percentage" office:value="1" table:style-name="ce50">
            <text:p>100,0%</text:p>
          </table:table-cell>
          <table:table-cell office:value-type="float" office:value="154030" table:style-name="ce49">
            <text:p>154.030</text:p>
          </table:table-cell>
          <table:table-cell office:value-type="percentage" office:value="1.0031848170846875" table:style-name="ce50">
            <text:p>100,3%</text:p>
          </table:table-cell>
          <table:table-cell office:value-type="float" office:value="212049" table:style-name="ce49">
            <text:p>212.049</text:p>
          </table:table-cell>
          <table:table-cell office:value-type="percentage" office:value="0.97224247259322427" table:style-name="ce50">
            <text:p>97,2%</text:p>
          </table:table-cell>
          <table:table-cell office:value-type="float" office:value="236067" table:style-name="ce49">
            <text:p>236.067</text:p>
          </table:table-cell>
          <table:table-cell office:value-type="percentage" office:value="0.93503731165929937" table:style-name="ce50">
            <text:p>93,5%</text:p>
          </table:table-cell>
          <table:table-cell office:value-type="float" office:value="172123" table:style-name="ce49">
            <text:p>172.123</text:p>
          </table:table-cell>
          <table:table-cell office:value-type="percentage" office:value="0.86461818218350961" table:style-name="ce50">
            <text:p>86,5%</text:p>
          </table:table-cell>
          <table:table-cell office:value-type="float" office:value="145834" table:style-name="ce49">
            <text:p>145.834</text:p>
          </table:table-cell>
          <table:table-cell office:value-type="percentage" office:value="0.83842036576041024" table:style-name="ce50">
            <text:p>83,8%</text:p>
          </table:table-cell>
          <table:table-cell office:value-type="float" office:value="134082" table:style-name="ce49">
            <text:p>134.082</text:p>
          </table:table-cell>
          <table:table-cell office:value-type="percentage" office:value="0.92715882060076338" table:style-name="ce50">
            <text:p>92,7%</text:p>
          </table:table-cell>
          <table:table-cell office:value-type="float" office:value="1238483" table:style-name="ce49">
            <text:p>1.238.483</text:p>
          </table:table-cell>
          <table:table-cell office:value-type="float" office:value="1317614" table:style-name="ce49">
            <text:p>1.317.614</text:p>
          </table:table-cell>
          <table:table-cell office:value-type="percentage" office:value="0.93994371644502872" table:style-name="ce50">
            <text:p>94,0%</text:p>
          </table:table-cell>
          <table:table-cell office:value-type="percentage" office:value="0.81852002146620528" table:style-name="ce50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Navarra</text:p>
          </table:table-cell>
          <table:table-cell office:value-type="float" office:value="42319" table:style-name="ce49">
            <text:p>42.319</text:p>
          </table:table-cell>
          <table:table-cell office:value-type="percentage" office:value="1" table:style-name="ce50">
            <text:p>100,0%</text:p>
          </table:table-cell>
          <table:table-cell office:value-type="float" office:value="55906" table:style-name="ce49">
            <text:p>55.906</text:p>
          </table:table-cell>
          <table:table-cell office:value-type="percentage" office:value="0.98704096045197742" table:style-name="ce50">
            <text:p>98,7%</text:p>
          </table:table-cell>
          <table:table-cell office:value-type="float" office:value="72634" table:style-name="ce49">
            <text:p>72.634</text:p>
          </table:table-cell>
          <table:table-cell office:value-type="percentage" office:value="0.95987841945288754" table:style-name="ce50">
            <text:p>96,0%</text:p>
          </table:table-cell>
          <table:table-cell office:value-type="float" office:value="92633" table:style-name="ce49">
            <text:p>92.633</text:p>
          </table:table-cell>
          <table:table-cell office:value-type="percentage" office:value="0.94815656410571347" table:style-name="ce50">
            <text:p>94,8%</text:p>
          </table:table-cell>
          <table:table-cell office:value-type="float" office:value="96474" table:style-name="ce49">
            <text:p>96.474</text:p>
          </table:table-cell>
          <table:table-cell office:value-type="percentage" office:value="0.91251667092307254" table:style-name="ce50">
            <text:p>91,3%</text:p>
          </table:table-cell>
          <table:table-cell office:value-type="float" office:value="65734" table:style-name="ce49">
            <text:p>65.734</text:p>
          </table:table-cell>
          <table:table-cell office:value-type="percentage" office:value="0.85670346283673704" table:style-name="ce50">
            <text:p>85,7%</text:p>
          </table:table-cell>
          <table:table-cell office:value-type="float" office:value="59427" table:style-name="ce49">
            <text:p>59.427</text:p>
          </table:table-cell>
          <table:table-cell office:value-type="percentage" office:value="0.86373942617947153" table:style-name="ce50">
            <text:p>86,4%</text:p>
          </table:table-cell>
          <table:table-cell office:value-type="float" office:value="56173" table:style-name="ce49">
            <text:p>56.173</text:p>
          </table:table-cell>
          <table:table-cell office:value-type="percentage" office:value="0.97656508057926672" table:style-name="ce50">
            <text:p>97,7%</text:p>
          </table:table-cell>
          <table:table-cell office:value-type="float" office:value="541300" table:style-name="ce49">
            <text:p>541.300</text:p>
          </table:table-cell>
          <table:table-cell office:value-type="float" office:value="580174" table:style-name="ce49">
            <text:p>580.174</text:p>
          </table:table-cell>
          <table:table-cell office:value-type="percentage" office:value="0.93299596327998158" table:style-name="ce50">
            <text:p>93,3%</text:p>
          </table:table-cell>
          <table:table-cell office:value-type="percentage" office:value="0.82307718040185263" table:style-name="ce50">
            <text:p>82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País Vasco</text:p>
          </table:table-cell>
          <table:table-cell office:value-type="float" office:value="163438" table:style-name="ce49">
            <text:p>163.438</text:p>
          </table:table-cell>
          <table:table-cell office:value-type="percentage" office:value="1.0245226483457242" table:style-name="ce50">
            <text:p>102,5%</text:p>
          </table:table-cell>
          <table:table-cell office:value-type="float" office:value="214305" table:style-name="ce49">
            <text:p>214.305</text:p>
          </table:table-cell>
          <table:table-cell office:value-type="percentage" office:value="0.99047447380826936" table:style-name="ce50">
            <text:p>99,0%</text:p>
          </table:table-cell>
          <table:table-cell office:value-type="float" office:value="278145" table:style-name="ce49">
            <text:p>278.145</text:p>
          </table:table-cell>
          <table:table-cell office:value-type="percentage" office:value="0.97882201412569547" table:style-name="ce50">
            <text:p>97,9%</text:p>
          </table:table-cell>
          <table:table-cell office:value-type="float" office:value="326909" table:style-name="ce49">
            <text:p>326.909</text:p>
          </table:table-cell>
          <table:table-cell office:value-type="percentage" office:value="0.96871397795932634" table:style-name="ce50">
            <text:p>96,9%</text:p>
          </table:table-cell>
          <table:table-cell office:value-type="float" office:value="325063" table:style-name="ce49">
            <text:p>325.063</text:p>
          </table:table-cell>
          <table:table-cell office:value-type="percentage" office:value="0.93391732554932427" table:style-name="ce50">
            <text:p>93,4%</text:p>
          </table:table-cell>
          <table:table-cell office:value-type="float" office:value="209815" table:style-name="ce49">
            <text:p>209.815</text:p>
          </table:table-cell>
          <table:table-cell office:value-type="percentage" office:value="0.88292970311612351" table:style-name="ce50">
            <text:p>88,3%</text:p>
          </table:table-cell>
          <table:table-cell office:value-type="float" office:value="173617" table:style-name="ce49">
            <text:p>173.617</text:p>
          </table:table-cell>
          <table:table-cell office:value-type="percentage" office:value="0.87150565971437899" table:style-name="ce50">
            <text:p>87,2%</text:p>
          </table:table-cell>
          <table:table-cell office:value-type="float" office:value="166985" table:style-name="ce49">
            <text:p>166.985</text:p>
          </table:table-cell>
          <table:table-cell office:value-type="percentage" office:value="0.96625331998588104" table:style-name="ce50">
            <text:p>96,6%</text:p>
          </table:table-cell>
          <table:table-cell office:value-type="float" office:value="1858277" table:style-name="ce49">
            <text:p>1.858.277</text:p>
          </table:table-cell>
          <table:table-cell office:value-type="float" office:value="1955253" table:style-name="ce49">
            <text:p>1.955.253</text:p>
          </table:table-cell>
          <table:table-cell office:value-type="percentage" office:value="0.9504023264508481" table:style-name="ce50">
            <text:p>95,0%</text:p>
          </table:table-cell>
          <table:table-cell office:value-type="percentage" office:value="0.85011674782287272" table:style-name="ce50">
            <text:p>85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Ceuta</text:p>
          </table:table-cell>
          <table:table-cell office:value-type="float" office:value="2396" table:style-name="ce49">
            <text:p>2.396</text:p>
          </table:table-cell>
          <table:table-cell office:value-type="percentage" office:value="0.84455410645047591" table:style-name="ce50">
            <text:p>84,5%</text:p>
          </table:table-cell>
          <table:table-cell office:value-type="float" office:value="3907" table:style-name="ce49">
            <text:p>3.907</text:p>
          </table:table-cell>
          <table:table-cell office:value-type="percentage" office:value="0.88714804722979113" table:style-name="ce50">
            <text:p>88,7%</text:p>
          </table:table-cell>
          <table:table-cell office:value-type="float" office:value="7657" table:style-name="ce49">
            <text:p>7.657</text:p>
          </table:table-cell>
          <table:table-cell office:value-type="percentage" office:value="0.91931804538359951" table:style-name="ce50">
            <text:p>91,9%</text:p>
          </table:table-cell>
          <table:table-cell office:value-type="float" office:value="10625" table:style-name="ce49">
            <text:p>10.625</text:p>
          </table:table-cell>
          <table:table-cell office:value-type="percentage" office:value="0.9193562343168642" table:style-name="ce50">
            <text:p>91,9%</text:p>
          </table:table-cell>
          <table:table-cell office:value-type="float" office:value="11218" table:style-name="ce49">
            <text:p>11.218</text:p>
          </table:table-cell>
          <table:table-cell office:value-type="percentage" office:value="0.90782552399449701" table:style-name="ce50">
            <text:p>90,8%</text:p>
          </table:table-cell>
          <table:table-cell office:value-type="float" office:value="9404" table:style-name="ce49">
            <text:p>9.404</text:p>
          </table:table-cell>
          <table:table-cell office:value-type="percentage" office:value="0.82498464777612068" table:style-name="ce50">
            <text:p>82,5%</text:p>
          </table:table-cell>
          <table:table-cell office:value-type="float" office:value="9265" table:style-name="ce49">
            <text:p>9.265</text:p>
          </table:table-cell>
          <table:table-cell office:value-type="percentage" office:value="0.85273815002300968" table:style-name="ce50">
            <text:p>85,3%</text:p>
          </table:table-cell>
          <table:table-cell office:value-type="float" office:value="9357" table:style-name="ce49">
            <text:p>9.357</text:p>
          </table:table-cell>
          <table:table-cell office:value-type="percentage" office:value="1.0081887727615559" table:style-name="ce50">
            <text:p>100,8%</text:p>
          </table:table-cell>
          <table:table-cell office:value-type="float" office:value="63829" table:style-name="ce49">
            <text:p>63.829</text:p>
          </table:table-cell>
          <table:table-cell office:value-type="float" office:value="71029" table:style-name="ce49">
            <text:p>71.029</text:p>
          </table:table-cell>
          <table:table-cell office:value-type="percentage" office:value="0.89863295273761423" table:style-name="ce50">
            <text:p>89,9%</text:p>
          </table:table-cell>
          <table:table-cell office:value-type="percentage" office:value="0.76426356310691235" table:style-name="ce50">
            <text:p>76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Melilla</text:p>
          </table:table-cell>
          <table:table-cell office:value-type="float" office:value="2057" table:style-name="ce49">
            <text:p>2.057</text:p>
          </table:table-cell>
          <table:table-cell office:value-type="percentage" office:value="0.81919553962564717" table:style-name="ce50">
            <text:p>81,9%</text:p>
          </table:table-cell>
          <table:table-cell office:value-type="float" office:value="3372" table:style-name="ce49">
            <text:p>3.372</text:p>
          </table:table-cell>
          <table:table-cell office:value-type="percentage" office:value="0.88666841966868259" table:style-name="ce50">
            <text:p>88,7%</text:p>
          </table:table-cell>
          <table:table-cell office:value-type="float" office:value="7423" table:style-name="ce49">
            <text:p>7.423</text:p>
          </table:table-cell>
          <table:table-cell office:value-type="percentage" office:value="0.9272954403497814" table:style-name="ce50">
            <text:p>92,7%</text:p>
          </table:table-cell>
          <table:table-cell office:value-type="float" office:value="10080" table:style-name="ce49">
            <text:p>10.080</text:p>
          </table:table-cell>
          <table:table-cell office:value-type="percentage" office:value="0.93324692158133504" table:style-name="ce50">
            <text:p>93,3%</text:p>
          </table:table-cell>
          <table:table-cell office:value-type="float" office:value="10599" table:style-name="ce49">
            <text:p>10.599</text:p>
          </table:table-cell>
          <table:table-cell office:value-type="percentage" office:value="0.97033781928041751" table:style-name="ce50">
            <text:p>97,0%</text:p>
          </table:table-cell>
          <table:table-cell office:value-type="float" office:value="9176" table:style-name="ce49">
            <text:p>9.176</text:p>
          </table:table-cell>
          <table:table-cell office:value-type="percentage" office:value="0.83783783783783783" table:style-name="ce50">
            <text:p>83,8%</text:p>
          </table:table-cell>
          <table:table-cell office:value-type="float" office:value="9767" table:style-name="ce49">
            <text:p>9.767</text:p>
          </table:table-cell>
          <table:table-cell office:value-type="percentage" office:value="0.83542896244974763" table:style-name="ce50">
            <text:p>83,5%</text:p>
          </table:table-cell>
          <table:table-cell office:value-type="float" office:value="9043" table:style-name="ce49">
            <text:p>9.043</text:p>
          </table:table-cell>
          <table:table-cell office:value-type="percentage" office:value="0.94394572025052192" table:style-name="ce50">
            <text:p>94,4%</text:p>
          </table:table-cell>
          <table:table-cell office:value-type="float" office:value="61517" table:style-name="ce49">
            <text:p>61.517</text:p>
          </table:table-cell>
          <table:table-cell office:value-type="float" office:value="68266" table:style-name="ce49">
            <text:p>68.266</text:p>
          </table:table-cell>
          <table:table-cell office:value-type="percentage" office:value="0.90113672985087745" table:style-name="ce50">
            <text:p>90,1%</text:p>
          </table:table-cell>
          <table:table-cell office:value-type="percentage" office:value="0.73215348361143506" table:style-name="ce50">
            <text:p>73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Fuerzas Armadas</text:p>
          </table:table-cell>
          <table:table-cell office:value-type="float" office:value="23" table:style-name="ce49">
            <text:p>23</text:p>
          </table:table-cell>
          <table:table-cell office:value-type="string" table:style-name="ce50">
            <text:p>-</text:p>
          </table:table-cell>
          <table:table-cell office:value-type="float" office:value="19" table:style-name="ce49">
            <text:p>19</text:p>
          </table:table-cell>
          <table:table-cell office:value-type="string" table:style-name="ce50">
            <text:p>-</text:p>
          </table:table-cell>
          <table:table-cell office:value-type="float" office:value="3703" table:style-name="ce49">
            <text:p>3.703</text:p>
          </table:table-cell>
          <table:table-cell office:value-type="string" table:style-name="ce50">
            <text:p>-</text:p>
          </table:table-cell>
          <table:table-cell office:value-type="float" office:value="9842" table:style-name="ce49">
            <text:p>9.842</text:p>
          </table:table-cell>
          <table:table-cell office:value-type="string" table:style-name="ce50">
            <text:p>-</text:p>
          </table:table-cell>
          <table:table-cell office:value-type="float" office:value="22737" table:style-name="ce49">
            <text:p>22.737</text:p>
          </table:table-cell>
          <table:table-cell office:value-type="string" table:style-name="ce50">
            <text:p>-</text:p>
          </table:table-cell>
          <table:table-cell office:value-type="float" office:value="32572" table:style-name="ce49">
            <text:p>32.572</text:p>
          </table:table-cell>
          <table:table-cell office:value-type="string" table:style-name="ce50">
            <text:p>-</text:p>
          </table:table-cell>
          <table:table-cell office:value-type="float" office:value="24562" table:style-name="ce49">
            <text:p>24.562</text:p>
          </table:table-cell>
          <table:table-cell office:value-type="string" table:style-name="ce50">
            <text:p>-</text:p>
          </table:table-cell>
          <table:table-cell office:value-type="float" office:value="1327" table:style-name="ce49">
            <text:p>1.327</text:p>
          </table:table-cell>
          <table:table-cell office:value-type="string" table:style-name="ce50">
            <text:p>-</text:p>
          </table:table-cell>
          <table:table-cell office:value-type="float" office:value="94785" table:style-name="ce49">
            <text:p>94.785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9">
            <text:p>Sanidad Exterior</text:p>
          </table:table-cell>
          <table:table-cell office:value-type="float" office:value="31" table:style-name="ce52">
            <text:p>31</text:p>
          </table:table-cell>
          <table:table-cell office:value-type="string" table:style-name="ce53">
            <text:p>-</text:p>
          </table:table-cell>
          <table:table-cell office:value-type="float" office:value="49" table:style-name="ce52">
            <text:p>49</text:p>
          </table:table-cell>
          <table:table-cell office:value-type="string" table:style-name="ce53">
            <text:p>-</text:p>
          </table:table-cell>
          <table:table-cell office:value-type="float" office:value="312" table:style-name="ce52">
            <text:p>312</text:p>
          </table:table-cell>
          <table:table-cell office:value-type="string" table:style-name="ce53">
            <text:p>-</text:p>
          </table:table-cell>
          <table:table-cell office:value-type="float" office:value="923" table:style-name="ce52">
            <text:p>923</text:p>
          </table:table-cell>
          <table:table-cell office:value-type="string" table:style-name="ce53">
            <text:p>-</text:p>
          </table:table-cell>
          <table:table-cell office:value-type="float" office:value="1983" table:style-name="ce52">
            <text:p>1.983</text:p>
          </table:table-cell>
          <table:table-cell office:value-type="string" table:style-name="ce53">
            <text:p>-</text:p>
          </table:table-cell>
          <table:table-cell office:value-type="float" office:value="2451" table:style-name="ce52">
            <text:p>2.451</text:p>
          </table:table-cell>
          <table:table-cell office:value-type="string" table:style-name="ce53">
            <text:p>-</text:p>
          </table:table-cell>
          <table:table-cell office:value-type="float" office:value="2134" table:style-name="ce52">
            <text:p>2.134</text:p>
          </table:table-cell>
          <table:table-cell office:value-type="string" table:style-name="ce53">
            <text:p>-</text:p>
          </table:table-cell>
          <table:table-cell office:value-type="float" office:value="257" table:style-name="ce52">
            <text:p>257</text:p>
          </table:table-cell>
          <table:table-cell office:value-type="string" table:style-name="ce53">
            <text:p>-</text:p>
          </table:table-cell>
          <table:table-cell office:value-type="float" office:value="8140" table:style-name="ce52">
            <text:p>8.140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table:number-columns-repeated="20" table:style-name="ce29"/>
          <table:table-cell table:number-columns-repeated="16343" table:style-name="ce54"/>
        </table:table-row>
        <table:table-row table:style-name="ro5">
          <table:table-cell office:value-type="string" table:style-name="ce55">
            <text:p>Total España</text:p>
          </table:table-cell>
          <table:table-cell office:value-type="float" office:value="2926485" table:style-name="ce56">
            <text:p>2.926.485</text:p>
          </table:table-cell>
          <table:table-cell office:value-type="percentage" office:value="1" table:style-name="ce57">
            <text:p>100,0%</text:p>
          </table:table-cell>
          <table:table-cell office:value-type="float" office:value="3954009" table:style-name="ce56">
            <text:p>3.954.009</text:p>
          </table:table-cell>
          <table:table-cell office:value-type="percentage" office:value="0.98928650687832775" table:style-name="ce57">
            <text:p>98,9%</text:p>
          </table:table-cell>
          <table:table-cell office:value-type="float" office:value="5320859" table:style-name="ce56">
            <text:p>5.320.859</text:p>
          </table:table-cell>
          <table:table-cell office:value-type="percentage" office:value="0.96608341836642053" table:style-name="ce57">
            <text:p>96,6%</text:p>
          </table:table-cell>
          <table:table-cell office:value-type="float" office:value="6774936" table:style-name="ce56">
            <text:p>6.774.936</text:p>
          </table:table-cell>
          <table:table-cell office:value-type="percentage" office:value="0.95023951872403301" table:style-name="ce57">
            <text:p>95,0%</text:p>
          </table:table-cell>
          <table:table-cell office:value-type="float" office:value="7103936" table:style-name="ce56">
            <text:p>7.103.936</text:p>
          </table:table-cell>
          <table:table-cell office:value-type="percentage" office:value="0.9088026723951772" table:style-name="ce57">
            <text:p>90,9%</text:p>
          </table:table-cell>
          <table:table-cell office:value-type="float" office:value="5068554" table:style-name="ce56">
            <text:p>5.068.554</text:p>
          </table:table-cell>
          <table:table-cell office:value-type="percentage" office:value="0.85300184112473532" table:style-name="ce57">
            <text:p>85,3%</text:p>
          </table:table-cell>
          <table:table-cell office:value-type="float" office:value="4177802" table:style-name="ce56">
            <text:p>4.177.802</text:p>
          </table:table-cell>
          <table:table-cell office:value-type="percentage" office:value="0.8483527105219606" table:style-name="ce57">
            <text:p>84,8%</text:p>
          </table:table-cell>
          <table:table-cell office:value-type="float" office:value="3829027" table:style-name="ce56">
            <text:p>3.829.027</text:p>
          </table:table-cell>
          <table:table-cell office:value-type="percentage" office:value="0.96111032183539902" table:style-name="ce57">
            <text:p>96,1%</text:p>
          </table:table-cell>
          <table:table-cell office:value-type="float" office:value="39155608" table:style-name="ce56">
            <text:p>39.155.608</text:p>
          </table:table-cell>
          <table:table-cell office:value-type="float" office:value="42185033" table:style-name="ce56">
            <text:p>42.185.033</text:p>
          </table:table-cell>
          <table:table-cell office:value-type="percentage" office:value="0.92818720800811039" table:style-name="ce57">
            <text:p>92,8%</text:p>
          </table:table-cell>
          <table:table-cell office:value-type="percentage" office:value="0.82609038809653357" table:style-name="ce57">
            <text:p>82,6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8"/>
          <table:table-cell table:style-name="ce29"/>
          <table:table-cell table:style-name="ce58"/>
          <table:table-cell table:style-name="ce54"/>
          <table:table-cell table:style-name="ce58"/>
          <table:table-cell table:style-name="ce29"/>
          <table:table-cell table:style-name="ce58"/>
          <table:table-cell table:number-columns-repeated="2" table:style-name="ce29"/>
          <table:table-cell table:style-name="ce58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4" table:number-columns-repeated="16384" table:default-cell-style-name="ce60"/>
        <table:table-row table:style-name="ro11">
          <table:table-cell table:number-columns-spanned="1" table:number-rows-spanned="2" table:style-name="ce71"/>
          <table:table-cell office:value-type="string" table:number-columns-spanned="2" table:number-rows-spanned="1" table:style-name="ce72">
            <text:p><text:s/>Mayores de 70 años</text:p>
          </table:table-cell>
          <table:covered-table-cell/>
          <table:table-cell office:value-type="string" table:number-columns-spanned="2" table:number-rows-spanned="1" table:style-name="ce72">
            <text:p>60-69 años</text:p>
          </table:table-cell>
          <table:covered-table-cell/>
          <table:table-cell office:value-type="string" table:number-columns-spanned="2" table:number-rows-spanned="1" table:style-name="ce72">
            <text:p>50-59 años</text:p>
          </table:table-cell>
          <table:covered-table-cell/>
          <table:table-cell office:value-type="string" table:number-columns-spanned="2" table:number-rows-spanned="1" table:style-name="ce72">
            <text:p>40-49 años</text:p>
          </table:table-cell>
          <table:covered-table-cell/>
          <table:table-cell office:value-type="string" table:number-columns-spanned="2" table:number-rows-spanned="1" table:style-name="ce72">
            <text:p>30-39 años</text:p>
          </table:table-cell>
          <table:covered-table-cell/>
          <table:table-cell office:value-type="string" table:number-columns-spanned="2" table:number-rows-spanned="1" table:style-name="ce72">
            <text:p>20-29 años</text:p>
          </table:table-cell>
          <table:covered-table-cell/>
          <table:table-cell office:value-type="string" table:number-columns-spanned="2" table:number-rows-spanned="1" table:style-name="ce73">
            <text:p>18-19 años</text:p>
          </table:table-cell>
          <table:covered-table-cell/>
          <table:table-cell table:number-columns-repeated="16369"/>
        </table:table-row>
        <table:table-row table:style-name="ro12">
          <table:covered-table-cell/>
          <table:table-cell office:value-type="string" table:style-name="ce61">
            <text:p>Nº Personas &gt; 70 años con <text:s/>dosis de recuerdo</text:p>
          </table:table-cell>
          <table:table-cell office:value-type="string" table:style-name="ce61">
            <text:p>% Dosis de recuerdo en &gt; 70 años</text:p>
          </table:table-cell>
          <table:table-cell office:value-type="string" table:style-name="ce61">
            <text:p>Nº Personas 60-69 años con <text:s/>dosis de recuerdo</text:p>
          </table:table-cell>
          <table:table-cell office:value-type="string" table:style-name="ce61">
            <text:p>% Dosis de recuerdo en 60-69 años</text:p>
          </table:table-cell>
          <table:table-cell office:value-type="string" table:style-name="ce61">
            <text:p>Nº Personas 50-59 años con <text:s/>dosis de recuerdo</text:p>
          </table:table-cell>
          <table:table-cell office:value-type="string" table:style-name="ce61">
            <text:p>% Dosis de recuerdo en 50-59 años</text:p>
          </table:table-cell>
          <table:table-cell office:value-type="string" table:style-name="ce61">
            <text:p>Nº Personas 40-49 años con <text:s/>dosis de recuerdo</text:p>
          </table:table-cell>
          <table:table-cell office:value-type="string" table:style-name="ce61">
            <text:p>% Dosis de recuerdo en 40-49 años</text:p>
          </table:table-cell>
          <table:table-cell office:value-type="string" table:style-name="ce61">
            <text:p>Nº Personas 30-39 años con <text:s/>dosis de recuerdo</text:p>
          </table:table-cell>
          <table:table-cell office:value-type="string" table:style-name="ce61">
            <text:p>% Dosis de recuerdo en 30-39 años</text:p>
          </table:table-cell>
          <table:table-cell office:value-type="string" table:style-name="ce61">
            <text:p>Nº Personas 20-29 años con <text:s/>dosis de recuerdo</text:p>
          </table:table-cell>
          <table:table-cell office:value-type="string" table:style-name="ce61">
            <text:p>% Dosis de recuerdo en 20-29 años</text:p>
          </table:table-cell>
          <table:table-cell office:value-type="string" table:style-name="ce61">
            <text:p>Nº Personas 18-19 años con <text:s/>dosis de recuerdo</text:p>
          </table:table-cell>
          <table:table-cell office:value-type="string" table:style-name="ce61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62">
            <text:p>Andalucía</text:p>
          </table:table-cell>
          <table:table-cell office:value-type="float" office:value="999239" table:style-name="ce63">
            <text:p>999.239</text:p>
          </table:table-cell>
          <table:table-cell office:value-type="percentage" office:value="0.92173832029156488" table:style-name="ce64">
            <text:p>92,2%</text:p>
          </table:table-cell>
          <table:table-cell office:value-type="float" office:value="874610" table:style-name="ce63">
            <text:p>874.610</text:p>
          </table:table-cell>
          <table:table-cell office:value-type="percentage" office:value="0.9353897555351639" table:style-name="ce64">
            <text:p>93,5%</text:p>
          </table:table-cell>
          <table:table-cell office:value-type="float" office:value="893377" table:style-name="ce63">
            <text:p>893.377</text:p>
          </table:table-cell>
          <table:table-cell office:value-type="percentage" office:value="0.72896065355200002" table:style-name="ce64">
            <text:p>72,9%</text:p>
          </table:table-cell>
          <table:table-cell office:value-type="float" office:value="725668" table:style-name="ce63">
            <text:p>725.668</text:p>
          </table:table-cell>
          <table:table-cell office:value-type="percentage" office:value="0.57005003967038237" table:style-name="ce64">
            <text:p>57,0%</text:p>
          </table:table-cell>
          <table:table-cell office:value-type="float" office:value="405602" table:style-name="ce63">
            <text:p>405.602</text:p>
          </table:table-cell>
          <table:table-cell office:value-type="percentage" office:value="0.42341816617828365" table:style-name="ce64">
            <text:p>42,3%</text:p>
          </table:table-cell>
          <table:table-cell office:value-type="float" office:value="289389" table:style-name="ce63">
            <text:p>289.389</text:p>
          </table:table-cell>
          <table:table-cell office:value-type="percentage" office:value="0.36196881496361411" table:style-name="ce64">
            <text:p>36,2%</text:p>
          </table:table-cell>
          <table:table-cell office:value-type="float" office:value="34777" table:style-name="ce63">
            <text:p>34.777</text:p>
          </table:table-cell>
          <table:table-cell office:value-type="percentage" office:value="0.20578228273540081" table:style-name="ce64">
            <text:p>20,6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Aragón</text:p>
          </table:table-cell>
          <table:table-cell office:value-type="float" office:value="202361" table:style-name="ce66">
            <text:p>202.361</text:p>
          </table:table-cell>
          <table:table-cell office:value-type="percentage" office:value="0.92059686554602738" table:style-name="ce50">
            <text:p>92,1%</text:p>
          </table:table-cell>
          <table:table-cell office:value-type="float" office:value="146367" table:style-name="ce66">
            <text:p>146.367</text:p>
          </table:table-cell>
          <table:table-cell office:value-type="percentage" office:value="0.94074659673749561" table:style-name="ce50">
            <text:p>94,1%</text:p>
          </table:table-cell>
          <table:table-cell office:value-type="float" office:value="145815" table:style-name="ce66">
            <text:p>145.815</text:p>
          </table:table-cell>
          <table:table-cell office:value-type="percentage" office:value="0.77336565082261088" table:style-name="ce50">
            <text:p>77,3%</text:p>
          </table:table-cell>
          <table:table-cell office:value-type="float" office:value="117283" table:style-name="ce66">
            <text:p>117.283</text:p>
          </table:table-cell>
          <table:table-cell office:value-type="percentage" office:value="0.61313864797185325" table:style-name="ce50">
            <text:p>61,3%</text:p>
          </table:table-cell>
          <table:table-cell office:value-type="float" office:value="61344" table:style-name="ce66">
            <text:p>61.344</text:p>
          </table:table-cell>
          <table:table-cell office:value-type="percentage" office:value="0.47084468664850138" table:style-name="ce50">
            <text:p>47,1%</text:p>
          </table:table-cell>
          <table:table-cell office:value-type="float" office:value="46978" table:style-name="ce66">
            <text:p>46.978</text:p>
          </table:table-cell>
          <table:table-cell office:value-type="percentage" office:value="0.43235532322191134" table:style-name="ce50">
            <text:p>43,2%</text:p>
          </table:table-cell>
          <table:table-cell office:value-type="float" office:value="10559" table:style-name="ce63">
            <text:p>10.559</text:p>
          </table:table-cell>
          <table:table-cell office:value-type="percentage" office:value="0.46669613259668508" table:style-name="ce64">
            <text:p>46,7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Asturias<text:s/></text:p>
          </table:table-cell>
          <table:table-cell office:value-type="float" office:value="192260" table:style-name="ce66">
            <text:p>192.260</text:p>
          </table:table-cell>
          <table:table-cell office:value-type="percentage" office:value="0.94551928316399292" table:style-name="ce50">
            <text:p>94,6%</text:p>
          </table:table-cell>
          <table:table-cell office:value-type="float" office:value="143017" table:style-name="ce66">
            <text:p>143.017</text:p>
          </table:table-cell>
          <table:table-cell office:value-type="percentage" office:value="0.95626445927332537" table:style-name="ce50">
            <text:p>95,6%</text:p>
          </table:table-cell>
          <table:table-cell office:value-type="float" office:value="145926" table:style-name="ce66">
            <text:p>145.926</text:p>
          </table:table-cell>
          <table:table-cell office:value-type="percentage" office:value="0.94137911013914966" table:style-name="ce50">
            <text:p>94,1%</text:p>
          </table:table-cell>
          <table:table-cell office:value-type="float" office:value="129099" table:style-name="ce66">
            <text:p>129.099</text:p>
          </table:table-cell>
          <table:table-cell office:value-type="percentage" office:value="0.84697291765076366" table:style-name="ce50">
            <text:p>84,7%</text:p>
          </table:table-cell>
          <table:table-cell office:value-type="float" office:value="63932" table:style-name="ce66">
            <text:p>63.932</text:p>
          </table:table-cell>
          <table:table-cell office:value-type="percentage" office:value="0.69513216122473387" table:style-name="ce50">
            <text:p>69,5%</text:p>
          </table:table-cell>
          <table:table-cell office:value-type="float" office:value="45429" table:style-name="ce66">
            <text:p>45.429</text:p>
          </table:table-cell>
          <table:table-cell office:value-type="percentage" office:value="0.67335141624794348" table:style-name="ce50">
            <text:p>67,3%</text:p>
          </table:table-cell>
          <table:table-cell office:value-type="float" office:value="10297" table:style-name="ce63">
            <text:p>10.297</text:p>
          </table:table-cell>
          <table:table-cell office:value-type="percentage" office:value="0.71521844828783776" table:style-name="ce64">
            <text:p>71,5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Baleares</text:p>
          </table:table-cell>
          <table:table-cell office:value-type="float" office:value="120441" table:style-name="ce66">
            <text:p>120.441</text:p>
          </table:table-cell>
          <table:table-cell office:value-type="percentage" office:value="0.91719148612115908" table:style-name="ce50">
            <text:p>91,7%</text:p>
          </table:table-cell>
          <table:table-cell office:value-type="float" office:value="99824" table:style-name="ce66">
            <text:p>99.824</text:p>
          </table:table-cell>
          <table:table-cell office:value-type="percentage" office:value="0.88969696969696965" table:style-name="ce50">
            <text:p>89,0%</text:p>
          </table:table-cell>
          <table:table-cell office:value-type="float" office:value="112101" table:style-name="ce66">
            <text:p>112.101</text:p>
          </table:table-cell>
          <table:table-cell office:value-type="percentage" office:value="0.73183485879173249" table:style-name="ce50">
            <text:p>73,2%</text:p>
          </table:table-cell>
          <table:table-cell office:value-type="float" office:value="87386" table:style-name="ce66">
            <text:p>87.386</text:p>
          </table:table-cell>
          <table:table-cell office:value-type="percentage" office:value="0.50520315426774276" table:style-name="ce50">
            <text:p>50,5%</text:p>
          </table:table-cell>
          <table:table-cell office:value-type="float" office:value="41647" table:style-name="ce66">
            <text:p>41.647</text:p>
          </table:table-cell>
          <table:table-cell office:value-type="percentage" office:value="0.31150054600667176" table:style-name="ce50">
            <text:p>31,2%</text:p>
          </table:table-cell>
          <table:table-cell office:value-type="float" office:value="28685" table:style-name="ce66">
            <text:p>28.685</text:p>
          </table:table-cell>
          <table:table-cell office:value-type="percentage" office:value="0.27845729706641814" table:style-name="ce50">
            <text:p>27,8%</text:p>
          </table:table-cell>
          <table:table-cell office:value-type="float" office:value="3636" table:style-name="ce63">
            <text:p>3.636</text:p>
          </table:table-cell>
          <table:table-cell office:value-type="percentage" office:value="0.18253012048192771" table:style-name="ce64">
            <text:p>18,3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Canarias</text:p>
          </table:table-cell>
          <table:table-cell office:value-type="float" office:value="225276" table:style-name="ce66">
            <text:p>225.276</text:p>
          </table:table-cell>
          <table:table-cell office:value-type="percentage" office:value="0.919129977111103" table:style-name="ce50">
            <text:p>91,9%</text:p>
          </table:table-cell>
          <table:table-cell office:value-type="float" office:value="201384" table:style-name="ce66">
            <text:p>201.384</text:p>
          </table:table-cell>
          <table:table-cell office:value-type="percentage" office:value="0.89210991454733124" table:style-name="ce50">
            <text:p>89,2%</text:p>
          </table:table-cell>
          <table:table-cell office:value-type="float" office:value="248955" table:style-name="ce66">
            <text:p>248.955</text:p>
          </table:table-cell>
          <table:table-cell office:value-type="percentage" office:value="0.76621106313304632" table:style-name="ce50">
            <text:p>76,6%</text:p>
          </table:table-cell>
          <table:table-cell office:value-type="float" office:value="196056" table:style-name="ce66">
            <text:p>196.056</text:p>
          </table:table-cell>
          <table:table-cell office:value-type="percentage" office:value="0.60758269751644034" table:style-name="ce50">
            <text:p>60,8%</text:p>
          </table:table-cell>
          <table:table-cell office:value-type="float" office:value="91313" table:style-name="ce66">
            <text:p>91.313</text:p>
          </table:table-cell>
          <table:table-cell office:value-type="percentage" office:value="0.38978673633166" table:style-name="ce50">
            <text:p>39,0%</text:p>
          </table:table-cell>
          <table:table-cell office:value-type="float" office:value="55268" table:style-name="ce66">
            <text:p>55.268</text:p>
          </table:table-cell>
          <table:table-cell office:value-type="percentage" office:value="0.28725870331292425" table:style-name="ce50">
            <text:p>28,7%</text:p>
          </table:table-cell>
          <table:table-cell office:value-type="float" office:value="6577" table:style-name="ce63">
            <text:p>6.577</text:p>
          </table:table-cell>
          <table:table-cell office:value-type="percentage" office:value="0.16031297226149271" table:style-name="ce64">
            <text:p>16,0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Cantabria</text:p>
          </table:table-cell>
          <table:table-cell office:value-type="float" office:value="92412" table:style-name="ce66">
            <text:p>92.412</text:p>
          </table:table-cell>
          <table:table-cell office:value-type="percentage" office:value="0.93890779781559563" table:style-name="ce50">
            <text:p>93,9%</text:p>
          </table:table-cell>
          <table:table-cell office:value-type="float" office:value="75930" table:style-name="ce66">
            <text:p>75.930</text:p>
          </table:table-cell>
          <table:table-cell office:value-type="percentage" office:value="0.98328174978309013" table:style-name="ce50">
            <text:p>98,3%</text:p>
          </table:table-cell>
          <table:table-cell office:value-type="float" office:value="71941" table:style-name="ce66">
            <text:p>71.941</text:p>
          </table:table-cell>
          <table:table-cell office:value-type="percentage" office:value="0.84403120783715613" table:style-name="ce50">
            <text:p>84,4%</text:p>
          </table:table-cell>
          <table:table-cell office:value-type="float" office:value="61822" table:style-name="ce66">
            <text:p>61.822</text:p>
          </table:table-cell>
          <table:table-cell office:value-type="percentage" office:value="0.69118880180673725" table:style-name="ce50">
            <text:p>69,1%</text:p>
          </table:table-cell>
          <table:table-cell office:value-type="float" office:value="31158" table:style-name="ce66">
            <text:p>31.158</text:p>
          </table:table-cell>
          <table:table-cell office:value-type="percentage" office:value="0.54757302028048227" table:style-name="ce50">
            <text:p>54,8%</text:p>
          </table:table-cell>
          <table:table-cell office:value-type="float" office:value="19759" table:style-name="ce66">
            <text:p>19.759</text:p>
          </table:table-cell>
          <table:table-cell office:value-type="percentage" office:value="0.45279343691278245" table:style-name="ce50">
            <text:p>45,3%</text:p>
          </table:table-cell>
          <table:table-cell office:value-type="float" office:value="2630" table:style-name="ce63">
            <text:p>2.630</text:p>
          </table:table-cell>
          <table:table-cell office:value-type="percentage" office:value="0.2626323147593369" table:style-name="ce64">
            <text:p>26,3%</text:p>
          </table:table-cell>
          <table:table-cell table:number-columns-repeated="16369"/>
        </table:table-row>
        <table:table-row table:style-name="ro13">
          <table:table-cell office:value-type="string" table:style-name="ce65">
            <text:p>Castilla y León<text:s/></text:p>
          </table:table-cell>
          <table:table-cell office:value-type="float" office:value="446656" table:style-name="ce66">
            <text:p>446.656</text:p>
          </table:table-cell>
          <table:table-cell office:value-type="percentage" office:value="0.93242148684419279" table:style-name="ce50">
            <text:p>93,2%</text:p>
          </table:table-cell>
          <table:table-cell office:value-type="float" office:value="298978" table:style-name="ce66">
            <text:p>298.978</text:p>
          </table:table-cell>
          <table:table-cell office:value-type="percentage" office:value="0.92282287287565357" table:style-name="ce50">
            <text:p>92,3%</text:p>
          </table:table-cell>
          <table:table-cell office:value-type="float" office:value="311909" table:style-name="ce66">
            <text:p>311.909</text:p>
          </table:table-cell>
          <table:table-cell office:value-type="percentage" office:value="0.87725283502835028" table:style-name="ce50">
            <text:p>87,7%</text:p>
          </table:table-cell>
          <table:table-cell office:value-type="float" office:value="239265" table:style-name="ce66">
            <text:p>239.265</text:p>
          </table:table-cell>
          <table:table-cell office:value-type="percentage" office:value="0.73824436902190682" table:style-name="ce50">
            <text:p>73,8%</text:p>
          </table:table-cell>
          <table:table-cell office:value-type="float" office:value="130315" table:style-name="ce66">
            <text:p>130.315</text:p>
          </table:table-cell>
          <table:table-cell office:value-type="percentage" office:value="0.60195578466967836" table:style-name="ce50">
            <text:p>60,2%</text:p>
          </table:table-cell>
          <table:table-cell office:value-type="float" office:value="99609" table:style-name="ce66">
            <text:p>99.609</text:p>
          </table:table-cell>
          <table:table-cell office:value-type="percentage" office:value="0.5574371400909951" table:style-name="ce50">
            <text:p>55,7%</text:p>
          </table:table-cell>
          <table:table-cell office:value-type="float" office:value="13186" table:style-name="ce63">
            <text:p>13.186</text:p>
          </table:table-cell>
          <table:table-cell office:value-type="percentage" office:value="0.35164542108912478" table:style-name="ce64">
            <text:p>35,2%</text:p>
          </table:table-cell>
          <table:table-cell table:number-columns-repeated="16369"/>
        </table:table-row>
        <table:table-row table:style-name="ro13">
          <table:table-cell office:value-type="string" table:style-name="ce65">
            <text:p>Castilla - La Mancha</text:p>
          </table:table-cell>
          <table:table-cell office:value-type="float" office:value="274990" table:style-name="ce66">
            <text:p>274.990</text:p>
          </table:table-cell>
          <table:table-cell office:value-type="percentage" office:value="0.93041274610312052" table:style-name="ce50">
            <text:p>93,0%</text:p>
          </table:table-cell>
          <table:table-cell office:value-type="float" office:value="211811" table:style-name="ce66">
            <text:p>211.811</text:p>
          </table:table-cell>
          <table:table-cell office:value-type="percentage" office:value="0.94861700793608139" table:style-name="ce50">
            <text:p>94,9%</text:p>
          </table:table-cell>
          <table:table-cell office:value-type="float" office:value="235274" table:style-name="ce66">
            <text:p>235.274</text:p>
          </table:table-cell>
          <table:table-cell office:value-type="percentage" office:value="0.82022730442058289" table:style-name="ce50">
            <text:p>82,0%</text:p>
          </table:table-cell>
          <table:table-cell office:value-type="float" office:value="192996" table:style-name="ce66">
            <text:p>192.996</text:p>
          </table:table-cell>
          <table:table-cell office:value-type="percentage" office:value="0.67169695746295144" table:style-name="ce50">
            <text:p>67,2%</text:p>
          </table:table-cell>
          <table:table-cell office:value-type="float" office:value="105033" table:style-name="ce66">
            <text:p>105.033</text:p>
          </table:table-cell>
          <table:table-cell office:value-type="percentage" office:value="0.50720487536338266" table:style-name="ce50">
            <text:p>50,7%</text:p>
          </table:table-cell>
          <table:table-cell office:value-type="float" office:value="77961" table:style-name="ce66">
            <text:p>77.961</text:p>
          </table:table-cell>
          <table:table-cell office:value-type="percentage" office:value="0.44587360594795539" table:style-name="ce50">
            <text:p>44,6%</text:p>
          </table:table-cell>
          <table:table-cell office:value-type="float" office:value="11818" table:style-name="ce63">
            <text:p>11.818</text:p>
          </table:table-cell>
          <table:table-cell office:value-type="percentage" office:value="0.31985493125473641" table:style-name="ce64">
            <text:p>32,0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Cataluña</text:p>
          </table:table-cell>
          <table:table-cell office:value-type="float" office:value="979896" table:style-name="ce66">
            <text:p>979.896</text:p>
          </table:table-cell>
          <table:table-cell office:value-type="percentage" office:value="0.91198758076134845" table:style-name="ce50">
            <text:p>91,2%</text:p>
          </table:table-cell>
          <table:table-cell office:value-type="float" office:value="738815" table:style-name="ce66">
            <text:p>738.815</text:p>
          </table:table-cell>
          <table:table-cell office:value-type="percentage" office:value="0.92058782850100995" table:style-name="ce50">
            <text:p>92,1%</text:p>
          </table:table-cell>
          <table:table-cell office:value-type="float" office:value="807980" table:style-name="ce66">
            <text:p>807.980</text:p>
          </table:table-cell>
          <table:table-cell office:value-type="percentage" office:value="0.7766745777929015" table:style-name="ce50">
            <text:p>77,7%</text:p>
          </table:table-cell>
          <table:table-cell office:value-type="float" office:value="703551" table:style-name="ce66">
            <text:p>703.551</text:p>
          </table:table-cell>
          <table:table-cell office:value-type="percentage" office:value="0.60814938904217575" table:style-name="ce50">
            <text:p>60,8%</text:p>
          </table:table-cell>
          <table:table-cell office:value-type="float" office:value="375025" table:style-name="ce66">
            <text:p>375.025</text:p>
          </table:table-cell>
          <table:table-cell office:value-type="percentage" office:value="0.45715243493630769" table:style-name="ce50">
            <text:p>45,7%</text:p>
          </table:table-cell>
          <table:table-cell office:value-type="float" office:value="263139" table:style-name="ce66">
            <text:p>263.139</text:p>
          </table:table-cell>
          <table:table-cell office:value-type="percentage" office:value="0.38389625395547111" table:style-name="ce50">
            <text:p>38,4%</text:p>
          </table:table-cell>
          <table:table-cell office:value-type="float" office:value="37804" table:style-name="ce63">
            <text:p>37.804</text:p>
          </table:table-cell>
          <table:table-cell office:value-type="percentage" office:value="0.26585839264114319" table:style-name="ce64">
            <text:p>26,6%</text:p>
          </table:table-cell>
          <table:table-cell table:number-columns-repeated="16369"/>
        </table:table-row>
        <table:table-row table:style-name="ro13">
          <table:table-cell office:value-type="string" table:style-name="ce65">
            <text:p>C. Valenciana</text:p>
          </table:table-cell>
          <table:table-cell office:value-type="float" office:value="686075" table:style-name="ce66">
            <text:p>686.075</text:p>
          </table:table-cell>
          <table:table-cell office:value-type="percentage" office:value="0.93820939200831444" table:style-name="ce50">
            <text:p>93,8%</text:p>
          </table:table-cell>
          <table:table-cell office:value-type="float" office:value="561596" table:style-name="ce66">
            <text:p>561.596</text:p>
          </table:table-cell>
          <table:table-cell office:value-type="percentage" office:value="0.96874331569251149" table:style-name="ce50">
            <text:p>96,9%</text:p>
          </table:table-cell>
          <table:table-cell office:value-type="float" office:value="617758" table:style-name="ce66">
            <text:p>617.758</text:p>
          </table:table-cell>
          <table:table-cell office:value-type="percentage" office:value="0.84196939918714031" table:style-name="ce50">
            <text:p>84,2%</text:p>
          </table:table-cell>
          <table:table-cell office:value-type="float" office:value="545192" table:style-name="ce66">
            <text:p>545.192</text:p>
          </table:table-cell>
          <table:table-cell office:value-type="percentage" office:value="0.70809397578781808" table:style-name="ce50">
            <text:p>70,8%</text:p>
          </table:table-cell>
          <table:table-cell office:value-type="float" office:value="303511" table:style-name="ce66">
            <text:p>303.511</text:p>
          </table:table-cell>
          <table:table-cell office:value-type="percentage" office:value="0.57209556571320863" table:style-name="ce50">
            <text:p>57,2%</text:p>
          </table:table-cell>
          <table:table-cell office:value-type="float" office:value="236358" table:style-name="ce66">
            <text:p>236.358</text:p>
          </table:table-cell>
          <table:table-cell office:value-type="percentage" office:value="0.52846835445868201" table:style-name="ce50">
            <text:p>52,8%</text:p>
          </table:table-cell>
          <table:table-cell office:value-type="float" office:value="49737" table:style-name="ce63">
            <text:p>49.737</text:p>
          </table:table-cell>
          <table:table-cell office:value-type="percentage" office:value="0.5207135902509501" table:style-name="ce64">
            <text:p>52,1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Extremadura</text:p>
          </table:table-cell>
          <table:table-cell office:value-type="float" office:value="155033" table:style-name="ce66">
            <text:p>155.033</text:p>
          </table:table-cell>
          <table:table-cell office:value-type="percentage" office:value="0.89372679687319856" table:style-name="ce50">
            <text:p>89,4%</text:p>
          </table:table-cell>
          <table:table-cell office:value-type="float" office:value="127718" table:style-name="ce66">
            <text:p>127.718</text:p>
          </table:table-cell>
          <table:table-cell office:value-type="percentage" office:value="0.96102273924363046" table:style-name="ce50">
            <text:p>96,1%</text:p>
          </table:table-cell>
          <table:table-cell office:value-type="float" office:value="136510" table:style-name="ce66">
            <text:p>136.510</text:p>
          </table:table-cell>
          <table:table-cell office:value-type="percentage" office:value="0.84468260205060297" table:style-name="ce50">
            <text:p>84,5%</text:p>
          </table:table-cell>
          <table:table-cell office:value-type="float" office:value="107969" table:style-name="ce66">
            <text:p>107.969</text:p>
          </table:table-cell>
          <table:table-cell office:value-type="percentage" office:value="0.73818395629790168" table:style-name="ce50">
            <text:p>73,8%</text:p>
          </table:table-cell>
          <table:table-cell office:value-type="float" office:value="72682" table:style-name="ce66">
            <text:p>72.682</text:p>
          </table:table-cell>
          <table:table-cell office:value-type="percentage" office:value="0.6409743105835457" table:style-name="ce50">
            <text:p>64,1%</text:p>
          </table:table-cell>
          <table:table-cell office:value-type="float" office:value="51296" table:style-name="ce66">
            <text:p>51.296</text:p>
          </table:table-cell>
          <table:table-cell office:value-type="percentage" office:value="0.54785859233151768" table:style-name="ce50">
            <text:p>54,8%</text:p>
          </table:table-cell>
          <table:table-cell office:value-type="float" office:value="6744" table:style-name="ce63">
            <text:p>6.744</text:p>
          </table:table-cell>
          <table:table-cell office:value-type="percentage" office:value="0.35006488450558004" table:style-name="ce64">
            <text:p>35,0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Galicia</text:p>
          </table:table-cell>
          <table:table-cell office:value-type="float" office:value="508127" table:style-name="ce66">
            <text:p>508.127</text:p>
          </table:table-cell>
          <table:table-cell office:value-type="percentage" office:value="0.95271013913966274" table:style-name="ce50">
            <text:p>95,3%</text:p>
          </table:table-cell>
          <table:table-cell office:value-type="float" office:value="338565" table:style-name="ce66">
            <text:p>338.565</text:p>
          </table:table-cell>
          <table:table-cell office:value-type="percentage" office:value="0.97226210714942107" table:style-name="ce50">
            <text:p>97,2%</text:p>
          </table:table-cell>
          <table:table-cell office:value-type="float" office:value="378641" table:style-name="ce66">
            <text:p>378.641</text:p>
          </table:table-cell>
          <table:table-cell office:value-type="percentage" office:value="0.96320820953233754" table:style-name="ce50">
            <text:p>96,3%</text:p>
          </table:table-cell>
          <table:table-cell office:value-type="float" office:value="392613" table:style-name="ce66">
            <text:p>392.613</text:p>
          </table:table-cell>
          <table:table-cell office:value-type="percentage" office:value="0.95411134008593035" table:style-name="ce50">
            <text:p>95,4%</text:p>
          </table:table-cell>
          <table:table-cell office:value-type="float" office:value="207786" table:style-name="ce66">
            <text:p>207.786</text:p>
          </table:table-cell>
          <table:table-cell office:value-type="percentage" office:value="0.77661331918042709" table:style-name="ce50">
            <text:p>77,7%</text:p>
          </table:table-cell>
          <table:table-cell office:value-type="float" office:value="151624" table:style-name="ce66">
            <text:p>151.624</text:p>
          </table:table-cell>
          <table:table-cell office:value-type="percentage" office:value="0.74800325596309913" table:style-name="ce50">
            <text:p>74,8%</text:p>
          </table:table-cell>
          <table:table-cell office:value-type="float" office:value="25185" table:style-name="ce63">
            <text:p>25.185</text:p>
          </table:table-cell>
          <table:table-cell office:value-type="percentage" office:value="0.60334914474629864" table:style-name="ce64">
            <text:p>60,3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La Rioja</text:p>
          </table:table-cell>
          <table:table-cell office:value-type="float" office:value="46009" table:style-name="ce66">
            <text:p>46.009</text:p>
          </table:table-cell>
          <table:table-cell office:value-type="percentage" office:value="0.8240171935166114" table:style-name="ce50">
            <text:p>82,4%</text:p>
          </table:table-cell>
          <table:table-cell office:value-type="float" office:value="37066" table:style-name="ce66">
            <text:p>37.066</text:p>
          </table:table-cell>
          <table:table-cell office:value-type="percentage" office:value="0.93334676302470221" table:style-name="ce50">
            <text:p>93,3%</text:p>
          </table:table-cell>
          <table:table-cell office:value-type="float" office:value="38045" table:style-name="ce66">
            <text:p>38.045</text:p>
          </table:table-cell>
          <table:table-cell office:value-type="percentage" office:value="0.82136920054405316" table:style-name="ce50">
            <text:p>82,1%</text:p>
          </table:table-cell>
          <table:table-cell office:value-type="float" office:value="34490" table:style-name="ce66">
            <text:p>34.490</text:p>
          </table:table-cell>
          <table:table-cell office:value-type="percentage" office:value="0.70876659405696441" table:style-name="ce50">
            <text:p>70,9%</text:p>
          </table:table-cell>
          <table:table-cell office:value-type="float" office:value="18027" table:style-name="ce66">
            <text:p>18.027</text:p>
          </table:table-cell>
          <table:table-cell office:value-type="percentage" office:value="0.55529201577131593" table:style-name="ce50">
            <text:p>55,5%</text:p>
          </table:table-cell>
          <table:table-cell office:value-type="float" office:value="12336" table:style-name="ce66">
            <text:p>12.336</text:p>
          </table:table-cell>
          <table:table-cell office:value-type="percentage" office:value="0.48300704776820674" table:style-name="ce50">
            <text:p>48,3%</text:p>
          </table:table-cell>
          <table:table-cell office:value-type="float" office:value="2069" table:style-name="ce63">
            <text:p>2.069</text:p>
          </table:table-cell>
          <table:table-cell office:value-type="percentage" office:value="0.37178796046720575" table:style-name="ce64">
            <text:p>37,2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Madrid</text:p>
          </table:table-cell>
          <table:table-cell office:value-type="float" office:value="833897" table:style-name="ce66">
            <text:p>833.897</text:p>
          </table:table-cell>
          <table:table-cell office:value-type="percentage" office:value="0.94402294010034593" table:style-name="ce50">
            <text:p>94,4%</text:p>
          </table:table-cell>
          <table:table-cell office:value-type="float" office:value="630933" table:style-name="ce66">
            <text:p>630.933</text:p>
          </table:table-cell>
          <table:table-cell office:value-type="percentage" office:value="0.91272232790608521" table:style-name="ce50">
            <text:p>91,3%</text:p>
          </table:table-cell>
          <table:table-cell office:value-type="float" office:value="731147" table:style-name="ce66">
            <text:p>731.147</text:p>
          </table:table-cell>
          <table:table-cell office:value-type="percentage" office:value="0.76002964663128203" table:style-name="ce50">
            <text:p>76,0%</text:p>
          </table:table-cell>
          <table:table-cell office:value-type="float" office:value="644717" table:style-name="ce66">
            <text:p>644.717</text:p>
          </table:table-cell>
          <table:table-cell office:value-type="percentage" office:value="0.61206980848520753" table:style-name="ce50">
            <text:p>61,2%</text:p>
          </table:table-cell>
          <table:table-cell office:value-type="float" office:value="377666" table:style-name="ce66">
            <text:p>377.666</text:p>
          </table:table-cell>
          <table:table-cell office:value-type="percentage" office:value="0.48769986905687374" table:style-name="ce50">
            <text:p>48,8%</text:p>
          </table:table-cell>
          <table:table-cell office:value-type="float" office:value="274221" table:style-name="ce66">
            <text:p>274.221</text:p>
          </table:table-cell>
          <table:table-cell office:value-type="percentage" office:value="0.43497661109057828" table:style-name="ce50">
            <text:p>43,5%</text:p>
          </table:table-cell>
          <table:table-cell office:value-type="float" office:value="32186" table:style-name="ce63">
            <text:p>32.186</text:p>
          </table:table-cell>
          <table:table-cell office:value-type="percentage" office:value="0.26077797493173882" table:style-name="ce64">
            <text:p>26,1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Murcia<text:s/></text:p>
          </table:table-cell>
          <table:table-cell office:value-type="float" office:value="161805" table:style-name="ce66">
            <text:p>161.805</text:p>
          </table:table-cell>
          <table:table-cell office:value-type="percentage" office:value="0.87795309770046337" table:style-name="ce50">
            <text:p>87,8%</text:p>
          </table:table-cell>
          <table:table-cell office:value-type="float" office:value="134890" table:style-name="ce66">
            <text:p>134.890</text:p>
          </table:table-cell>
          <table:table-cell office:value-type="percentage" office:value="0.87573849250146074" table:style-name="ce50">
            <text:p>87,6%</text:p>
          </table:table-cell>
          <table:table-cell office:value-type="float" office:value="155994" table:style-name="ce66">
            <text:p>155.994</text:p>
          </table:table-cell>
          <table:table-cell office:value-type="percentage" office:value="0.73565072223872785" table:style-name="ce50">
            <text:p>73,6%</text:p>
          </table:table-cell>
          <table:table-cell office:value-type="float" office:value="136889" table:style-name="ce66">
            <text:p>136.889</text:p>
          </table:table-cell>
          <table:table-cell office:value-type="percentage" office:value="0.57987351048642966" table:style-name="ce50">
            <text:p>58,0%</text:p>
          </table:table-cell>
          <table:table-cell office:value-type="float" office:value="67993" table:style-name="ce66">
            <text:p>67.993</text:p>
          </table:table-cell>
          <table:table-cell office:value-type="percentage" office:value="0.39502565026173142" table:style-name="ce50">
            <text:p>39,5%</text:p>
          </table:table-cell>
          <table:table-cell office:value-type="float" office:value="50790" table:style-name="ce66">
            <text:p>50.790</text:p>
          </table:table-cell>
          <table:table-cell office:value-type="percentage" office:value="0.34827269361054347" table:style-name="ce50">
            <text:p>34,8%</text:p>
          </table:table-cell>
          <table:table-cell office:value-type="float" office:value="6310" table:style-name="ce63">
            <text:p>6.310</text:p>
          </table:table-cell>
          <table:table-cell office:value-type="percentage" office:value="0.20594666927771793" table:style-name="ce64">
            <text:p>20,6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Navarra</text:p>
          </table:table-cell>
          <table:table-cell office:value-type="float" office:value="93312" table:style-name="ce66">
            <text:p>93.312</text:p>
          </table:table-cell>
          <table:table-cell office:value-type="percentage" office:value="0.94998218376177146" table:style-name="ce50">
            <text:p>95,0%</text:p>
          </table:table-cell>
          <table:table-cell office:value-type="float" office:value="71869" table:style-name="ce66">
            <text:p>71.869</text:p>
          </table:table-cell>
          <table:table-cell office:value-type="percentage" office:value="0.98946774237960189" table:style-name="ce50">
            <text:p>98,9%</text:p>
          </table:table-cell>
          <table:table-cell office:value-type="float" office:value="76978" table:style-name="ce66">
            <text:p>76.978</text:p>
          </table:table-cell>
          <table:table-cell office:value-type="percentage" office:value="0.83099975170835449" table:style-name="ce50">
            <text:p>83,1%</text:p>
          </table:table-cell>
          <table:table-cell office:value-type="float" office:value="64868" table:style-name="ce66">
            <text:p>64.868</text:p>
          </table:table-cell>
          <table:table-cell office:value-type="percentage" office:value="0.67238841553164586" table:style-name="ce50">
            <text:p>67,2%</text:p>
          </table:table-cell>
          <table:table-cell office:value-type="float" office:value="33740" table:style-name="ce66">
            <text:p>33.740</text:p>
          </table:table-cell>
          <table:table-cell office:value-type="percentage" office:value="0.51328079836918494" table:style-name="ce50">
            <text:p>51,3%</text:p>
          </table:table-cell>
          <table:table-cell office:value-type="float" office:value="26377" table:style-name="ce66">
            <text:p>26.377</text:p>
          </table:table-cell>
          <table:table-cell office:value-type="percentage" office:value="0.44385548656334661" table:style-name="ce50">
            <text:p>44,4%</text:p>
          </table:table-cell>
          <table:table-cell office:value-type="float" office:value="3929" table:style-name="ce63">
            <text:p>3.929</text:p>
          </table:table-cell>
          <table:table-cell office:value-type="percentage" office:value="0.29377897412890686" table:style-name="ce64">
            <text:p>29,4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País Vasco</text:p>
          </table:table-cell>
          <table:table-cell office:value-type="float" office:value="345812" table:style-name="ce66">
            <text:p>345.812</text:p>
          </table:table-cell>
          <table:table-cell office:value-type="percentage" office:value="0.91546898287989453" table:style-name="ce50">
            <text:p>91,5%</text:p>
          </table:table-cell>
          <table:table-cell office:value-type="float" office:value="256721" table:style-name="ce66">
            <text:p>256.721</text:p>
          </table:table-cell>
          <table:table-cell office:value-type="percentage" office:value="0.92297542648618525" table:style-name="ce50">
            <text:p>92,3%</text:p>
          </table:table-cell>
          <table:table-cell office:value-type="float" office:value="267610" table:style-name="ce66">
            <text:p>267.610</text:p>
          </table:table-cell>
          <table:table-cell office:value-type="percentage" office:value="0.81860701296079341" table:style-name="ce50">
            <text:p>81,9%</text:p>
          </table:table-cell>
          <table:table-cell office:value-type="float" office:value="198084" table:style-name="ce66">
            <text:p>198.084</text:p>
          </table:table-cell>
          <table:table-cell office:value-type="percentage" office:value="0.60937110652396609" table:style-name="ce50">
            <text:p>60,9%</text:p>
          </table:table-cell>
          <table:table-cell office:value-type="float" office:value="89626" table:style-name="ce66">
            <text:p>89.626</text:p>
          </table:table-cell>
          <table:table-cell office:value-type="percentage" office:value="0.42716678979100636" table:style-name="ce50">
            <text:p>42,7%</text:p>
          </table:table-cell>
          <table:table-cell office:value-type="float" office:value="62983" table:style-name="ce66">
            <text:p>62.983</text:p>
          </table:table-cell>
          <table:table-cell office:value-type="percentage" office:value="0.36276977484923711" table:style-name="ce50">
            <text:p>36,3%</text:p>
          </table:table-cell>
          <table:table-cell office:value-type="float" office:value="11180" table:style-name="ce63">
            <text:p>11.180</text:p>
          </table:table-cell>
          <table:table-cell office:value-type="percentage" office:value="0.29042732822444473" table:style-name="ce64">
            <text:p>29,0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Ceuta</text:p>
          </table:table-cell>
          <table:table-cell office:value-type="float" office:value="5718" table:style-name="ce66">
            <text:p>5.718</text:p>
          </table:table-cell>
          <table:table-cell office:value-type="percentage" office:value="0.9071870537839124" table:style-name="ce50">
            <text:p>90,7%</text:p>
          </table:table-cell>
          <table:table-cell office:value-type="float" office:value="7329" table:style-name="ce66">
            <text:p>7.329</text:p>
          </table:table-cell>
          <table:table-cell office:value-type="percentage" office:value="0.9571633799138044" table:style-name="ce50">
            <text:p>95,7%</text:p>
          </table:table-cell>
          <table:table-cell office:value-type="float" office:value="9256" table:style-name="ce66">
            <text:p>9.256</text:p>
          </table:table-cell>
          <table:table-cell office:value-type="percentage" office:value="0.87115294117647057" table:style-name="ce50">
            <text:p>87,1%</text:p>
          </table:table-cell>
          <table:table-cell office:value-type="float" office:value="8932" table:style-name="ce66">
            <text:p>8.932</text:p>
          </table:table-cell>
          <table:table-cell office:value-type="percentage" office:value="0.79622036013549657" table:style-name="ce50">
            <text:p>79,6%</text:p>
          </table:table-cell>
          <table:table-cell office:value-type="float" office:value="6372" table:style-name="ce66">
            <text:p>6.372</text:p>
          </table:table-cell>
          <table:table-cell office:value-type="percentage" office:value="0.67758400680561459" table:style-name="ce50">
            <text:p>67,8%</text:p>
          </table:table-cell>
          <table:table-cell office:value-type="float" office:value="5257" table:style-name="ce66">
            <text:p>5.257</text:p>
          </table:table-cell>
          <table:table-cell office:value-type="percentage" office:value="0.5674042093901781" table:style-name="ce50">
            <text:p>56,7%</text:p>
          </table:table-cell>
          <table:table-cell office:value-type="float" office:value="1017" table:style-name="ce63">
            <text:p>1.017</text:p>
          </table:table-cell>
          <table:table-cell office:value-type="percentage" office:value="0.43461538461538463" table:style-name="ce64">
            <text:p>43,5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Melilla</text:p>
          </table:table-cell>
          <table:table-cell office:value-type="float" office:value="4533" table:style-name="ce66">
            <text:p>4.533</text:p>
          </table:table-cell>
          <table:table-cell office:value-type="percentage" office:value="0.83496039786332654" table:style-name="ce50">
            <text:p>83,5%</text:p>
          </table:table-cell>
          <table:table-cell office:value-type="float" office:value="6170" table:style-name="ce66">
            <text:p>6.170</text:p>
          </table:table-cell>
          <table:table-cell office:value-type="percentage" office:value="0.83120032331941263" table:style-name="ce50">
            <text:p>83,1%</text:p>
          </table:table-cell>
          <table:table-cell office:value-type="float" office:value="8008" table:style-name="ce66">
            <text:p>8.008</text:p>
          </table:table-cell>
          <table:table-cell office:value-type="percentage" office:value="0.7944444444444444" table:style-name="ce50">
            <text:p>79,4%</text:p>
          </table:table-cell>
          <table:table-cell office:value-type="float" office:value="7753" table:style-name="ce66">
            <text:p>7.753</text:p>
          </table:table-cell>
          <table:table-cell office:value-type="percentage" office:value="0.73148410227379945" table:style-name="ce50">
            <text:p>73,1%</text:p>
          </table:table-cell>
          <table:table-cell office:value-type="float" office:value="5054" table:style-name="ce66">
            <text:p>5.054</text:p>
          </table:table-cell>
          <table:table-cell office:value-type="percentage" office:value="0.55078465562336532" table:style-name="ce50">
            <text:p>55,1%</text:p>
          </table:table-cell>
          <table:table-cell office:value-type="float" office:value="4466" table:style-name="ce66">
            <text:p>4.466</text:p>
          </table:table-cell>
          <table:table-cell office:value-type="percentage" office:value="0.45725401863417631" table:style-name="ce50">
            <text:p>45,7%</text:p>
          </table:table-cell>
          <table:table-cell office:value-type="float" office:value="968" table:style-name="ce63">
            <text:p>968</text:p>
          </table:table-cell>
          <table:table-cell office:value-type="percentage" office:value="0.40066225165562913" table:style-name="ce64">
            <text:p>40,1%</text:p>
          </table:table-cell>
          <table:table-cell table:number-columns-repeated="16369"/>
        </table:table-row>
        <table:table-row table:style-name="ro13">
          <table:table-cell office:value-type="string" table:style-name="ce65">
            <text:p>Fuerzas Armadas</text:p>
          </table:table-cell>
          <table:table-cell office:value-type="float" office:value="7" table:style-name="ce66">
            <text:p>7</text:p>
          </table:table-cell>
          <table:table-cell office:value-type="percentage" office:value="0.16666666666666666" table:style-name="ce50">
            <text:p>16,7%</text:p>
          </table:table-cell>
          <table:table-cell office:value-type="float" office:value="2376" table:style-name="ce66">
            <text:p>2.376</text:p>
          </table:table-cell>
          <table:table-cell office:value-type="percentage" office:value="0.64164191196327303" table:style-name="ce50">
            <text:p>64,2%</text:p>
          </table:table-cell>
          <table:table-cell office:value-type="float" office:value="7387" table:style-name="ce66">
            <text:p>7.387</text:p>
          </table:table-cell>
          <table:table-cell office:value-type="percentage" office:value="0.7505588295061979" table:style-name="ce50">
            <text:p>75,1%</text:p>
          </table:table-cell>
          <table:table-cell office:value-type="float" office:value="15193" table:style-name="ce66">
            <text:p>15.193</text:p>
          </table:table-cell>
          <table:table-cell office:value-type="percentage" office:value="0.66820600782864936" table:style-name="ce50">
            <text:p>66,8%</text:p>
          </table:table-cell>
          <table:table-cell office:value-type="float" office:value="15214" table:style-name="ce66">
            <text:p>15.214</text:p>
          </table:table-cell>
          <table:table-cell office:value-type="percentage" office:value="0.46708829669654917" table:style-name="ce50">
            <text:p>46,7%</text:p>
          </table:table-cell>
          <table:table-cell office:value-type="float" office:value="10862" table:style-name="ce66">
            <text:p>10.862</text:p>
          </table:table-cell>
          <table:table-cell office:value-type="percentage" office:value="0.44222783160980378" table:style-name="ce50">
            <text:p>44,2%</text:p>
          </table:table-cell>
          <table:table-cell office:value-type="float" office:value="212" table:style-name="ce63">
            <text:p>212</text:p>
          </table:table-cell>
          <table:table-cell office:value-type="percentage" office:value="0.16220351951032899" table:style-name="ce64">
            <text:p>16,2%</text:p>
          </table:table-cell>
          <table:table-cell table:number-columns-repeated="16369"/>
        </table:table-row>
        <table:table-row table:style-name="ro13">
          <table:table-cell office:value-type="string" table:style-name="ce67">
            <text:p>Sanidad Exterior</text:p>
          </table:table-cell>
          <table:table-cell office:value-type="float" office:value="79" table:style-name="ce66">
            <text:p>79</text:p>
          </table:table-cell>
          <table:table-cell office:value-type="percentage" office:value="0.98750000000000004" table:style-name="ce53">
            <text:p>98,8%</text:p>
          </table:table-cell>
          <table:table-cell office:value-type="float" office:value="300" table:style-name="ce66">
            <text:p>300</text:p>
          </table:table-cell>
          <table:table-cell office:value-type="percentage" office:value="0.96153846153846156" table:style-name="ce53">
            <text:p>96,2%</text:p>
          </table:table-cell>
          <table:table-cell office:value-type="float" office:value="698" table:style-name="ce66">
            <text:p>698</text:p>
          </table:table-cell>
          <table:table-cell office:value-type="percentage" office:value="0.75622968580715055" table:style-name="ce53">
            <text:p>75,6%</text:p>
          </table:table-cell>
          <table:table-cell office:value-type="float" office:value="931" table:style-name="ce66">
            <text:p>931</text:p>
          </table:table-cell>
          <table:table-cell office:value-type="percentage" office:value="0.46949067070095812" table:style-name="ce53">
            <text:p>46,9%</text:p>
          </table:table-cell>
          <table:table-cell office:value-type="float" office:value="1157" table:style-name="ce66">
            <text:p>1.157</text:p>
          </table:table-cell>
          <table:table-cell office:value-type="percentage" office:value="0.47205222358221133" table:style-name="ce53">
            <text:p>47,2%</text:p>
          </table:table-cell>
          <table:table-cell office:value-type="float" office:value="930" table:style-name="ce66">
            <text:p>930</text:p>
          </table:table-cell>
          <table:table-cell office:value-type="percentage" office:value="0.43580131208997186" table:style-name="ce53">
            <text:p>43,6%</text:p>
          </table:table-cell>
          <table:table-cell office:value-type="float" office:value="20" table:style-name="ce63">
            <text:p>20</text:p>
          </table:table-cell>
          <table:table-cell office:value-type="percentage" office:value="0.11627906976744186" table:style-name="ce64">
            <text:p>11,6%</text:p>
          </table:table-cell>
          <table:table-cell table:number-columns-repeated="16369"/>
        </table:table-row>
        <table:table-row table:style-name="ro5">
          <table:table-cell office:value-type="string" table:style-name="ce68">
            <text:p>Totales</text:p>
          </table:table-cell>
          <table:table-cell office:value-type="float" office:value="6373938" table:style-name="ce69">
            <text:p>6.373.938</text:p>
          </table:table-cell>
          <table:table-cell office:value-type="percentage" office:value="0.92637796065224387" table:style-name="ce70">
            <text:p>92,64%</text:p>
          </table:table-cell>
          <table:table-cell office:value-type="float" office:value="4966269" table:style-name="ce69">
            <text:p>4.966.269</text:p>
          </table:table-cell>
          <table:table-cell office:value-type="percentage" office:value="0.93335850470760451" table:style-name="ce70">
            <text:p>93,34%</text:p>
          </table:table-cell>
          <table:table-cell office:value-type="float" office:value="5401310" table:style-name="ce69">
            <text:p>5.401.310</text:p>
          </table:table-cell>
          <table:table-cell office:value-type="percentage" office:value="0.79724885962022374" table:style-name="ce70">
            <text:p>79,72%</text:p>
          </table:table-cell>
          <table:table-cell office:value-type="float" office:value="4610757" table:style-name="ce69">
            <text:p>4.610.757</text:p>
          </table:table-cell>
          <table:table-cell office:value-type="percentage" office:value="0.64904258709537921" table:style-name="ce70">
            <text:p>64,90%</text:p>
          </table:table-cell>
          <table:table-cell office:value-type="float" office:value="2504197" table:style-name="ce69">
            <text:p>2.504.197</text:p>
          </table:table-cell>
          <table:table-cell office:value-type="percentage" office:value="0.49406536854495386" table:style-name="ce70">
            <text:p>49,41%</text:p>
          </table:table-cell>
          <table:table-cell office:value-type="float" office:value="1813717" table:style-name="ce69">
            <text:p>1.813.717</text:p>
          </table:table-cell>
          <table:table-cell office:value-type="percentage" office:value="0.43413187125670388" table:style-name="ce70">
            <text:p>43,41%</text:p>
          </table:table-cell>
          <table:table-cell office:value-type="float" office:value="270841" table:style-name="ce69">
            <text:p>270.841</text:p>
          </table:table-cell>
          <table:table-cell office:value-type="percentage" office:value="0.31207266459110611" table:style-name="ce70">
            <text:p>31,21%</text:p>
          </table:table-cell>
          <table:table-cell table:number-columns-repeated="16369"/>
        </table:table-row>
        <table:table-row table:number-rows-repeated="1048552" table:style-name="ro5">
          <table:table-cell table:number-columns-repeated="16384"/>
        </table:table-row>
      </table:table>
      <table:table table:name="Pediátrica" table:style-name="ta1">
        <table:table-column table:style-name="co4" table:number-columns-repeated="16384" table:default-cell-style-name="ce60"/>
        <table:table-row table:style-name="ro14">
          <table:table-cell table:style-name="ce74"/>
          <table:table-cell office:value-type="string" table:style-name="ce75">
            <text:p>Población a vacunar de 5 a 11 años</text:p>
          </table:table-cell>
          <table:table-cell office:value-type="string" table:style-name="ce75">
            <text:p>Nº Personas con 1 dosis</text:p>
          </table:table-cell>
          <table:table-cell office:value-type="string" table:style-name="ce75">
            <text:p>% 1ª dosis</text:p>
          </table:table-cell>
          <table:table-cell office:value-type="string" table:style-name="ce75">
            <text:p>Nº Personas con pauta completa</text:p>
          </table:table-cell>
          <table:table-cell office:value-type="string" table:style-name="ce76">
            <text:p><text:s/>% PC</text:p>
          </table:table-cell>
          <table:table-cell office:value-type="string" table:style-name="ce77">
            <text:p>Fecha de la última vacuna registrada<text:s/><text:span text:style-name="T3">(2)</text:span>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Andalucía</text:p>
          </table:table-cell>
          <table:table-cell office:value-type="float" office:value="728275" table:style-name="ce79">
            <text:p>728.275</text:p>
          </table:table-cell>
          <table:table-cell office:value-type="float" office:value="453577" table:style-name="ce79">
            <text:p>453.577</text:p>
          </table:table-cell>
          <table:table-cell office:value-type="percentage" office:value="0.62281006487933821" table:style-name="ce80">
            <text:p>62,3%</text:p>
          </table:table-cell>
          <table:table-cell office:value-type="float" office:value="367891" table:style-name="ce79">
            <text:p>367.891</text:p>
          </table:table-cell>
          <table:table-cell office:value-type="percentage" office:value="0.50515395969928945" table:style-name="ce80">
            <text:p>50,5%</text:p>
          </table:table-cell>
          <table:table-cell office:value-type="date" office:date-value="2022-09-28T00:00:00" table:style-name="ce81">
            <text:p>28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Aragón</text:p>
          </table:table-cell>
          <table:table-cell office:value-type="float" office:value="103760" table:style-name="ce79">
            <text:p>103.760</text:p>
          </table:table-cell>
          <table:table-cell office:value-type="float" office:value="55930" table:style-name="ce79">
            <text:p>55.930</text:p>
          </table:table-cell>
          <table:table-cell office:value-type="percentage" office:value="0.53903238242097151" table:style-name="ce80">
            <text:p>53,9%</text:p>
          </table:table-cell>
          <table:table-cell office:value-type="float" office:value="46952" table:style-name="ce79">
            <text:p>46.952</text:p>
          </table:table-cell>
          <table:table-cell office:value-type="percentage" office:value="0.45250578257517349" table:style-name="ce80">
            <text:p>45,3%</text:p>
          </table:table-cell>
          <table:table-cell office:value-type="date" office:date-value="2022-09-28T00:00:00" table:style-name="ce81">
            <text:p>28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Asturias<text:s/></text:p>
          </table:table-cell>
          <table:table-cell office:value-type="float" office:value="62179" table:style-name="ce79">
            <text:p>62.179</text:p>
          </table:table-cell>
          <table:table-cell office:value-type="float" office:value="44687" table:style-name="ce79">
            <text:p>44.687</text:p>
          </table:table-cell>
          <table:table-cell office:value-type="percentage" office:value="0.71868315669277405" table:style-name="ce80">
            <text:p>71,9%</text:p>
          </table:table-cell>
          <table:table-cell office:value-type="float" office:value="39250" table:style-name="ce79">
            <text:p>39.250</text:p>
          </table:table-cell>
          <table:table-cell office:value-type="percentage" office:value="0.63124205921613408" table:style-name="ce80">
            <text:p>63,1%</text:p>
          </table:table-cell>
          <table:table-cell office:value-type="date" office:date-value="2022-09-27T00:00:00" table:style-name="ce81">
            <text:p>27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Baleares</text:p>
          </table:table-cell>
          <table:table-cell office:value-type="float" office:value="97822" table:style-name="ce79">
            <text:p>97.822</text:p>
          </table:table-cell>
          <table:table-cell office:value-type="float" office:value="34188" table:style-name="ce79">
            <text:p>34.188</text:p>
          </table:table-cell>
          <table:table-cell office:value-type="percentage" office:value="0.34949193432970088" table:style-name="ce80">
            <text:p>34,9%</text:p>
          </table:table-cell>
          <table:table-cell office:value-type="float" office:value="26864" table:style-name="ce79">
            <text:p>26.864</text:p>
          </table:table-cell>
          <table:table-cell office:value-type="percentage" office:value="0.27462125084336858" table:style-name="ce80">
            <text:p>27,5%</text:p>
          </table:table-cell>
          <table:table-cell office:value-type="date" office:date-value="2022-09-28T00:00:00" table:style-name="ce81">
            <text:p>28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anarias</text:p>
          </table:table-cell>
          <table:table-cell office:value-type="float" office:value="156104" table:style-name="ce79">
            <text:p>156.104</text:p>
          </table:table-cell>
          <table:table-cell office:value-type="float" office:value="81691" table:style-name="ce79">
            <text:p>81.691</text:p>
          </table:table-cell>
          <table:table-cell office:value-type="percentage" office:value="0.52331138215548612" table:style-name="ce80">
            <text:p>52,3%</text:p>
          </table:table-cell>
          <table:table-cell office:value-type="float" office:value="63081" table:style-name="ce79">
            <text:p>63.081</text:p>
          </table:table-cell>
          <table:table-cell office:value-type="percentage" office:value="0.40409598729052426" table:style-name="ce80">
            <text:p>40,4%</text:p>
          </table:table-cell>
          <table:table-cell office:value-type="date" office:date-value="2022-09-28T00:00:00" table:style-name="ce81">
            <text:p>28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antabria</text:p>
          </table:table-cell>
          <table:table-cell office:value-type="float" office:value="42931" table:style-name="ce79">
            <text:p>42.931</text:p>
          </table:table-cell>
          <table:table-cell office:value-type="float" office:value="26180" table:style-name="ce79">
            <text:p>26.180</text:p>
          </table:table-cell>
          <table:table-cell office:value-type="percentage" office:value="0.6098157508560248" table:style-name="ce80">
            <text:p>61,0%</text:p>
          </table:table-cell>
          <table:table-cell office:value-type="float" office:value="23641" table:style-name="ce79">
            <text:p>23.641</text:p>
          </table:table-cell>
          <table:table-cell office:value-type="percentage" office:value="0.55067433789103448" table:style-name="ce80">
            <text:p>55,1%</text:p>
          </table:table-cell>
          <table:table-cell office:value-type="date" office:date-value="2022-09-28T00:00:00" table:style-name="ce81">
            <text:p>28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astilla y Leon<text:s/></text:p>
          </table:table-cell>
          <table:table-cell office:value-type="float" office:value="158747" table:style-name="ce79">
            <text:p>158.747</text:p>
          </table:table-cell>
          <table:table-cell office:value-type="float" office:value="106407" table:style-name="ce79">
            <text:p>106.407</text:p>
          </table:table-cell>
          <table:table-cell office:value-type="percentage" office:value="0.67029298191461884" table:style-name="ce80">
            <text:p>67,0%</text:p>
          </table:table-cell>
          <table:table-cell office:value-type="float" office:value="97696" table:style-name="ce79">
            <text:p>97.696</text:p>
          </table:table-cell>
          <table:table-cell office:value-type="percentage" office:value="0.61541950399062662" table:style-name="ce80">
            <text:p>61,5%</text:p>
          </table:table-cell>
          <table:table-cell office:value-type="date" office:date-value="2022-09-28T00:00:00" table:style-name="ce81">
            <text:p>28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astilla - La Mancha</text:p>
          </table:table-cell>
          <table:table-cell office:value-type="float" office:value="171326" table:style-name="ce79">
            <text:p>171.326</text:p>
          </table:table-cell>
          <table:table-cell office:value-type="float" office:value="106748" table:style-name="ce79">
            <text:p>106.748</text:p>
          </table:table-cell>
          <table:table-cell office:value-type="percentage" office:value="0.62306946989948986" table:style-name="ce80">
            <text:p>62,3%</text:p>
          </table:table-cell>
          <table:table-cell office:value-type="float" office:value="88542" table:style-name="ce79">
            <text:p>88.542</text:p>
          </table:table-cell>
          <table:table-cell office:value-type="percentage" office:value="0.5168042211923467" table:style-name="ce80">
            <text:p>51,7%</text:p>
          </table:table-cell>
          <table:table-cell office:value-type="date" office:date-value="2022-09-28T00:00:00" table:style-name="ce81">
            <text:p>28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ataluña</text:p>
          </table:table-cell>
          <table:table-cell office:value-type="float" office:value="648162" table:style-name="ce79">
            <text:p>648.162</text:p>
          </table:table-cell>
          <table:table-cell office:value-type="float" office:value="264238" table:style-name="ce79">
            <text:p>264.238</text:p>
          </table:table-cell>
          <table:table-cell office:value-type="percentage" office:value="0.40767277316473349" table:style-name="ce80">
            <text:p>40,8%</text:p>
          </table:table-cell>
          <table:table-cell office:value-type="float" office:value="207337" table:style-name="ce79">
            <text:p>207.337</text:p>
          </table:table-cell>
          <table:table-cell office:value-type="percentage" office:value="0.31988453503907971" table:style-name="ce80">
            <text:p>32,0%</text:p>
          </table:table-cell>
          <table:table-cell office:value-type="date" office:date-value="2022-09-28T00:00:00" table:style-name="ce81">
            <text:p>28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. Valenciana</text:p>
          </table:table-cell>
          <table:table-cell office:value-type="float" office:value="410244" table:style-name="ce79">
            <text:p>410.244</text:p>
          </table:table-cell>
          <table:table-cell office:value-type="float" office:value="264113" table:style-name="ce79">
            <text:p>264.113</text:p>
          </table:table-cell>
          <table:table-cell office:value-type="percentage" office:value="0.64379491229609698" table:style-name="ce80">
            <text:p>64,4%</text:p>
          </table:table-cell>
          <table:table-cell office:value-type="float" office:value="201277" table:style-name="ce79">
            <text:p>201.277</text:p>
          </table:table-cell>
          <table:table-cell office:value-type="percentage" office:value="0.49062752898275175" table:style-name="ce80">
            <text:p>49,1%</text:p>
          </table:table-cell>
          <table:table-cell office:value-type="date" office:date-value="2022-09-28T00:00:00" table:style-name="ce81">
            <text:p>28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Extremadura</text:p>
          </table:table-cell>
          <table:table-cell office:value-type="float" office:value="78583" table:style-name="ce79">
            <text:p>78.583</text:p>
          </table:table-cell>
          <table:table-cell office:value-type="float" office:value="61211" table:style-name="ce79">
            <text:p>61.211</text:p>
          </table:table-cell>
          <table:table-cell office:value-type="percentage" office:value="0.77893437511930064" table:style-name="ce80">
            <text:p>77,9%</text:p>
          </table:table-cell>
          <table:table-cell office:value-type="float" office:value="52578" table:style-name="ce79">
            <text:p>52.578</text:p>
          </table:table-cell>
          <table:table-cell office:value-type="percentage" office:value="0.66907600880597584" table:style-name="ce80">
            <text:p>66,9%</text:p>
          </table:table-cell>
          <table:table-cell office:value-type="date" office:date-value="2022-09-28T00:00:00" table:style-name="ce81">
            <text:p>28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Galicia</text:p>
          </table:table-cell>
          <table:table-cell office:value-type="float" office:value="177577" table:style-name="ce79">
            <text:p>177.577</text:p>
          </table:table-cell>
          <table:table-cell office:value-type="float" office:value="141668" table:style-name="ce79">
            <text:p>141.668</text:p>
          </table:table-cell>
          <table:table-cell office:value-type="percentage" office:value="0.79778349673662696" table:style-name="ce80">
            <text:p>79,8%</text:p>
          </table:table-cell>
          <table:table-cell office:value-type="float" office:value="125294" table:style-name="ce79">
            <text:p>125.294</text:p>
          </table:table-cell>
          <table:table-cell office:value-type="percentage" office:value="0.70557560945392706" table:style-name="ce80">
            <text:p>70,6%</text:p>
          </table:table-cell>
          <table:table-cell office:value-type="date" office:date-value="2022-09-28T00:00:00" table:style-name="ce81">
            <text:p>28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La Rioja</text:p>
          </table:table-cell>
          <table:table-cell office:value-type="float" office:value="25397" table:style-name="ce79">
            <text:p>25.397</text:p>
          </table:table-cell>
          <table:table-cell office:value-type="float" office:value="17032" table:style-name="ce79">
            <text:p>17.032</text:p>
          </table:table-cell>
          <table:table-cell office:value-type="percentage" office:value="0.67063038941607278" table:style-name="ce80">
            <text:p>67,1%</text:p>
          </table:table-cell>
          <table:table-cell office:value-type="float" office:value="14809" table:style-name="ce79">
            <text:p>14.809</text:p>
          </table:table-cell>
          <table:table-cell office:value-type="percentage" office:value="0.58310036618498251" table:style-name="ce80">
            <text:p>58,3%</text:p>
          </table:table-cell>
          <table:table-cell office:value-type="date" office:date-value="2022-09-21T00:00:00" table:style-name="ce81">
            <text:p>21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Madrid</text:p>
          </table:table-cell>
          <table:table-cell office:value-type="float" office:value="567425" table:style-name="ce79">
            <text:p>567.425</text:p>
          </table:table-cell>
          <table:table-cell office:value-type="float" office:value="270003" table:style-name="ce79">
            <text:p>270.003</text:p>
          </table:table-cell>
          <table:table-cell office:value-type="percentage" office:value="0.47583909767810723" table:style-name="ce80">
            <text:p>47,6%</text:p>
          </table:table-cell>
          <table:table-cell office:value-type="float" office:value="240942" table:style-name="ce79">
            <text:p>240.942</text:p>
          </table:table-cell>
          <table:table-cell office:value-type="percentage" office:value="0.42462351852667751" table:style-name="ce80">
            <text:p>42,5%</text:p>
          </table:table-cell>
          <table:table-cell office:value-type="date" office:date-value="2022-09-28T00:00:00" table:style-name="ce81">
            <text:p>28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Murcia<text:s/></text:p>
          </table:table-cell>
          <table:table-cell office:value-type="float" office:value="139748" table:style-name="ce79">
            <text:p>139.748</text:p>
          </table:table-cell>
          <table:table-cell office:value-type="float" office:value="72309" table:style-name="ce79">
            <text:p>72.309</text:p>
          </table:table-cell>
          <table:table-cell office:value-type="percentage" office:value="0.51742422074018946" table:style-name="ce80">
            <text:p>51,7%</text:p>
          </table:table-cell>
          <table:table-cell office:value-type="float" office:value="52069" table:style-name="ce79">
            <text:p>52.069</text:p>
          </table:table-cell>
          <table:table-cell office:value-type="percentage" office:value="0.3725920943412428" table:style-name="ce80">
            <text:p>37,3%</text:p>
          </table:table-cell>
          <table:table-cell office:value-type="date" office:date-value="2022-09-28T00:00:00" table:style-name="ce81">
            <text:p>28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Navarra</text:p>
          </table:table-cell>
          <table:table-cell office:value-type="float" office:value="56431" table:style-name="ce79">
            <text:p>56.431</text:p>
          </table:table-cell>
          <table:table-cell office:value-type="float" office:value="29854" table:style-name="ce79">
            <text:p>29.854</text:p>
          </table:table-cell>
          <table:table-cell office:value-type="percentage" office:value="0.52903545923340012" table:style-name="ce80">
            <text:p>52,9%</text:p>
          </table:table-cell>
          <table:table-cell office:value-type="float" office:value="26195" table:style-name="ce79">
            <text:p>26.195</text:p>
          </table:table-cell>
          <table:table-cell office:value-type="percentage" office:value="0.46419521185164181" table:style-name="ce80">
            <text:p>46,4%</text:p>
          </table:table-cell>
          <table:table-cell office:value-type="date" office:date-value="2022-09-28T00:00:00" table:style-name="ce81">
            <text:p>28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País Vasco</text:p>
          </table:table-cell>
          <table:table-cell office:value-type="float" office:value="170178" table:style-name="ce79">
            <text:p>170.178</text:p>
          </table:table-cell>
          <table:table-cell office:value-type="float" office:value="87320" table:style-name="ce79">
            <text:p>87.320</text:p>
          </table:table-cell>
          <table:table-cell office:value-type="percentage" office:value="0.51310980267719686" table:style-name="ce80">
            <text:p>51,3%</text:p>
          </table:table-cell>
          <table:table-cell office:value-type="float" office:value="69921" table:style-name="ce79">
            <text:p>69.921</text:p>
          </table:table-cell>
          <table:table-cell office:value-type="percentage" office:value="0.41086979515566052" table:style-name="ce80">
            <text:p>41,1%</text:p>
          </table:table-cell>
          <table:table-cell office:value-type="date" office:date-value="2022-09-28T00:00:00" table:style-name="ce81">
            <text:p>28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euta</text:p>
          </table:table-cell>
          <table:table-cell office:value-type="float" office:value="9201" table:style-name="ce79">
            <text:p>9.201</text:p>
          </table:table-cell>
          <table:table-cell office:value-type="float" office:value="3244" table:style-name="ce79">
            <text:p>3.244</text:p>
          </table:table-cell>
          <table:table-cell office:value-type="percentage" office:value="0.3525703727855668" table:style-name="ce80">
            <text:p>35,3%</text:p>
          </table:table-cell>
          <table:table-cell office:value-type="float" office:value="2278" table:style-name="ce79">
            <text:p>2.278</text:p>
          </table:table-cell>
          <table:table-cell office:value-type="percentage" office:value="0.24758178458863167" table:style-name="ce80">
            <text:p>24,8%</text:p>
          </table:table-cell>
          <table:table-cell office:value-type="date" office:date-value="2022-09-28T00:00:00" table:style-name="ce81">
            <text:p>28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Melilla</text:p>
          </table:table-cell>
          <table:table-cell office:value-type="float" office:value="11074" table:style-name="ce79">
            <text:p>11.074</text:p>
          </table:table-cell>
          <table:table-cell office:value-type="float" office:value="3657" table:style-name="ce79">
            <text:p>3.657</text:p>
          </table:table-cell>
          <table:table-cell office:value-type="percentage" office:value="0.33023297814701102" table:style-name="ce80">
            <text:p>33,0%</text:p>
          </table:table-cell>
          <table:table-cell office:value-type="float" office:value="2188" table:style-name="ce79">
            <text:p>2.188</text:p>
          </table:table-cell>
          <table:table-cell office:value-type="percentage" office:value="0.19757991692252122" table:style-name="ce80">
            <text:p>19,8%</text:p>
          </table:table-cell>
          <table:table-cell office:value-type="date" office:date-value="2022-09-28T00:00:00" table:style-name="ce81">
            <text:p>28/09/2022</text:p>
          </table:table-cell>
          <table:table-cell table:number-columns-repeated="16377"/>
        </table:table-row>
        <table:table-row table:style-name="ro5">
          <table:table-cell office:value-type="string" table:style-name="ce83">
            <text:p>Min. Defensa</text:p>
          </table:table-cell>
          <table:table-cell office:value-type="string" table:style-name="ce79">
            <text:p>-</text:p>
          </table:table-cell>
          <table:table-cell office:value-type="float" office:value="0" table:style-name="ce79">
            <text:p>0</text:p>
          </table:table-cell>
          <table:table-cell office:value-type="string" table:style-name="ce80">
            <text:p>-</text:p>
          </table:table-cell>
          <table:table-cell office:value-type="float" office:value="0" table:style-name="ce79">
            <text:p>0</text:p>
          </table:table-cell>
          <table:table-cell office:value-type="string" table:style-name="ce80">
            <text:p>-</text:p>
          </table:table-cell>
          <table:table-cell office:value-type="date" office:date-value="2022-08-01T00:00:00" table:style-name="ce81">
            <text:p>01/08/2022</text:p>
          </table:table-cell>
          <table:table-cell table:number-columns-repeated="16377"/>
        </table:table-row>
        <table:table-row table:style-name="ro5">
          <table:table-cell office:value-type="string" table:style-name="ce84">
            <text:p>Sanidad Exterior</text:p>
          </table:table-cell>
          <table:table-cell office:value-type="string" table:style-name="ce79">
            <text:p>-</text:p>
          </table:table-cell>
          <table:table-cell office:value-type="float" office:value="0" table:style-name="ce79">
            <text:p>0</text:p>
          </table:table-cell>
          <table:table-cell office:value-type="string" table:style-name="ce80">
            <text:p>-</text:p>
          </table:table-cell>
          <table:table-cell office:value-type="float" office:value="0" table:style-name="ce79">
            <text:p>0</text:p>
          </table:table-cell>
          <table:table-cell office:value-type="string" table:style-name="ce80">
            <text:p>-</text:p>
          </table:table-cell>
          <table:table-cell office:value-type="date" office:date-value="2022-09-21T00:00:00" table:style-name="ce81">
            <text:p>21/09/2022</text:p>
          </table:table-cell>
          <table:table-cell table:number-columns-repeated="16377"/>
        </table:table-row>
        <table:table-row table:style-name="ro5">
          <table:table-cell office:value-type="string" table:style-name="ce85">
            <text:p>Totales</text:p>
          </table:table-cell>
          <table:table-cell office:value-type="float" office:value="3815164" table:style-name="ce86">
            <text:p>3.815.164</text:p>
          </table:table-cell>
          <table:table-cell office:value-type="float" office:value="2124057" table:style-name="ce86">
            <text:p>2.124.057</text:p>
          </table:table-cell>
          <table:table-cell office:value-type="percentage" office:value="0.55674068008609856" table:style-name="ce87">
            <text:p>55,7%</text:p>
          </table:table-cell>
          <table:table-cell office:value-type="float" office:value="1748805" table:style-name="ce86">
            <text:p>1.748.805</text:p>
          </table:table-cell>
          <table:table-cell office:value-type="percentage" office:value="0.45838265406152923" table:style-name="ce87">
            <text:p>45,8%</text:p>
          </table:table-cell>
          <table:table-cell table:style-name="ce86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put_Resultado" table:style-name="ta2">
        <table:table-source xlink:href="file:///C:/Users/mmartingarc/AppData/Local/Microsoft/Windows/INetCache/Content.Outlook/SWPGEOVN/20210611_Plan%20Táctico_PROv10.4%20-%20Base-%20Trabajo%20-%202DAZvariable60+%20-%20copia.xlsm" table:table-name="Input_Resultad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0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0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0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Dosis" table:style-name="ta2">
        <table:table-source xlink:href="file:///C:/Users/mmartingarc/AppData/Local/Microsoft/Windows/INetCache/Content.Outlook/SWPGEOVN/20210611_Plan%20Táctico_PROv10.4%20-%20Base-%20Trabajo%20-%202DAZvariable60+%20-%20copia.xlsm" table:table-name="Gantt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Pre" table:style-name="ta2">
        <table:table-source xlink:href="file:///C:/Users/mmartingarc/AppData/Local/Microsoft/Windows/INetCache/Content.Outlook/SWPGEOVN/20210611_Plan%20Táctico_PROv10.4%20-%20Base-%20Trabajo%20-%202DAZvariable60+%20-%20copia.xlsm" table:table-name="ModeloPr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B" table:style-name="ta2">
        <table:table-source xlink:href="file:///C:/Users/mmartingarc/AppData/Local/Microsoft/Windows/INetCache/Content.Outlook/SWPGEOVN/20210611_Plan%20Táctico_PROv10.4%20-%20Base-%20Trabajo%20-%202DAZvariable60+%20-%20copia.xlsm" table:table-name="Modelo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0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0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Real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0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0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0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0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0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0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0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0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0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0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0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0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0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0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0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0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0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0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0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0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Vac" table:style-name="ta2">
        <table:table-source xlink:href="file:///C:/Users/mmartingarc/AppData/Local/Microsoft/Windows/INetCache/Content.Outlook/SWPGEOVN/20210611_Plan%20Táctico_PROv10.4%20-%20Base-%20Trabajo%20-%202DAZvariable60+%20-%20copia.xlsm" table:table-name="Gantt_Va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0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Hoja4" table:style-name="ta2">
        <table:table-source xlink:href="file:///C:/Users/mmartingarc/AppData/Local/Microsoft/Windows/INetCache/Content.Outlook/SWPGEOVN/20210611_Plan%20Táctico_PROv10.4%20-%20Base-%20Trabajo%20-%202DAZvariable60+%20-%20copia.xlsm" table:table-name="Hoj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0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1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0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0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0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0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0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0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0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0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0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0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0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0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0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0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0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0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0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0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0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0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0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G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office:value-type="float" office:value="103350"/>
          <table:table-cell office:value-type="float" office:value="41900"/>
          <table:table-cell office:value-type="float" office:value="35100"/>
          <table:table-cell office:value-type="float" office:value="79560"/>
          <table:table-cell office:value-type="float" office:value="140050"/>
          <table:table-cell office:value-type="float" office:value="114880"/>
          <table:table-cell office:value-type="float" office:value="163300"/>
          <table:table-cell office:value-type="float" office:value="130600"/>
          <table:table-cell office:value-type="float" office:value="1416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15"/>
          <table:table-cell office:value-type="float" office:value="11700"/>
          <table:table-cell office:value-type="float" office:value="12900"/>
          <table:table-cell office:value-type="float" office:value="5850"/>
          <table:table-cell office:value-type="float" office:value="14040"/>
          <table:table-cell office:value-type="float" office:value="23370"/>
          <table:table-cell office:value-type="float" office:value="19170"/>
          <table:table-cell office:value-type="float" office:value="26110"/>
          <table:table-cell office:value-type="float" office:value="22680"/>
          <table:table-cell office:value-type="float" office:value="276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20"/>
          <table:table-cell office:value-type="float" office:value="11700"/>
          <table:table-cell office:value-type="float" office:value="12900"/>
          <table:table-cell office:value-type="float" office:value="8775"/>
          <table:table-cell office:value-type="float" office:value="14040"/>
          <table:table-cell office:value-type="float" office:value="21000"/>
          <table:table-cell office:value-type="float" office:value="18840"/>
          <table:table-cell office:value-type="float" office:value="22440"/>
          <table:table-cell office:value-type="float" office:value="20440"/>
          <table:table-cell office:value-type="float" office:value="2418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990"/>
          <table:table-cell office:value-type="float" office:value="5850"/>
          <table:table-cell office:value-type="float" office:value="6450"/>
          <table:table-cell office:value-type="float" office:value="3900"/>
          <table:table-cell office:value-type="float" office:value="7020"/>
          <table:table-cell office:value-type="float" office:value="13250"/>
          <table:table-cell office:value-type="float" office:value="12520"/>
          <table:table-cell office:value-type="float" office:value="16620"/>
          <table:table-cell office:value-type="float" office:value="10320"/>
          <table:table-cell office:value-type="float" office:value="1826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4010"/>
          <table:table-cell office:value-type="float" office:value="27300"/>
          <table:table-cell office:value-type="float" office:value="1300"/>
          <table:table-cell office:value-type="float" office:value="7800"/>
          <table:table-cell office:value-type="float" office:value="15210"/>
          <table:table-cell office:value-type="float" office:value="29810"/>
          <table:table-cell office:value-type="float" office:value="24340"/>
          <table:table-cell office:value-type="float" office:value="35450"/>
          <table:table-cell office:value-type="float" office:value="26020"/>
          <table:table-cell office:value-type="float" office:value="353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650"/>
          <table:table-cell office:value-type="float" office:value="8550"/>
          <table:table-cell office:value-type="float" office:value="12990"/>
          <table:table-cell office:value-type="float" office:value="11190"/>
          <table:table-cell office:value-type="float" office:value="114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8000"/>
          <table:table-cell office:value-type="float" office:value="17550"/>
          <table:table-cell office:value-type="float" office:value="19250"/>
          <table:table-cell office:value-type="float" office:value="8775"/>
          <table:table-cell office:value-type="float" office:value="21060"/>
          <table:table-cell office:value-type="float" office:value="34520"/>
          <table:table-cell office:value-type="float" office:value="28420"/>
          <table:table-cell office:value-type="float" office:value="40200"/>
          <table:table-cell office:value-type="float" office:value="32800"/>
          <table:table-cell office:value-type="float" office:value="3900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6040"/>
          <table:table-cell office:value-type="float" office:value="28275"/>
          <table:table-cell office:value-type="float" office:value="24925"/>
          <table:table-cell office:value-type="float" office:value="16575"/>
          <table:table-cell office:value-type="float" office:value="28080"/>
          <table:table-cell office:value-type="float" office:value="48880"/>
          <table:table-cell office:value-type="float" office:value="39380"/>
          <table:table-cell office:value-type="float" office:value="53630"/>
          <table:table-cell office:value-type="float" office:value="48900"/>
          <table:table-cell office:value-type="float" office:value="568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1070"/>
          <table:table-cell office:value-type="float" office:value="59475"/>
          <table:table-cell office:value-type="float" office:value="65275"/>
          <table:table-cell office:value-type="float" office:value="31200"/>
          <table:table-cell office:value-type="float" office:value="69030"/>
          <table:table-cell office:value-type="float" office:value="122920"/>
          <table:table-cell office:value-type="float" office:value="101150"/>
          <table:table-cell office:value-type="float" office:value="143660"/>
          <table:table-cell office:value-type="float" office:value="112730"/>
          <table:table-cell office:value-type="float" office:value="13993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274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1000"/>
          <table:table-cell office:value-type="float" office:value="30225"/>
          <table:table-cell office:value-type="float" office:value="33125"/>
          <table:table-cell office:value-type="float" office:value="17550"/>
          <table:table-cell office:value-type="float" office:value="33930"/>
          <table:table-cell office:value-type="float" office:value="66160"/>
          <table:table-cell office:value-type="float" office:value="55490"/>
          <table:table-cell office:value-type="float" office:value="81480"/>
          <table:table-cell office:value-type="float" office:value="56950"/>
          <table:table-cell office:value-type="float" office:value="91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1000"/>
          <table:table-cell office:value-type="float" office:value="21450"/>
          <table:table-cell office:value-type="float" office:value="1000"/>
          <table:table-cell office:value-type="float" office:value="6825"/>
          <table:table-cell office:value-type="float" office:value="11700"/>
          <table:table-cell office:value-type="float" office:value="20400"/>
          <table:table-cell office:value-type="float" office:value="16700"/>
          <table:table-cell office:value-type="float" office:value="22840"/>
          <table:table-cell office:value-type="float" office:value="19540"/>
          <table:table-cell office:value-type="float" office:value="209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9030"/>
          <table:table-cell office:value-type="float" office:value="18525"/>
          <table:table-cell office:value-type="float" office:value="20325"/>
          <table:table-cell office:value-type="float" office:value="10725"/>
          <table:table-cell office:value-type="float" office:value="21060"/>
          <table:table-cell office:value-type="float" office:value="40060"/>
          <table:table-cell office:value-type="float" office:value="32690"/>
          <table:table-cell office:value-type="float" office:value="46870"/>
          <table:table-cell office:value-type="float" office:value="35840"/>
          <table:table-cell office:value-type="float" office:value="63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50040"/>
          <table:table-cell office:value-type="float" office:value="48750"/>
          <table:table-cell office:value-type="float" office:value="53450"/>
          <table:table-cell office:value-type="float" office:value="24375"/>
          <table:table-cell office:value-type="float" office:value="56160"/>
          <table:table-cell office:value-type="float" office:value="101050"/>
          <table:table-cell office:value-type="float" office:value="84750"/>
          <table:table-cell office:value-type="float" office:value="121320"/>
          <table:table-cell office:value-type="float" office:value="91420"/>
          <table:table-cell office:value-type="float" office:value="1171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157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3010"/>
          <table:table-cell office:value-type="float" office:value="12675"/>
          <table:table-cell office:value-type="float" office:value="13875"/>
          <table:table-cell office:value-type="float" office:value="6825"/>
          <table:table-cell office:value-type="float" office:value="14040"/>
          <table:table-cell office:value-type="float" office:value="25640"/>
          <table:table-cell office:value-type="float" office:value="21140"/>
          <table:table-cell office:value-type="float" office:value="28780"/>
          <table:table-cell office:value-type="float" office:value="24350"/>
          <table:table-cell office:value-type="float" office:value="243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950"/>
          <table:table-cell office:value-type="float" office:value="8950"/>
          <table:table-cell office:value-type="float" office:value="12420"/>
          <table:table-cell office:value-type="float" office:value="12360"/>
          <table:table-cell office:value-type="float" office:value="120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6005"/>
          <table:table-cell office:value-type="float" office:value="15600"/>
          <table:table-cell office:value-type="float" office:value="17000"/>
          <table:table-cell office:value-type="float" office:value="8775"/>
          <table:table-cell office:value-type="float" office:value="18720"/>
          <table:table-cell office:value-type="float" office:value="31980"/>
          <table:table-cell office:value-type="float" office:value="26880"/>
          <table:table-cell office:value-type="float" office:value="38190"/>
          <table:table-cell office:value-type="float" office:value="29160"/>
          <table:table-cell office:value-type="float" office:value="46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990"/>
          <table:table-cell office:value-type="float" office:value="2925"/>
          <table:table-cell office:value-type="float" office:value="3125"/>
          <table:table-cell office:value-type="float" office:value="2925"/>
          <table:table-cell office:value-type="float" office:value="2340"/>
          <table:table-cell office:value-type="float" office:value="6010"/>
          <table:table-cell office:value-type="float" office:value="3840"/>
          <table:table-cell office:value-type="float" office:value="6110"/>
          <table:table-cell office:value-type="float" office:value="5980"/>
          <table:table-cell office:value-type="float" office:value="59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78300"/>
          <table:table-cell office:value-type="float" office:value="427050"/>
          <table:table-cell office:value-type="float" office:value="339900"/>
          <table:table-cell office:value-type="float" office:value="203775"/>
          <table:table-cell office:value-type="float" office:value="420030"/>
          <table:table-cell office:value-type="float" office:value="747900"/>
          <table:table-cell office:value-type="float" office:value="622000"/>
          <table:table-cell office:value-type="float" office:value="873810"/>
          <table:table-cell office:value-type="float" office:value="691680"/>
          <table:table-cell office:value-type="float" office:value="8795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 table:number-rows-repeated="1048554">
          <table:table-cell table:number-columns-repeated="16328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1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2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3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4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4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4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4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4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4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4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4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4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4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4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4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4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4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4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4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4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4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4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4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4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4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4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4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4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4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4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4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4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5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5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5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5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5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5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5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5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5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5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5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5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5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5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5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5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5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5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5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5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5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5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5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5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5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5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5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5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5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6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6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6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6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6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6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6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6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6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6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6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6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6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6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6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6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6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6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6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6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6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6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6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6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6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6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6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6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6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7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7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7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7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7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7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7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7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7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7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7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7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7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7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7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7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7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7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7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7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7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7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7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7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7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7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7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7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7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7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7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7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7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7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7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7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8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8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8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8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8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8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8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8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8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8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8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8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8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8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8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8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8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8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8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8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8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8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8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8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8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8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8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8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8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8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8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8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8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8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8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8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9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9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9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9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9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9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9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9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9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9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9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9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9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9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9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9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9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9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9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9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9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9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9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9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9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9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9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9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9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9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9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9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9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9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9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9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9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9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9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9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9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9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9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9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9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9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9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9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salafranca/OneDrive%20-%20Indra/X-1%20ROADIS%202.0/2021%20Plan%20de%20trabajo/Plan%20de%20trabajo%202020/20200207%20-%20ROADIS%20-%20Plan%20de%20trabajo%202020%20v1.0.xlsx'#Plan" table:style-name="ta2">
        <table:table-source xlink:href="file:///C:/Users/asalafranca/OneDrive%20-%20Indra/X-1%20ROADIS%202.0/2021%20Plan%20de%20trabajo/Plan%20de%20trabajo%202020/20200207%20-%20ROADIS%20-%20Plan%20de%20trabajo%202020%20v1.0.xlsx" table:table-name="Plan" table:mode="copy-results-only"/>
        <table:table-column/>
        <table:table-row table:number-rows-repeated="2">
          <table:table-cell table:number-columns-repeated="16384"/>
        </table:table-row>
        <table:table-row>
          <table:table-cell/>
          <table:table-cell office:value-type="float" office:value="43868"/>
          <table:table-cell table:number-columns-repeated="16382"/>
        </table:table-row>
        <table:table-row table:number-rows-repeated="1048573">
          <table:table-cell table:number-columns-repeated="16382"/>
        </table:table-row>
      </table:table>
      <table:table table:name="'file:///C:/Users/asalafranca/OneDrive%20-%20Indra/X-1%20ROADIS%202.0/2021%20Plan%20de%20trabajo/Plan%20de%20trabajo%202020/20200207%20-%20ROADIS%20-%20Plan%20de%20trabajo%202020%20v1.0.xlsx'#Aux" table:style-name="ta2">
        <table:table-source xlink:href="file:///C:/Users/asalafranca/OneDrive%20-%20Indra/X-1%20ROADIS%202.0/2021%20Plan%20de%20trabajo/Plan%20de%20trabajo%202020/20200207%20-%20ROADIS%20-%20Plan%20de%20trabajo%202020%20v1.0.xlsx" table:table-name="Aux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Completed" table:expression="of:=(['file:///C:/Users/asalafranca/OneDrive%20-%20Indra/X-1%20ROADIS%202.0/2021%20Plan%20de%20trabajo/Plan%20de%20trabajo%202020/20200207%20-%20ROADIS%20-%20Plan%20de%20trabajo%202020%20v1.0.xlsx'#Plan.A$6]=MEDIAN(['file:///C:/Users/asalafranca/OneDrive%20-%20Indra/X-1%20ROADIS%202.0/2021%20Plan%20de%20trabajo/Plan%20de%20trabajo%202020/20200207%20-%20ROADIS%20-%20Plan%20de%20trabajo%202020%20v1.0.xlsx'#Plan.A$6];['file:///C:/Users/asalafranca/OneDrive%20-%20Indra/X-1%20ROADIS%202.0/2021%20Plan%20de%20trabajo/Plan%20de%20trabajo%202020/20200207%20-%20ROADIS%20-%20Plan%20de%20trabajo%202020%20v1.0.xlsx'#Plan.$E1];['file:///C:/Users/asalafranca/OneDrive%20-%20Indra/X-1%20ROADIS%202.0/2021%20Plan%20de%20trabajo/Plan%20de%20trabajo%202020/20200207%20-%20ROADIS%20-%20Plan%20de%20trabajo%202020%20v1.0.xlsx'#Plan.$E1]+(['file:///C:/Users/asalafranca/OneDrive%20-%20Indra/X-1%20ROADIS%202.0/2021%20Plan%20de%20trabajo/Plan%20de%20trabajo%202020/20200207%20-%20ROADIS%20-%20Plan%20de%20trabajo%202020%20v1.0.xlsx'#Plan.$F1]-['file:///C:/Users/asalafranca/OneDrive%20-%20Indra/X-1%20ROADIS%202.0/2021%20Plan%20de%20trabajo/Plan%20de%20trabajo%202020/20200207%20-%20ROADIS%20-%20Plan%20de%20trabajo%202020%20v1.0.xlsx'#Plan.$E1])*['file:///C:/Users/asalafranca/OneDrive%20-%20Indra/X-1%20ROADIS%202.0/2021%20Plan%20de%20trabajo/Plan%20de%20trabajo%202020/20200207%20-%20ROADIS%20-%20Plan%20de%20trabajo%202020%20v1.0.xlsx'#Plan.$G1]))*(['file:///C:/Users/asalafranca/OneDrive%20-%20Indra/X-1%20ROADIS%202.0/2021%20Plan%20de%20trabajo/Plan%20de%20trabajo%202020/20200207%20-%20ROADIS%20-%20Plan%20de%20trabajo%202020%20v1.0.xlsx'#Plan.$G1]&gt;0)" table:base-cell-address="Comunicación.$A$1"/>
        <table:named-range table:name="ENT_REAL" table:cell-range-address="'file:///C:/Users/mmartingarc/AppData/Local/Microsoft/Windows/INetCache/Content.Outlook/SWPGEOVN/20210611_Plan%20Táctico_PROv10.4%20-%20Base-%20Trabajo%20-%202DAZvariable60+%20-%20copia.xlsm'#Entregas_reales.$D$3:Entregas_reales.$BD$22" table:base-cell-address="Comunicación.$A$1"/>
        <table:named-expression table:name="FechaActual" table:expression="of:=(['file:///C:/Users/asalafranca/OneDrive%20-%20Indra/X-1%20ROADIS%202.0/2021%20Plan%20de%20trabajo/Plan%20de%20trabajo%202020/20200207%20-%20ROADIS%20-%20Plan%20de%20trabajo%202020%20v1.0.xlsx'#Plan.A$6]=['file:///C:/Users/asalafranca/OneDrive%20-%20Indra/X-1%20ROADIS%202.0/2021%20Plan%20de%20trabajo/Plan%20de%20trabajo%202020/20200207%20-%20ROADIS%20-%20Plan%20de%20trabajo%202020%20v1.0.xlsx'#Plan.$B$3])*(['file:///C:/Users/asalafranca/OneDrive%20-%20Indra/X-1%20ROADIS%202.0/2021%20Plan%20de%20trabajo/Plan%20de%20trabajo%202020/20200207%20-%20ROADIS%20-%20Plan%20de%20trabajo%202020%20v1.0.xlsx'#Plan.$C1]&gt;0)" table:base-cell-address="Comunicació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4_32_2" style:display-name="Normal 4 2" style:family="table-cell" style:data-style-name="N0">
      <style:table-cell-properties style:vertical-align="automatic" fo:background-color="transparent"/>
    </style:style>
    <style:style style:name="Normal_32_4_32_3" style:display-name="Normal 4 3" style:family="table-cell" style:data-style-name="N0">
      <style:table-cell-properties style:vertical-align="automatic" fo:background-color="transparent"/>
    </style:style>
    <style:style style:name="Normal_32_4_32_4" style:display-name="Normal 4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style style:name="Porcentaje_32_2" style:display-name="Porcentaje 2" style:family="table-cell" style:data-style-name="N13"/>
    <style:style style:name="Porcentaje_32_3" style:display-name="Porcentaje 3" style:family="table-cell" style:data-style-name="N13"/>
    <style:style style:name="Porcentaje_32_4" style:display-name="Porcentaje 4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9-29T12:55:47Z</dc:date>
  </office:meta>
</office:document-meta>
</file>